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IME DELAY VALUES FOR THE MONITOR WAIT SUBROUT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ck speed: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HEX A</text:p>
          </table:table-cell>
          <table:table-cell table:style-name="ce3" office:value-type="string" calcext:value-type="string">
            <text:p>DECIMAL A</text:p>
          </table:table-cell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MICROSECONDS</text:p>
          </table:table-cell>
          <table:table-cell table:style-name="ce3" office:value-type="string" calcext:value-type="string">
            <text:p>MILLISECONDS</text:p>
          </table:table-cell>
        </table:table-row>
        <table:table-row table:style-name="ro1">
          <table:table-cell table:formula="of:=BASE([.B5];16;2)" office:value-type="string" office:string-value="00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formula="of:= 13 + 13.5 *[.B5] + 2.5 * [.B5] *[.B5]" office:value-type="float" office:value="13" calcext:value-type="float">
            <text:p>13</text:p>
          </table:table-cell>
          <table:table-cell table:formula="of:= [.C5] / [.$B$2]" office:value-type="float" office:value="6.5" calcext:value-type="float">
            <text:p>6.5</text:p>
          </table:table-cell>
          <table:table-cell table:formula="of:= [.D5] / 1000" office:value-type="float" office:value="0.0065" calcext:value-type="float">
            <text:p>0.0065</text:p>
          </table:table-cell>
        </table:table-row>
        <table:table-row table:style-name="ro1">
          <table:table-cell table:formula="of:=BASE([.B6];16;2)" office:value-type="string" office:string-value="01" calcext:value-type="string">
            <text:p>01</text:p>
          </table:table-cell>
          <table:table-cell table:formula="of:= [.B5] + 1" office:value-type="float" office:value="1" calcext:value-type="float">
            <text:p>1</text:p>
          </table:table-cell>
          <table:table-cell table:formula="of:= 13 + 13.5 *[.B6] + 2.5 * [.B6] *[.B6]" office:value-type="float" office:value="29" calcext:value-type="float">
            <text:p>29</text:p>
          </table:table-cell>
          <table:table-cell table:formula="of:= [.C6] / [.$B$2]" office:value-type="float" office:value="14.5" calcext:value-type="float">
            <text:p>14.5</text:p>
          </table:table-cell>
          <table:table-cell table:formula="of:= [.D6] / 1000" office:value-type="float" office:value="0.0145" calcext:value-type="float">
            <text:p>0.0145</text:p>
          </table:table-cell>
        </table:table-row>
        <table:table-row table:style-name="ro1">
          <table:table-cell table:formula="of:=BASE([.B7];16;2)" office:value-type="string" office:string-value="02" calcext:value-type="string">
            <text:p>02</text:p>
          </table:table-cell>
          <table:table-cell table:formula="of:= [.B6] + 1" office:value-type="float" office:value="2" calcext:value-type="float">
            <text:p>2</text:p>
          </table:table-cell>
          <table:table-cell table:formula="of:= 13 + 13.5 *[.B7] + 2.5 * [.B7] *[.B7]" office:value-type="float" office:value="50" calcext:value-type="float">
            <text:p>50</text:p>
          </table:table-cell>
          <table:table-cell table:formula="of:= [.C7] / [.$B$2]" office:value-type="float" office:value="25" calcext:value-type="float">
            <text:p>25</text:p>
          </table:table-cell>
          <table:table-cell table:formula="of:= [.D7] / 1000" office:value-type="float" office:value="0.025" calcext:value-type="float">
            <text:p>0.025</text:p>
          </table:table-cell>
        </table:table-row>
        <table:table-row table:style-name="ro1">
          <table:table-cell table:formula="of:=BASE([.B8];16;2)" office:value-type="string" office:string-value="03" calcext:value-type="string">
            <text:p>03</text:p>
          </table:table-cell>
          <table:table-cell table:formula="of:= [.B7] + 1" office:value-type="float" office:value="3" calcext:value-type="float">
            <text:p>3</text:p>
          </table:table-cell>
          <table:table-cell table:formula="of:= 13 + 13.5 *[.B8] + 2.5 * [.B8] *[.B8]" office:value-type="float" office:value="76" calcext:value-type="float">
            <text:p>76</text:p>
          </table:table-cell>
          <table:table-cell table:formula="of:= [.C8] / [.$B$2]" office:value-type="float" office:value="38" calcext:value-type="float">
            <text:p>38</text:p>
          </table:table-cell>
          <table:table-cell table:formula="of:= [.D8] / 1000" office:value-type="float" office:value="0.038" calcext:value-type="float">
            <text:p>0.038</text:p>
          </table:table-cell>
        </table:table-row>
        <table:table-row table:style-name="ro1">
          <table:table-cell table:formula="of:=BASE([.B9];16;2)" office:value-type="string" office:string-value="04" calcext:value-type="string">
            <text:p>04</text:p>
          </table:table-cell>
          <table:table-cell table:formula="of:= [.B8] + 1" office:value-type="float" office:value="4" calcext:value-type="float">
            <text:p>4</text:p>
          </table:table-cell>
          <table:table-cell table:formula="of:= 13 + 13.5 *[.B9] + 2.5 * [.B9] *[.B9]" office:value-type="float" office:value="107" calcext:value-type="float">
            <text:p>107</text:p>
          </table:table-cell>
          <table:table-cell table:formula="of:= [.C9] / [.$B$2]" office:value-type="float" office:value="53.5" calcext:value-type="float">
            <text:p>53.5</text:p>
          </table:table-cell>
          <table:table-cell table:formula="of:= [.D9] / 1000" office:value-type="float" office:value="0.0535" calcext:value-type="float">
            <text:p>0.0535</text:p>
          </table:table-cell>
        </table:table-row>
        <table:table-row table:style-name="ro1">
          <table:table-cell table:formula="of:=BASE([.B10];16;2)" office:value-type="string" office:string-value="05" calcext:value-type="string">
            <text:p>05</text:p>
          </table:table-cell>
          <table:table-cell table:formula="of:= [.B9] + 1" office:value-type="float" office:value="5" calcext:value-type="float">
            <text:p>5</text:p>
          </table:table-cell>
          <table:table-cell table:formula="of:= 13 + 13.5 *[.B10] + 2.5 * [.B10] *[.B10]" office:value-type="float" office:value="143" calcext:value-type="float">
            <text:p>143</text:p>
          </table:table-cell>
          <table:table-cell table:formula="of:= [.C10] / [.$B$2]" office:value-type="float" office:value="71.5" calcext:value-type="float">
            <text:p>71.5</text:p>
          </table:table-cell>
          <table:table-cell table:formula="of:= [.D10] / 1000" office:value-type="float" office:value="0.0715" calcext:value-type="float">
            <text:p>0.0715</text:p>
          </table:table-cell>
        </table:table-row>
        <table:table-row table:style-name="ro1">
          <table:table-cell table:formula="of:=BASE([.B11];16;2)" office:value-type="string" office:string-value="06" calcext:value-type="string">
            <text:p>06</text:p>
          </table:table-cell>
          <table:table-cell table:formula="of:= [.B10] + 1" office:value-type="float" office:value="6" calcext:value-type="float">
            <text:p>6</text:p>
          </table:table-cell>
          <table:table-cell table:formula="of:= 13 + 13.5 *[.B11] + 2.5 * [.B11] *[.B11]" office:value-type="float" office:value="184" calcext:value-type="float">
            <text:p>184</text:p>
          </table:table-cell>
          <table:table-cell table:formula="of:= [.C11] / [.$B$2]" office:value-type="float" office:value="92" calcext:value-type="float">
            <text:p>92</text:p>
          </table:table-cell>
          <table:table-cell table:formula="of:= [.D11] / 1000" office:value-type="float" office:value="0.092" calcext:value-type="float">
            <text:p>0.092</text:p>
          </table:table-cell>
        </table:table-row>
        <table:table-row table:style-name="ro1">
          <table:table-cell table:formula="of:=BASE([.B12];16;2)" office:value-type="string" office:string-value="07" calcext:value-type="string">
            <text:p>07</text:p>
          </table:table-cell>
          <table:table-cell table:formula="of:= [.B11] + 1" office:value-type="float" office:value="7" calcext:value-type="float">
            <text:p>7</text:p>
          </table:table-cell>
          <table:table-cell table:formula="of:= 13 + 13.5 *[.B12] + 2.5 * [.B12] *[.B12]" office:value-type="float" office:value="230" calcext:value-type="float">
            <text:p>230</text:p>
          </table:table-cell>
          <table:table-cell table:formula="of:= [.C12] / [.$B$2]" office:value-type="float" office:value="115" calcext:value-type="float">
            <text:p>115</text:p>
          </table:table-cell>
          <table:table-cell table:formula="of:= [.D12] / 1000" office:value-type="float" office:value="0.115" calcext:value-type="float">
            <text:p>0.115</text:p>
          </table:table-cell>
        </table:table-row>
        <table:table-row table:style-name="ro1">
          <table:table-cell table:formula="of:=BASE([.B13];16;2)" office:value-type="string" office:string-value="08" calcext:value-type="string">
            <text:p>08</text:p>
          </table:table-cell>
          <table:table-cell table:formula="of:= [.B12] + 1" office:value-type="float" office:value="8" calcext:value-type="float">
            <text:p>8</text:p>
          </table:table-cell>
          <table:table-cell table:formula="of:= 13 + 13.5 *[.B13] + 2.5 * [.B13] *[.B13]" office:value-type="float" office:value="281" calcext:value-type="float">
            <text:p>281</text:p>
          </table:table-cell>
          <table:table-cell table:formula="of:= [.C13] / [.$B$2]" office:value-type="float" office:value="140.5" calcext:value-type="float">
            <text:p>140.5</text:p>
          </table:table-cell>
          <table:table-cell table:formula="of:= [.D13] / 1000" office:value-type="float" office:value="0.1405" calcext:value-type="float">
            <text:p>0.1405</text:p>
          </table:table-cell>
        </table:table-row>
        <table:table-row table:style-name="ro1">
          <table:table-cell table:formula="of:=BASE([.B14];16;2)" office:value-type="string" office:string-value="09" calcext:value-type="string">
            <text:p>09</text:p>
          </table:table-cell>
          <table:table-cell table:formula="of:= [.B13] + 1" office:value-type="float" office:value="9" calcext:value-type="float">
            <text:p>9</text:p>
          </table:table-cell>
          <table:table-cell table:formula="of:= 13 + 13.5 *[.B14] + 2.5 * [.B14] *[.B14]" office:value-type="float" office:value="337" calcext:value-type="float">
            <text:p>337</text:p>
          </table:table-cell>
          <table:table-cell table:formula="of:= [.C14] / [.$B$2]" office:value-type="float" office:value="168.5" calcext:value-type="float">
            <text:p>168.5</text:p>
          </table:table-cell>
          <table:table-cell table:formula="of:= [.D14] / 1000" office:value-type="float" office:value="0.1685" calcext:value-type="float">
            <text:p>0.1685</text:p>
          </table:table-cell>
        </table:table-row>
        <table:table-row table:style-name="ro1">
          <table:table-cell table:formula="of:=BASE([.B15];16;2)" office:value-type="string" office:string-value="0A" calcext:value-type="string">
            <text:p>0A</text:p>
          </table:table-cell>
          <table:table-cell table:formula="of:= [.B14] + 1" office:value-type="float" office:value="10" calcext:value-type="float">
            <text:p>10</text:p>
          </table:table-cell>
          <table:table-cell table:formula="of:= 13 + 13.5 *[.B15] + 2.5 * [.B15] *[.B15]" office:value-type="float" office:value="398" calcext:value-type="float">
            <text:p>398</text:p>
          </table:table-cell>
          <table:table-cell table:formula="of:= [.C15] / [.$B$2]" office:value-type="float" office:value="199" calcext:value-type="float">
            <text:p>199</text:p>
          </table:table-cell>
          <table:table-cell table:formula="of:= [.D15] / 1000" office:value-type="float" office:value="0.199" calcext:value-type="float">
            <text:p>0.199</text:p>
          </table:table-cell>
        </table:table-row>
        <table:table-row table:style-name="ro1">
          <table:table-cell table:formula="of:=BASE([.B16];16;2)" office:value-type="string" office:string-value="0B" calcext:value-type="string">
            <text:p>0B</text:p>
          </table:table-cell>
          <table:table-cell table:formula="of:= [.B15] + 1" office:value-type="float" office:value="11" calcext:value-type="float">
            <text:p>11</text:p>
          </table:table-cell>
          <table:table-cell table:formula="of:= 13 + 13.5 *[.B16] + 2.5 * [.B16] *[.B16]" office:value-type="float" office:value="464" calcext:value-type="float">
            <text:p>464</text:p>
          </table:table-cell>
          <table:table-cell table:formula="of:= [.C16] / [.$B$2]" office:value-type="float" office:value="232" calcext:value-type="float">
            <text:p>232</text:p>
          </table:table-cell>
          <table:table-cell table:formula="of:= [.D16] / 1000" office:value-type="float" office:value="0.232" calcext:value-type="float">
            <text:p>0.232</text:p>
          </table:table-cell>
        </table:table-row>
        <table:table-row table:style-name="ro1">
          <table:table-cell table:formula="of:=BASE([.B17];16;2)" office:value-type="string" office:string-value="0C" calcext:value-type="string">
            <text:p>0C</text:p>
          </table:table-cell>
          <table:table-cell table:formula="of:= [.B16] + 1" office:value-type="float" office:value="12" calcext:value-type="float">
            <text:p>12</text:p>
          </table:table-cell>
          <table:table-cell table:formula="of:= 13 + 13.5 *[.B17] + 2.5 * [.B17] *[.B17]" office:value-type="float" office:value="535" calcext:value-type="float">
            <text:p>535</text:p>
          </table:table-cell>
          <table:table-cell table:formula="of:= [.C17] / [.$B$2]" office:value-type="float" office:value="267.5" calcext:value-type="float">
            <text:p>267.5</text:p>
          </table:table-cell>
          <table:table-cell table:formula="of:= [.D17] / 1000" office:value-type="float" office:value="0.2675" calcext:value-type="float">
            <text:p>0.2675</text:p>
          </table:table-cell>
        </table:table-row>
        <table:table-row table:style-name="ro1">
          <table:table-cell table:formula="of:=BASE([.B18];16;2)" office:value-type="string" office:string-value="0D" calcext:value-type="string">
            <text:p>0D</text:p>
          </table:table-cell>
          <table:table-cell table:formula="of:= [.B17] + 1" office:value-type="float" office:value="13" calcext:value-type="float">
            <text:p>13</text:p>
          </table:table-cell>
          <table:table-cell table:formula="of:= 13 + 13.5 *[.B18] + 2.5 * [.B18] *[.B18]" office:value-type="float" office:value="611" calcext:value-type="float">
            <text:p>611</text:p>
          </table:table-cell>
          <table:table-cell table:formula="of:= [.C18] / [.$B$2]" office:value-type="float" office:value="305.5" calcext:value-type="float">
            <text:p>305.5</text:p>
          </table:table-cell>
          <table:table-cell table:formula="of:= [.D18] / 1000" office:value-type="float" office:value="0.3055" calcext:value-type="float">
            <text:p>0.3055</text:p>
          </table:table-cell>
        </table:table-row>
        <table:table-row table:style-name="ro1">
          <table:table-cell table:formula="of:=BASE([.B19];16;2)" office:value-type="string" office:string-value="0E" calcext:value-type="string">
            <text:p>0E</text:p>
          </table:table-cell>
          <table:table-cell table:formula="of:= [.B18] + 1" office:value-type="float" office:value="14" calcext:value-type="float">
            <text:p>14</text:p>
          </table:table-cell>
          <table:table-cell table:formula="of:= 13 + 13.5 *[.B19] + 2.5 * [.B19] *[.B19]" office:value-type="float" office:value="692" calcext:value-type="float">
            <text:p>692</text:p>
          </table:table-cell>
          <table:table-cell table:formula="of:= [.C19] / [.$B$2]" office:value-type="float" office:value="346" calcext:value-type="float">
            <text:p>346</text:p>
          </table:table-cell>
          <table:table-cell table:formula="of:= [.D19] / 1000" office:value-type="float" office:value="0.346" calcext:value-type="float">
            <text:p>0.346</text:p>
          </table:table-cell>
        </table:table-row>
        <table:table-row table:style-name="ro1">
          <table:table-cell table:formula="of:=BASE([.B20];16;2)" office:value-type="string" office:string-value="0F" calcext:value-type="string">
            <text:p>0F</text:p>
          </table:table-cell>
          <table:table-cell table:formula="of:= [.B19] + 1" office:value-type="float" office:value="15" calcext:value-type="float">
            <text:p>15</text:p>
          </table:table-cell>
          <table:table-cell table:formula="of:= 13 + 13.5 *[.B20] + 2.5 * [.B20] *[.B20]" office:value-type="float" office:value="778" calcext:value-type="float">
            <text:p>778</text:p>
          </table:table-cell>
          <table:table-cell table:formula="of:= [.C20] / [.$B$2]" office:value-type="float" office:value="389" calcext:value-type="float">
            <text:p>389</text:p>
          </table:table-cell>
          <table:table-cell table:formula="of:= [.D20] / 1000" office:value-type="float" office:value="0.389" calcext:value-type="float">
            <text:p>0.389</text:p>
          </table:table-cell>
        </table:table-row>
        <table:table-row table:style-name="ro1">
          <table:table-cell table:formula="of:=BASE([.B21];16;2)" office:value-type="string" office:string-value="10" calcext:value-type="string">
            <text:p>10</text:p>
          </table:table-cell>
          <table:table-cell table:formula="of:= [.B20] + 1" office:value-type="float" office:value="16" calcext:value-type="float">
            <text:p>16</text:p>
          </table:table-cell>
          <table:table-cell table:formula="of:= 13 + 13.5 *[.B21] + 2.5 * [.B21] *[.B21]" office:value-type="float" office:value="869" calcext:value-type="float">
            <text:p>869</text:p>
          </table:table-cell>
          <table:table-cell table:formula="of:= [.C21] / [.$B$2]" office:value-type="float" office:value="434.5" calcext:value-type="float">
            <text:p>434.5</text:p>
          </table:table-cell>
          <table:table-cell table:formula="of:= [.D21] / 1000" office:value-type="float" office:value="0.4345" calcext:value-type="float">
            <text:p>0.4345</text:p>
          </table:table-cell>
        </table:table-row>
        <table:table-row table:style-name="ro1">
          <table:table-cell table:formula="of:=BASE([.B22];16;2)" office:value-type="string" office:string-value="11" calcext:value-type="string">
            <text:p>11</text:p>
          </table:table-cell>
          <table:table-cell table:formula="of:= [.B21] + 1" office:value-type="float" office:value="17" calcext:value-type="float">
            <text:p>17</text:p>
          </table:table-cell>
          <table:table-cell table:formula="of:= 13 + 13.5 *[.B22] + 2.5 * [.B22] *[.B22]" office:value-type="float" office:value="965" calcext:value-type="float">
            <text:p>965</text:p>
          </table:table-cell>
          <table:table-cell table:formula="of:= [.C22] / [.$B$2]" office:value-type="float" office:value="482.5" calcext:value-type="float">
            <text:p>482.5</text:p>
          </table:table-cell>
          <table:table-cell table:formula="of:= [.D22] / 1000" office:value-type="float" office:value="0.4825" calcext:value-type="float">
            <text:p>0.4825</text:p>
          </table:table-cell>
        </table:table-row>
        <table:table-row table:style-name="ro1">
          <table:table-cell table:formula="of:=BASE([.B23];16;2)" office:value-type="string" office:string-value="12" calcext:value-type="string">
            <text:p>12</text:p>
          </table:table-cell>
          <table:table-cell table:formula="of:= [.B22] + 1" office:value-type="float" office:value="18" calcext:value-type="float">
            <text:p>18</text:p>
          </table:table-cell>
          <table:table-cell table:formula="of:= 13 + 13.5 *[.B23] + 2.5 * [.B23] *[.B23]" office:value-type="float" office:value="1066" calcext:value-type="float">
            <text:p>1066</text:p>
          </table:table-cell>
          <table:table-cell table:formula="of:= [.C23] / [.$B$2]" office:value-type="float" office:value="533" calcext:value-type="float">
            <text:p>533</text:p>
          </table:table-cell>
          <table:table-cell table:formula="of:= [.D23] / 1000" office:value-type="float" office:value="0.533" calcext:value-type="float">
            <text:p>0.533</text:p>
          </table:table-cell>
        </table:table-row>
        <table:table-row table:style-name="ro1">
          <table:table-cell table:formula="of:=BASE([.B24];16;2)" office:value-type="string" office:string-value="13" calcext:value-type="string">
            <text:p>13</text:p>
          </table:table-cell>
          <table:table-cell table:formula="of:= [.B23] + 1" office:value-type="float" office:value="19" calcext:value-type="float">
            <text:p>19</text:p>
          </table:table-cell>
          <table:table-cell table:formula="of:= 13 + 13.5 *[.B24] + 2.5 * [.B24] *[.B24]" office:value-type="float" office:value="1172" calcext:value-type="float">
            <text:p>1172</text:p>
          </table:table-cell>
          <table:table-cell table:formula="of:= [.C24] / [.$B$2]" office:value-type="float" office:value="586" calcext:value-type="float">
            <text:p>586</text:p>
          </table:table-cell>
          <table:table-cell table:formula="of:= [.D24] / 1000" office:value-type="float" office:value="0.586" calcext:value-type="float">
            <text:p>0.586</text:p>
          </table:table-cell>
        </table:table-row>
        <table:table-row table:style-name="ro1">
          <table:table-cell table:formula="of:=BASE([.B25];16;2)" office:value-type="string" office:string-value="14" calcext:value-type="string">
            <text:p>14</text:p>
          </table:table-cell>
          <table:table-cell table:formula="of:= [.B24] + 1" office:value-type="float" office:value="20" calcext:value-type="float">
            <text:p>20</text:p>
          </table:table-cell>
          <table:table-cell table:formula="of:= 13 + 13.5 *[.B25] + 2.5 * [.B25] *[.B25]" office:value-type="float" office:value="1283" calcext:value-type="float">
            <text:p>1283</text:p>
          </table:table-cell>
          <table:table-cell table:formula="of:= [.C25] / [.$B$2]" office:value-type="float" office:value="641.5" calcext:value-type="float">
            <text:p>641.5</text:p>
          </table:table-cell>
          <table:table-cell table:formula="of:= [.D25] / 1000" office:value-type="float" office:value="0.6415" calcext:value-type="float">
            <text:p>0.6415</text:p>
          </table:table-cell>
        </table:table-row>
        <table:table-row table:style-name="ro1">
          <table:table-cell table:formula="of:=BASE([.B26];16;2)" office:value-type="string" office:string-value="15" calcext:value-type="string">
            <text:p>15</text:p>
          </table:table-cell>
          <table:table-cell table:formula="of:= [.B25] + 1" office:value-type="float" office:value="21" calcext:value-type="float">
            <text:p>21</text:p>
          </table:table-cell>
          <table:table-cell table:formula="of:= 13 + 13.5 *[.B26] + 2.5 * [.B26] *[.B26]" office:value-type="float" office:value="1399" calcext:value-type="float">
            <text:p>1399</text:p>
          </table:table-cell>
          <table:table-cell table:formula="of:= [.C26] / [.$B$2]" office:value-type="float" office:value="699.5" calcext:value-type="float">
            <text:p>699.5</text:p>
          </table:table-cell>
          <table:table-cell table:formula="of:= [.D26] / 1000" office:value-type="float" office:value="0.6995" calcext:value-type="float">
            <text:p>0.6995</text:p>
          </table:table-cell>
        </table:table-row>
        <table:table-row table:style-name="ro1">
          <table:table-cell table:formula="of:=BASE([.B27];16;2)" office:value-type="string" office:string-value="16" calcext:value-type="string">
            <text:p>16</text:p>
          </table:table-cell>
          <table:table-cell table:formula="of:= [.B26] + 1" office:value-type="float" office:value="22" calcext:value-type="float">
            <text:p>22</text:p>
          </table:table-cell>
          <table:table-cell table:formula="of:= 13 + 13.5 *[.B27] + 2.5 * [.B27] *[.B27]" office:value-type="float" office:value="1520" calcext:value-type="float">
            <text:p>1520</text:p>
          </table:table-cell>
          <table:table-cell table:formula="of:= [.C27] / [.$B$2]" office:value-type="float" office:value="760" calcext:value-type="float">
            <text:p>760</text:p>
          </table:table-cell>
          <table:table-cell table:formula="of:= [.D27] / 1000" office:value-type="float" office:value="0.76" calcext:value-type="float">
            <text:p>0.76</text:p>
          </table:table-cell>
        </table:table-row>
        <table:table-row table:style-name="ro1">
          <table:table-cell table:formula="of:=BASE([.B28];16;2)" office:value-type="string" office:string-value="17" calcext:value-type="string">
            <text:p>17</text:p>
          </table:table-cell>
          <table:table-cell table:formula="of:= [.B27] + 1" office:value-type="float" office:value="23" calcext:value-type="float">
            <text:p>23</text:p>
          </table:table-cell>
          <table:table-cell table:formula="of:= 13 + 13.5 *[.B28] + 2.5 * [.B28] *[.B28]" office:value-type="float" office:value="1646" calcext:value-type="float">
            <text:p>1646</text:p>
          </table:table-cell>
          <table:table-cell table:formula="of:= [.C28] / [.$B$2]" office:value-type="float" office:value="823" calcext:value-type="float">
            <text:p>823</text:p>
          </table:table-cell>
          <table:table-cell table:formula="of:= [.D28] / 1000" office:value-type="float" office:value="0.823" calcext:value-type="float">
            <text:p>0.823</text:p>
          </table:table-cell>
        </table:table-row>
        <table:table-row table:style-name="ro1">
          <table:table-cell table:formula="of:=BASE([.B29];16;2)" office:value-type="string" office:string-value="18" calcext:value-type="string">
            <text:p>18</text:p>
          </table:table-cell>
          <table:table-cell table:formula="of:= [.B28] + 1" office:value-type="float" office:value="24" calcext:value-type="float">
            <text:p>24</text:p>
          </table:table-cell>
          <table:table-cell table:formula="of:= 13 + 13.5 *[.B29] + 2.5 * [.B29] *[.B29]" office:value-type="float" office:value="1777" calcext:value-type="float">
            <text:p>1777</text:p>
          </table:table-cell>
          <table:table-cell table:formula="of:= [.C29] / [.$B$2]" office:value-type="float" office:value="888.5" calcext:value-type="float">
            <text:p>888.5</text:p>
          </table:table-cell>
          <table:table-cell table:formula="of:= [.D29] / 1000" office:value-type="float" office:value="0.8885" calcext:value-type="float">
            <text:p>0.8885</text:p>
          </table:table-cell>
        </table:table-row>
        <table:table-row table:style-name="ro1">
          <table:table-cell table:formula="of:=BASE([.B30];16;2)" office:value-type="string" office:string-value="19" calcext:value-type="string">
            <text:p>19</text:p>
          </table:table-cell>
          <table:table-cell table:formula="of:= [.B29] + 1" office:value-type="float" office:value="25" calcext:value-type="float">
            <text:p>25</text:p>
          </table:table-cell>
          <table:table-cell table:formula="of:= 13 + 13.5 *[.B30] + 2.5 * [.B30] *[.B30]" office:value-type="float" office:value="1913" calcext:value-type="float">
            <text:p>1913</text:p>
          </table:table-cell>
          <table:table-cell table:formula="of:= [.C30] / [.$B$2]" office:value-type="float" office:value="956.5" calcext:value-type="float">
            <text:p>956.5</text:p>
          </table:table-cell>
          <table:table-cell table:formula="of:= [.D30] / 1000" office:value-type="float" office:value="0.9565" calcext:value-type="float">
            <text:p>0.9565</text:p>
          </table:table-cell>
        </table:table-row>
        <table:table-row table:style-name="ro1">
          <table:table-cell table:formula="of:=BASE([.B31];16;2)" office:value-type="string" office:string-value="1A" calcext:value-type="string">
            <text:p>1A</text:p>
          </table:table-cell>
          <table:table-cell table:formula="of:= [.B30] + 1" office:value-type="float" office:value="26" calcext:value-type="float">
            <text:p>26</text:p>
          </table:table-cell>
          <table:table-cell table:formula="of:= 13 + 13.5 *[.B31] + 2.5 * [.B31] *[.B31]" office:value-type="float" office:value="2054" calcext:value-type="float">
            <text:p>2054</text:p>
          </table:table-cell>
          <table:table-cell table:formula="of:= [.C31] / [.$B$2]" office:value-type="float" office:value="1027" calcext:value-type="float">
            <text:p>1027</text:p>
          </table:table-cell>
          <table:table-cell table:formula="of:= [.D31] / 1000" office:value-type="float" office:value="1.027" calcext:value-type="float">
            <text:p>1.027</text:p>
          </table:table-cell>
        </table:table-row>
        <table:table-row table:style-name="ro1">
          <table:table-cell table:formula="of:=BASE([.B32];16;2)" office:value-type="string" office:string-value="1B" calcext:value-type="string">
            <text:p>1B</text:p>
          </table:table-cell>
          <table:table-cell table:formula="of:= [.B31] + 1" office:value-type="float" office:value="27" calcext:value-type="float">
            <text:p>27</text:p>
          </table:table-cell>
          <table:table-cell table:formula="of:= 13 + 13.5 *[.B32] + 2.5 * [.B32] *[.B32]" office:value-type="float" office:value="2200" calcext:value-type="float">
            <text:p>2200</text:p>
          </table:table-cell>
          <table:table-cell table:formula="of:= [.C32] / [.$B$2]" office:value-type="float" office:value="1100" calcext:value-type="float">
            <text:p>1100</text:p>
          </table:table-cell>
          <table:table-cell table:formula="of:= [.D32] / 1000" office:value-type="float" office:value="1.1" calcext:value-type="float">
            <text:p>1.1</text:p>
          </table:table-cell>
        </table:table-row>
        <table:table-row table:style-name="ro1">
          <table:table-cell table:formula="of:=BASE([.B33];16;2)" office:value-type="string" office:string-value="1C" calcext:value-type="string">
            <text:p>1C</text:p>
          </table:table-cell>
          <table:table-cell table:formula="of:= [.B32] + 1" office:value-type="float" office:value="28" calcext:value-type="float">
            <text:p>28</text:p>
          </table:table-cell>
          <table:table-cell table:formula="of:= 13 + 13.5 *[.B33] + 2.5 * [.B33] *[.B33]" office:value-type="float" office:value="2351" calcext:value-type="float">
            <text:p>2351</text:p>
          </table:table-cell>
          <table:table-cell table:formula="of:= [.C33] / [.$B$2]" office:value-type="float" office:value="1175.5" calcext:value-type="float">
            <text:p>1175.5</text:p>
          </table:table-cell>
          <table:table-cell table:formula="of:= [.D33] / 1000" office:value-type="float" office:value="1.1755" calcext:value-type="float">
            <text:p>1.1755</text:p>
          </table:table-cell>
        </table:table-row>
        <table:table-row table:style-name="ro1">
          <table:table-cell table:formula="of:=BASE([.B34];16;2)" office:value-type="string" office:string-value="1D" calcext:value-type="string">
            <text:p>1D</text:p>
          </table:table-cell>
          <table:table-cell table:formula="of:= [.B33] + 1" office:value-type="float" office:value="29" calcext:value-type="float">
            <text:p>29</text:p>
          </table:table-cell>
          <table:table-cell table:formula="of:= 13 + 13.5 *[.B34] + 2.5 * [.B34] *[.B34]" office:value-type="float" office:value="2507" calcext:value-type="float">
            <text:p>2507</text:p>
          </table:table-cell>
          <table:table-cell table:formula="of:= [.C34] / [.$B$2]" office:value-type="float" office:value="1253.5" calcext:value-type="float">
            <text:p>1253.5</text:p>
          </table:table-cell>
          <table:table-cell table:formula="of:= [.D34] / 1000" office:value-type="float" office:value="1.2535" calcext:value-type="float">
            <text:p>1.2535</text:p>
          </table:table-cell>
        </table:table-row>
        <table:table-row table:style-name="ro1">
          <table:table-cell table:formula="of:=BASE([.B35];16;2)" office:value-type="string" office:string-value="1E" calcext:value-type="string">
            <text:p>1E</text:p>
          </table:table-cell>
          <table:table-cell table:formula="of:= [.B34] + 1" office:value-type="float" office:value="30" calcext:value-type="float">
            <text:p>30</text:p>
          </table:table-cell>
          <table:table-cell table:formula="of:= 13 + 13.5 *[.B35] + 2.5 * [.B35] *[.B35]" office:value-type="float" office:value="2668" calcext:value-type="float">
            <text:p>2668</text:p>
          </table:table-cell>
          <table:table-cell table:formula="of:= [.C35] / [.$B$2]" office:value-type="float" office:value="1334" calcext:value-type="float">
            <text:p>1334</text:p>
          </table:table-cell>
          <table:table-cell table:formula="of:= [.D35] / 1000" office:value-type="float" office:value="1.334" calcext:value-type="float">
            <text:p>1.334</text:p>
          </table:table-cell>
        </table:table-row>
        <table:table-row table:style-name="ro1">
          <table:table-cell table:formula="of:=BASE([.B36];16;2)" office:value-type="string" office:string-value="1F" calcext:value-type="string">
            <text:p>1F</text:p>
          </table:table-cell>
          <table:table-cell table:formula="of:= [.B35] + 1" office:value-type="float" office:value="31" calcext:value-type="float">
            <text:p>31</text:p>
          </table:table-cell>
          <table:table-cell table:formula="of:= 13 + 13.5 *[.B36] + 2.5 * [.B36] *[.B36]" office:value-type="float" office:value="2834" calcext:value-type="float">
            <text:p>2834</text:p>
          </table:table-cell>
          <table:table-cell table:formula="of:= [.C36] / [.$B$2]" office:value-type="float" office:value="1417" calcext:value-type="float">
            <text:p>1417</text:p>
          </table:table-cell>
          <table:table-cell table:formula="of:= [.D36] / 1000" office:value-type="float" office:value="1.417" calcext:value-type="float">
            <text:p>1.417</text:p>
          </table:table-cell>
        </table:table-row>
        <table:table-row table:style-name="ro1">
          <table:table-cell table:formula="of:=BASE([.B37];16;2)" office:value-type="string" office:string-value="20" calcext:value-type="string">
            <text:p>20</text:p>
          </table:table-cell>
          <table:table-cell table:formula="of:= [.B36] + 1" office:value-type="float" office:value="32" calcext:value-type="float">
            <text:p>32</text:p>
          </table:table-cell>
          <table:table-cell table:formula="of:= 13 + 13.5 *[.B37] + 2.5 * [.B37] *[.B37]" office:value-type="float" office:value="3005" calcext:value-type="float">
            <text:p>3005</text:p>
          </table:table-cell>
          <table:table-cell table:formula="of:= [.C37] / [.$B$2]" office:value-type="float" office:value="1502.5" calcext:value-type="float">
            <text:p>1502.5</text:p>
          </table:table-cell>
          <table:table-cell table:formula="of:= [.D37] / 1000" office:value-type="float" office:value="1.5025" calcext:value-type="float">
            <text:p>1.5025</text:p>
          </table:table-cell>
        </table:table-row>
        <table:table-row table:style-name="ro1">
          <table:table-cell table:formula="of:=BASE([.B38];16;2)" office:value-type="string" office:string-value="21" calcext:value-type="string">
            <text:p>21</text:p>
          </table:table-cell>
          <table:table-cell table:formula="of:= [.B37] + 1" office:value-type="float" office:value="33" calcext:value-type="float">
            <text:p>33</text:p>
          </table:table-cell>
          <table:table-cell table:formula="of:= 13 + 13.5 *[.B38] + 2.5 * [.B38] *[.B38]" office:value-type="float" office:value="3181" calcext:value-type="float">
            <text:p>3181</text:p>
          </table:table-cell>
          <table:table-cell table:formula="of:= [.C38] / [.$B$2]" office:value-type="float" office:value="1590.5" calcext:value-type="float">
            <text:p>1590.5</text:p>
          </table:table-cell>
          <table:table-cell table:formula="of:= [.D38] / 1000" office:value-type="float" office:value="1.5905" calcext:value-type="float">
            <text:p>1.5905</text:p>
          </table:table-cell>
        </table:table-row>
        <table:table-row table:style-name="ro1">
          <table:table-cell table:formula="of:=BASE([.B39];16;2)" office:value-type="string" office:string-value="22" calcext:value-type="string">
            <text:p>22</text:p>
          </table:table-cell>
          <table:table-cell table:formula="of:= [.B38] + 1" office:value-type="float" office:value="34" calcext:value-type="float">
            <text:p>34</text:p>
          </table:table-cell>
          <table:table-cell table:formula="of:= 13 + 13.5 *[.B39] + 2.5 * [.B39] *[.B39]" office:value-type="float" office:value="3362" calcext:value-type="float">
            <text:p>3362</text:p>
          </table:table-cell>
          <table:table-cell table:formula="of:= [.C39] / [.$B$2]" office:value-type="float" office:value="1681" calcext:value-type="float">
            <text:p>1681</text:p>
          </table:table-cell>
          <table:table-cell table:formula="of:= [.D39] / 1000" office:value-type="float" office:value="1.681" calcext:value-type="float">
            <text:p>1.681</text:p>
          </table:table-cell>
        </table:table-row>
        <table:table-row table:style-name="ro1">
          <table:table-cell table:formula="of:=BASE([.B40];16;2)" office:value-type="string" office:string-value="23" calcext:value-type="string">
            <text:p>23</text:p>
          </table:table-cell>
          <table:table-cell table:formula="of:= [.B39] + 1" office:value-type="float" office:value="35" calcext:value-type="float">
            <text:p>35</text:p>
          </table:table-cell>
          <table:table-cell table:formula="of:= 13 + 13.5 *[.B40] + 2.5 * [.B40] *[.B40]" office:value-type="float" office:value="3548" calcext:value-type="float">
            <text:p>3548</text:p>
          </table:table-cell>
          <table:table-cell table:formula="of:= [.C40] / [.$B$2]" office:value-type="float" office:value="1774" calcext:value-type="float">
            <text:p>1774</text:p>
          </table:table-cell>
          <table:table-cell table:formula="of:= [.D40] / 1000" office:value-type="float" office:value="1.774" calcext:value-type="float">
            <text:p>1.774</text:p>
          </table:table-cell>
        </table:table-row>
        <table:table-row table:style-name="ro1">
          <table:table-cell table:formula="of:=BASE([.B41];16;2)" office:value-type="string" office:string-value="24" calcext:value-type="string">
            <text:p>24</text:p>
          </table:table-cell>
          <table:table-cell table:formula="of:= [.B40] + 1" office:value-type="float" office:value="36" calcext:value-type="float">
            <text:p>36</text:p>
          </table:table-cell>
          <table:table-cell table:formula="of:= 13 + 13.5 *[.B41] + 2.5 * [.B41] *[.B41]" office:value-type="float" office:value="3739" calcext:value-type="float">
            <text:p>3739</text:p>
          </table:table-cell>
          <table:table-cell table:formula="of:= [.C41] / [.$B$2]" office:value-type="float" office:value="1869.5" calcext:value-type="float">
            <text:p>1869.5</text:p>
          </table:table-cell>
          <table:table-cell table:formula="of:= [.D41] / 1000" office:value-type="float" office:value="1.8695" calcext:value-type="float">
            <text:p>1.8695</text:p>
          </table:table-cell>
        </table:table-row>
        <table:table-row table:style-name="ro1">
          <table:table-cell table:formula="of:=BASE([.B42];16;2)" office:value-type="string" office:string-value="25" calcext:value-type="string">
            <text:p>25</text:p>
          </table:table-cell>
          <table:table-cell table:formula="of:= [.B41] + 1" office:value-type="float" office:value="37" calcext:value-type="float">
            <text:p>37</text:p>
          </table:table-cell>
          <table:table-cell table:formula="of:= 13 + 13.5 *[.B42] + 2.5 * [.B42] *[.B42]" office:value-type="float" office:value="3935" calcext:value-type="float">
            <text:p>3935</text:p>
          </table:table-cell>
          <table:table-cell table:formula="of:= [.C42] / [.$B$2]" office:value-type="float" office:value="1967.5" calcext:value-type="float">
            <text:p>1967.5</text:p>
          </table:table-cell>
          <table:table-cell table:formula="of:= [.D42] / 1000" office:value-type="float" office:value="1.9675" calcext:value-type="float">
            <text:p>1.9675</text:p>
          </table:table-cell>
        </table:table-row>
        <table:table-row table:style-name="ro1">
          <table:table-cell table:formula="of:=BASE([.B43];16;2)" office:value-type="string" office:string-value="26" calcext:value-type="string">
            <text:p>26</text:p>
          </table:table-cell>
          <table:table-cell table:formula="of:= [.B42] + 1" office:value-type="float" office:value="38" calcext:value-type="float">
            <text:p>38</text:p>
          </table:table-cell>
          <table:table-cell table:formula="of:= 13 + 13.5 *[.B43] + 2.5 * [.B43] *[.B43]" office:value-type="float" office:value="4136" calcext:value-type="float">
            <text:p>4136</text:p>
          </table:table-cell>
          <table:table-cell table:formula="of:= [.C43] / [.$B$2]" office:value-type="float" office:value="2068" calcext:value-type="float">
            <text:p>2068</text:p>
          </table:table-cell>
          <table:table-cell table:formula="of:= [.D43] / 1000" office:value-type="float" office:value="2.068" calcext:value-type="float">
            <text:p>2.068</text:p>
          </table:table-cell>
        </table:table-row>
        <table:table-row table:style-name="ro1">
          <table:table-cell table:formula="of:=BASE([.B44];16;2)" office:value-type="string" office:string-value="27" calcext:value-type="string">
            <text:p>27</text:p>
          </table:table-cell>
          <table:table-cell table:formula="of:= [.B43] + 1" office:value-type="float" office:value="39" calcext:value-type="float">
            <text:p>39</text:p>
          </table:table-cell>
          <table:table-cell table:formula="of:= 13 + 13.5 *[.B44] + 2.5 * [.B44] *[.B44]" office:value-type="float" office:value="4342" calcext:value-type="float">
            <text:p>4342</text:p>
          </table:table-cell>
          <table:table-cell table:formula="of:= [.C44] / [.$B$2]" office:value-type="float" office:value="2171" calcext:value-type="float">
            <text:p>2171</text:p>
          </table:table-cell>
          <table:table-cell table:formula="of:= [.D44] / 1000" office:value-type="float" office:value="2.171" calcext:value-type="float">
            <text:p>2.171</text:p>
          </table:table-cell>
        </table:table-row>
        <table:table-row table:style-name="ro1">
          <table:table-cell table:formula="of:=BASE([.B45];16;2)" office:value-type="string" office:string-value="28" calcext:value-type="string">
            <text:p>28</text:p>
          </table:table-cell>
          <table:table-cell table:formula="of:= [.B44] + 1" office:value-type="float" office:value="40" calcext:value-type="float">
            <text:p>40</text:p>
          </table:table-cell>
          <table:table-cell table:formula="of:= 13 + 13.5 *[.B45] + 2.5 * [.B45] *[.B45]" office:value-type="float" office:value="4553" calcext:value-type="float">
            <text:p>4553</text:p>
          </table:table-cell>
          <table:table-cell table:formula="of:= [.C45] / [.$B$2]" office:value-type="float" office:value="2276.5" calcext:value-type="float">
            <text:p>2276.5</text:p>
          </table:table-cell>
          <table:table-cell table:formula="of:= [.D45] / 1000" office:value-type="float" office:value="2.2765" calcext:value-type="float">
            <text:p>2.2765</text:p>
          </table:table-cell>
        </table:table-row>
        <table:table-row table:style-name="ro1">
          <table:table-cell table:formula="of:=BASE([.B46];16;2)" office:value-type="string" office:string-value="29" calcext:value-type="string">
            <text:p>29</text:p>
          </table:table-cell>
          <table:table-cell table:formula="of:= [.B45] + 1" office:value-type="float" office:value="41" calcext:value-type="float">
            <text:p>41</text:p>
          </table:table-cell>
          <table:table-cell table:formula="of:= 13 + 13.5 *[.B46] + 2.5 * [.B46] *[.B46]" office:value-type="float" office:value="4769" calcext:value-type="float">
            <text:p>4769</text:p>
          </table:table-cell>
          <table:table-cell table:formula="of:= [.C46] / [.$B$2]" office:value-type="float" office:value="2384.5" calcext:value-type="float">
            <text:p>2384.5</text:p>
          </table:table-cell>
          <table:table-cell table:formula="of:= [.D46] / 1000" office:value-type="float" office:value="2.3845" calcext:value-type="float">
            <text:p>2.3845</text:p>
          </table:table-cell>
        </table:table-row>
        <table:table-row table:style-name="ro1">
          <table:table-cell table:formula="of:=BASE([.B47];16;2)" office:value-type="string" office:string-value="2A" calcext:value-type="string">
            <text:p>2A</text:p>
          </table:table-cell>
          <table:table-cell table:formula="of:= [.B46] + 1" office:value-type="float" office:value="42" calcext:value-type="float">
            <text:p>42</text:p>
          </table:table-cell>
          <table:table-cell table:formula="of:= 13 + 13.5 *[.B47] + 2.5 * [.B47] *[.B47]" office:value-type="float" office:value="4990" calcext:value-type="float">
            <text:p>4990</text:p>
          </table:table-cell>
          <table:table-cell table:formula="of:= [.C47] / [.$B$2]" office:value-type="float" office:value="2495" calcext:value-type="float">
            <text:p>2495</text:p>
          </table:table-cell>
          <table:table-cell table:formula="of:= [.D47] / 1000" office:value-type="float" office:value="2.495" calcext:value-type="float">
            <text:p>2.495</text:p>
          </table:table-cell>
        </table:table-row>
        <table:table-row table:style-name="ro1">
          <table:table-cell table:formula="of:=BASE([.B48];16;2)" office:value-type="string" office:string-value="2B" calcext:value-type="string">
            <text:p>2B</text:p>
          </table:table-cell>
          <table:table-cell table:formula="of:= [.B47] + 1" office:value-type="float" office:value="43" calcext:value-type="float">
            <text:p>43</text:p>
          </table:table-cell>
          <table:table-cell table:formula="of:= 13 + 13.5 *[.B48] + 2.5 * [.B48] *[.B48]" office:value-type="float" office:value="5216" calcext:value-type="float">
            <text:p>5216</text:p>
          </table:table-cell>
          <table:table-cell table:formula="of:= [.C48] / [.$B$2]" office:value-type="float" office:value="2608" calcext:value-type="float">
            <text:p>2608</text:p>
          </table:table-cell>
          <table:table-cell table:formula="of:= [.D48] / 1000" office:value-type="float" office:value="2.608" calcext:value-type="float">
            <text:p>2.608</text:p>
          </table:table-cell>
        </table:table-row>
        <table:table-row table:style-name="ro1">
          <table:table-cell table:formula="of:=BASE([.B49];16;2)" office:value-type="string" office:string-value="2C" calcext:value-type="string">
            <text:p>2C</text:p>
          </table:table-cell>
          <table:table-cell table:formula="of:= [.B48] + 1" office:value-type="float" office:value="44" calcext:value-type="float">
            <text:p>44</text:p>
          </table:table-cell>
          <table:table-cell table:formula="of:= 13 + 13.5 *[.B49] + 2.5 * [.B49] *[.B49]" office:value-type="float" office:value="5447" calcext:value-type="float">
            <text:p>5447</text:p>
          </table:table-cell>
          <table:table-cell table:formula="of:= [.C49] / [.$B$2]" office:value-type="float" office:value="2723.5" calcext:value-type="float">
            <text:p>2723.5</text:p>
          </table:table-cell>
          <table:table-cell table:formula="of:= [.D49] / 1000" office:value-type="float" office:value="2.7235" calcext:value-type="float">
            <text:p>2.7235</text:p>
          </table:table-cell>
        </table:table-row>
        <table:table-row table:style-name="ro1">
          <table:table-cell table:formula="of:=BASE([.B50];16;2)" office:value-type="string" office:string-value="2D" calcext:value-type="string">
            <text:p>2D</text:p>
          </table:table-cell>
          <table:table-cell table:formula="of:= [.B49] + 1" office:value-type="float" office:value="45" calcext:value-type="float">
            <text:p>45</text:p>
          </table:table-cell>
          <table:table-cell table:formula="of:= 13 + 13.5 *[.B50] + 2.5 * [.B50] *[.B50]" office:value-type="float" office:value="5683" calcext:value-type="float">
            <text:p>5683</text:p>
          </table:table-cell>
          <table:table-cell table:formula="of:= [.C50] / [.$B$2]" office:value-type="float" office:value="2841.5" calcext:value-type="float">
            <text:p>2841.5</text:p>
          </table:table-cell>
          <table:table-cell table:formula="of:= [.D50] / 1000" office:value-type="float" office:value="2.8415" calcext:value-type="float">
            <text:p>2.8415</text:p>
          </table:table-cell>
        </table:table-row>
        <table:table-row table:style-name="ro1">
          <table:table-cell table:formula="of:=BASE([.B51];16;2)" office:value-type="string" office:string-value="2E" calcext:value-type="string">
            <text:p>2E</text:p>
          </table:table-cell>
          <table:table-cell table:formula="of:= [.B50] + 1" office:value-type="float" office:value="46" calcext:value-type="float">
            <text:p>46</text:p>
          </table:table-cell>
          <table:table-cell table:formula="of:= 13 + 13.5 *[.B51] + 2.5 * [.B51] *[.B51]" office:value-type="float" office:value="5924" calcext:value-type="float">
            <text:p>5924</text:p>
          </table:table-cell>
          <table:table-cell table:formula="of:= [.C51] / [.$B$2]" office:value-type="float" office:value="2962" calcext:value-type="float">
            <text:p>2962</text:p>
          </table:table-cell>
          <table:table-cell table:formula="of:= [.D51] / 1000" office:value-type="float" office:value="2.962" calcext:value-type="float">
            <text:p>2.962</text:p>
          </table:table-cell>
        </table:table-row>
        <table:table-row table:style-name="ro1">
          <table:table-cell table:formula="of:=BASE([.B52];16;2)" office:value-type="string" office:string-value="2F" calcext:value-type="string">
            <text:p>2F</text:p>
          </table:table-cell>
          <table:table-cell table:formula="of:= [.B51] + 1" office:value-type="float" office:value="47" calcext:value-type="float">
            <text:p>47</text:p>
          </table:table-cell>
          <table:table-cell table:formula="of:= 13 + 13.5 *[.B52] + 2.5 * [.B52] *[.B52]" office:value-type="float" office:value="6170" calcext:value-type="float">
            <text:p>6170</text:p>
          </table:table-cell>
          <table:table-cell table:formula="of:= [.C52] / [.$B$2]" office:value-type="float" office:value="3085" calcext:value-type="float">
            <text:p>3085</text:p>
          </table:table-cell>
          <table:table-cell table:formula="of:= [.D52] / 1000" office:value-type="float" office:value="3.085" calcext:value-type="float">
            <text:p>3.085</text:p>
          </table:table-cell>
        </table:table-row>
        <table:table-row table:style-name="ro1">
          <table:table-cell table:formula="of:=BASE([.B53];16;2)" office:value-type="string" office:string-value="30" calcext:value-type="string">
            <text:p>30</text:p>
          </table:table-cell>
          <table:table-cell table:formula="of:= [.B52] + 1" office:value-type="float" office:value="48" calcext:value-type="float">
            <text:p>48</text:p>
          </table:table-cell>
          <table:table-cell table:formula="of:= 13 + 13.5 *[.B53] + 2.5 * [.B53] *[.B53]" office:value-type="float" office:value="6421" calcext:value-type="float">
            <text:p>6421</text:p>
          </table:table-cell>
          <table:table-cell table:formula="of:= [.C53] / [.$B$2]" office:value-type="float" office:value="3210.5" calcext:value-type="float">
            <text:p>3210.5</text:p>
          </table:table-cell>
          <table:table-cell table:formula="of:= [.D53] / 1000" office:value-type="float" office:value="3.2105" calcext:value-type="float">
            <text:p>3.2105</text:p>
          </table:table-cell>
        </table:table-row>
        <table:table-row table:style-name="ro1">
          <table:table-cell table:formula="of:=BASE([.B54];16;2)" office:value-type="string" office:string-value="31" calcext:value-type="string">
            <text:p>31</text:p>
          </table:table-cell>
          <table:table-cell table:formula="of:= [.B53] + 1" office:value-type="float" office:value="49" calcext:value-type="float">
            <text:p>49</text:p>
          </table:table-cell>
          <table:table-cell table:formula="of:= 13 + 13.5 *[.B54] + 2.5 * [.B54] *[.B54]" office:value-type="float" office:value="6677" calcext:value-type="float">
            <text:p>6677</text:p>
          </table:table-cell>
          <table:table-cell table:formula="of:= [.C54] / [.$B$2]" office:value-type="float" office:value="3338.5" calcext:value-type="float">
            <text:p>3338.5</text:p>
          </table:table-cell>
          <table:table-cell table:formula="of:= [.D54] / 1000" office:value-type="float" office:value="3.3385" calcext:value-type="float">
            <text:p>3.3385</text:p>
          </table:table-cell>
        </table:table-row>
        <table:table-row table:style-name="ro1">
          <table:table-cell table:formula="of:=BASE([.B55];16;2)" office:value-type="string" office:string-value="32" calcext:value-type="string">
            <text:p>32</text:p>
          </table:table-cell>
          <table:table-cell table:formula="of:= [.B54] + 1" office:value-type="float" office:value="50" calcext:value-type="float">
            <text:p>50</text:p>
          </table:table-cell>
          <table:table-cell table:formula="of:= 13 + 13.5 *[.B55] + 2.5 * [.B55] *[.B55]" office:value-type="float" office:value="6938" calcext:value-type="float">
            <text:p>6938</text:p>
          </table:table-cell>
          <table:table-cell table:formula="of:= [.C55] / [.$B$2]" office:value-type="float" office:value="3469" calcext:value-type="float">
            <text:p>3469</text:p>
          </table:table-cell>
          <table:table-cell table:formula="of:= [.D55] / 1000" office:value-type="float" office:value="3.469" calcext:value-type="float">
            <text:p>3.469</text:p>
          </table:table-cell>
        </table:table-row>
        <table:table-row table:style-name="ro1">
          <table:table-cell table:formula="of:=BASE([.B56];16;2)" office:value-type="string" office:string-value="33" calcext:value-type="string">
            <text:p>33</text:p>
          </table:table-cell>
          <table:table-cell table:formula="of:= [.B55] + 1" office:value-type="float" office:value="51" calcext:value-type="float">
            <text:p>51</text:p>
          </table:table-cell>
          <table:table-cell table:formula="of:= 13 + 13.5 *[.B56] + 2.5 * [.B56] *[.B56]" office:value-type="float" office:value="7204" calcext:value-type="float">
            <text:p>7204</text:p>
          </table:table-cell>
          <table:table-cell table:formula="of:= [.C56] / [.$B$2]" office:value-type="float" office:value="3602" calcext:value-type="float">
            <text:p>3602</text:p>
          </table:table-cell>
          <table:table-cell table:formula="of:= [.D56] / 1000" office:value-type="float" office:value="3.602" calcext:value-type="float">
            <text:p>3.602</text:p>
          </table:table-cell>
        </table:table-row>
        <table:table-row table:style-name="ro1">
          <table:table-cell table:formula="of:=BASE([.B57];16;2)" office:value-type="string" office:string-value="34" calcext:value-type="string">
            <text:p>34</text:p>
          </table:table-cell>
          <table:table-cell table:formula="of:= [.B56] + 1" office:value-type="float" office:value="52" calcext:value-type="float">
            <text:p>52</text:p>
          </table:table-cell>
          <table:table-cell table:formula="of:= 13 + 13.5 *[.B57] + 2.5 * [.B57] *[.B57]" office:value-type="float" office:value="7475" calcext:value-type="float">
            <text:p>7475</text:p>
          </table:table-cell>
          <table:table-cell table:formula="of:= [.C57] / [.$B$2]" office:value-type="float" office:value="3737.5" calcext:value-type="float">
            <text:p>3737.5</text:p>
          </table:table-cell>
          <table:table-cell table:formula="of:= [.D57] / 1000" office:value-type="float" office:value="3.7375" calcext:value-type="float">
            <text:p>3.7375</text:p>
          </table:table-cell>
        </table:table-row>
        <table:table-row table:style-name="ro1">
          <table:table-cell table:formula="of:=BASE([.B58];16;2)" office:value-type="string" office:string-value="35" calcext:value-type="string">
            <text:p>35</text:p>
          </table:table-cell>
          <table:table-cell table:formula="of:= [.B57] + 1" office:value-type="float" office:value="53" calcext:value-type="float">
            <text:p>53</text:p>
          </table:table-cell>
          <table:table-cell table:formula="of:= 13 + 13.5 *[.B58] + 2.5 * [.B58] *[.B58]" office:value-type="float" office:value="7751" calcext:value-type="float">
            <text:p>7751</text:p>
          </table:table-cell>
          <table:table-cell table:formula="of:= [.C58] / [.$B$2]" office:value-type="float" office:value="3875.5" calcext:value-type="float">
            <text:p>3875.5</text:p>
          </table:table-cell>
          <table:table-cell table:formula="of:= [.D58] / 1000" office:value-type="float" office:value="3.8755" calcext:value-type="float">
            <text:p>3.8755</text:p>
          </table:table-cell>
        </table:table-row>
        <table:table-row table:style-name="ro1">
          <table:table-cell table:formula="of:=BASE([.B59];16;2)" office:value-type="string" office:string-value="36" calcext:value-type="string">
            <text:p>36</text:p>
          </table:table-cell>
          <table:table-cell table:formula="of:= [.B58] + 1" office:value-type="float" office:value="54" calcext:value-type="float">
            <text:p>54</text:p>
          </table:table-cell>
          <table:table-cell table:formula="of:= 13 + 13.5 *[.B59] + 2.5 * [.B59] *[.B59]" office:value-type="float" office:value="8032" calcext:value-type="float">
            <text:p>8032</text:p>
          </table:table-cell>
          <table:table-cell table:formula="of:= [.C59] / [.$B$2]" office:value-type="float" office:value="4016" calcext:value-type="float">
            <text:p>4016</text:p>
          </table:table-cell>
          <table:table-cell table:formula="of:= [.D59] / 1000" office:value-type="float" office:value="4.016" calcext:value-type="float">
            <text:p>4.016</text:p>
          </table:table-cell>
        </table:table-row>
        <table:table-row table:style-name="ro1">
          <table:table-cell table:formula="of:=BASE([.B60];16;2)" office:value-type="string" office:string-value="37" calcext:value-type="string">
            <text:p>37</text:p>
          </table:table-cell>
          <table:table-cell table:formula="of:= [.B59] + 1" office:value-type="float" office:value="55" calcext:value-type="float">
            <text:p>55</text:p>
          </table:table-cell>
          <table:table-cell table:formula="of:= 13 + 13.5 *[.B60] + 2.5 * [.B60] *[.B60]" office:value-type="float" office:value="8318" calcext:value-type="float">
            <text:p>8318</text:p>
          </table:table-cell>
          <table:table-cell table:formula="of:= [.C60] / [.$B$2]" office:value-type="float" office:value="4159" calcext:value-type="float">
            <text:p>4159</text:p>
          </table:table-cell>
          <table:table-cell table:formula="of:= [.D60] / 1000" office:value-type="float" office:value="4.159" calcext:value-type="float">
            <text:p>4.159</text:p>
          </table:table-cell>
        </table:table-row>
        <table:table-row table:style-name="ro1">
          <table:table-cell table:formula="of:=BASE([.B61];16;2)" office:value-type="string" office:string-value="38" calcext:value-type="string">
            <text:p>38</text:p>
          </table:table-cell>
          <table:table-cell table:formula="of:= [.B60] + 1" office:value-type="float" office:value="56" calcext:value-type="float">
            <text:p>56</text:p>
          </table:table-cell>
          <table:table-cell table:formula="of:= 13 + 13.5 *[.B61] + 2.5 * [.B61] *[.B61]" office:value-type="float" office:value="8609" calcext:value-type="float">
            <text:p>8609</text:p>
          </table:table-cell>
          <table:table-cell table:formula="of:= [.C61] / [.$B$2]" office:value-type="float" office:value="4304.5" calcext:value-type="float">
            <text:p>4304.5</text:p>
          </table:table-cell>
          <table:table-cell table:formula="of:= [.D61] / 1000" office:value-type="float" office:value="4.3045" calcext:value-type="float">
            <text:p>4.3045</text:p>
          </table:table-cell>
        </table:table-row>
        <table:table-row table:style-name="ro1">
          <table:table-cell table:formula="of:=BASE([.B62];16;2)" office:value-type="string" office:string-value="39" calcext:value-type="string">
            <text:p>39</text:p>
          </table:table-cell>
          <table:table-cell table:formula="of:= [.B61] + 1" office:value-type="float" office:value="57" calcext:value-type="float">
            <text:p>57</text:p>
          </table:table-cell>
          <table:table-cell table:formula="of:= 13 + 13.5 *[.B62] + 2.5 * [.B62] *[.B62]" office:value-type="float" office:value="8905" calcext:value-type="float">
            <text:p>8905</text:p>
          </table:table-cell>
          <table:table-cell table:formula="of:= [.C62] / [.$B$2]" office:value-type="float" office:value="4452.5" calcext:value-type="float">
            <text:p>4452.5</text:p>
          </table:table-cell>
          <table:table-cell table:formula="of:= [.D62] / 1000" office:value-type="float" office:value="4.4525" calcext:value-type="float">
            <text:p>4.4525</text:p>
          </table:table-cell>
        </table:table-row>
        <table:table-row table:style-name="ro1">
          <table:table-cell table:formula="of:=BASE([.B63];16;2)" office:value-type="string" office:string-value="3A" calcext:value-type="string">
            <text:p>3A</text:p>
          </table:table-cell>
          <table:table-cell table:formula="of:= [.B62] + 1" office:value-type="float" office:value="58" calcext:value-type="float">
            <text:p>58</text:p>
          </table:table-cell>
          <table:table-cell table:formula="of:= 13 + 13.5 *[.B63] + 2.5 * [.B63] *[.B63]" office:value-type="float" office:value="9206" calcext:value-type="float">
            <text:p>9206</text:p>
          </table:table-cell>
          <table:table-cell table:formula="of:= [.C63] / [.$B$2]" office:value-type="float" office:value="4603" calcext:value-type="float">
            <text:p>4603</text:p>
          </table:table-cell>
          <table:table-cell table:formula="of:= [.D63] / 1000" office:value-type="float" office:value="4.603" calcext:value-type="float">
            <text:p>4.603</text:p>
          </table:table-cell>
        </table:table-row>
        <table:table-row table:style-name="ro1">
          <table:table-cell table:formula="of:=BASE([.B64];16;2)" office:value-type="string" office:string-value="3B" calcext:value-type="string">
            <text:p>3B</text:p>
          </table:table-cell>
          <table:table-cell table:formula="of:= [.B63] + 1" office:value-type="float" office:value="59" calcext:value-type="float">
            <text:p>59</text:p>
          </table:table-cell>
          <table:table-cell table:formula="of:= 13 + 13.5 *[.B64] + 2.5 * [.B64] *[.B64]" office:value-type="float" office:value="9512" calcext:value-type="float">
            <text:p>9512</text:p>
          </table:table-cell>
          <table:table-cell table:formula="of:= [.C64] / [.$B$2]" office:value-type="float" office:value="4756" calcext:value-type="float">
            <text:p>4756</text:p>
          </table:table-cell>
          <table:table-cell table:formula="of:= [.D64] / 1000" office:value-type="float" office:value="4.756" calcext:value-type="float">
            <text:p>4.756</text:p>
          </table:table-cell>
        </table:table-row>
        <table:table-row table:style-name="ro1">
          <table:table-cell table:formula="of:=BASE([.B65];16;2)" office:value-type="string" office:string-value="3C" calcext:value-type="string">
            <text:p>3C</text:p>
          </table:table-cell>
          <table:table-cell table:formula="of:= [.B64] + 1" office:value-type="float" office:value="60" calcext:value-type="float">
            <text:p>60</text:p>
          </table:table-cell>
          <table:table-cell table:formula="of:= 13 + 13.5 *[.B65] + 2.5 * [.B65] *[.B65]" office:value-type="float" office:value="9823" calcext:value-type="float">
            <text:p>9823</text:p>
          </table:table-cell>
          <table:table-cell table:formula="of:= [.C65] / [.$B$2]" office:value-type="float" office:value="4911.5" calcext:value-type="float">
            <text:p>4911.5</text:p>
          </table:table-cell>
          <table:table-cell table:formula="of:= [.D65] / 1000" office:value-type="float" office:value="4.9115" calcext:value-type="float">
            <text:p>4.9115</text:p>
          </table:table-cell>
        </table:table-row>
        <table:table-row table:style-name="ro1">
          <table:table-cell table:formula="of:=BASE([.B66];16;2)" office:value-type="string" office:string-value="3D" calcext:value-type="string">
            <text:p>3D</text:p>
          </table:table-cell>
          <table:table-cell table:formula="of:= [.B65] + 1" office:value-type="float" office:value="61" calcext:value-type="float">
            <text:p>61</text:p>
          </table:table-cell>
          <table:table-cell table:formula="of:= 13 + 13.5 *[.B66] + 2.5 * [.B66] *[.B66]" office:value-type="float" office:value="10139" calcext:value-type="float">
            <text:p>10139</text:p>
          </table:table-cell>
          <table:table-cell table:formula="of:= [.C66] / [.$B$2]" office:value-type="float" office:value="5069.5" calcext:value-type="float">
            <text:p>5069.5</text:p>
          </table:table-cell>
          <table:table-cell table:formula="of:= [.D66] / 1000" office:value-type="float" office:value="5.0695" calcext:value-type="float">
            <text:p>5.0695</text:p>
          </table:table-cell>
        </table:table-row>
        <table:table-row table:style-name="ro1">
          <table:table-cell table:formula="of:=BASE([.B67];16;2)" office:value-type="string" office:string-value="3E" calcext:value-type="string">
            <text:p>3E</text:p>
          </table:table-cell>
          <table:table-cell table:formula="of:= [.B66] + 1" office:value-type="float" office:value="62" calcext:value-type="float">
            <text:p>62</text:p>
          </table:table-cell>
          <table:table-cell table:formula="of:= 13 + 13.5 *[.B67] + 2.5 * [.B67] *[.B67]" office:value-type="float" office:value="10460" calcext:value-type="float">
            <text:p>10460</text:p>
          </table:table-cell>
          <table:table-cell table:formula="of:= [.C67] / [.$B$2]" office:value-type="float" office:value="5230" calcext:value-type="float">
            <text:p>5230</text:p>
          </table:table-cell>
          <table:table-cell table:formula="of:= [.D67] / 1000" office:value-type="float" office:value="5.23" calcext:value-type="float">
            <text:p>5.23</text:p>
          </table:table-cell>
        </table:table-row>
        <table:table-row table:style-name="ro1">
          <table:table-cell table:formula="of:=BASE([.B68];16;2)" office:value-type="string" office:string-value="3F" calcext:value-type="string">
            <text:p>3F</text:p>
          </table:table-cell>
          <table:table-cell table:formula="of:= [.B67] + 1" office:value-type="float" office:value="63" calcext:value-type="float">
            <text:p>63</text:p>
          </table:table-cell>
          <table:table-cell table:formula="of:= 13 + 13.5 *[.B68] + 2.5 * [.B68] *[.B68]" office:value-type="float" office:value="10786" calcext:value-type="float">
            <text:p>10786</text:p>
          </table:table-cell>
          <table:table-cell table:formula="of:= [.C68] / [.$B$2]" office:value-type="float" office:value="5393" calcext:value-type="float">
            <text:p>5393</text:p>
          </table:table-cell>
          <table:table-cell table:formula="of:= [.D68] / 1000" office:value-type="float" office:value="5.393" calcext:value-type="float">
            <text:p>5.393</text:p>
          </table:table-cell>
        </table:table-row>
        <table:table-row table:style-name="ro1">
          <table:table-cell table:formula="of:=BASE([.B69];16;2)" office:value-type="string" office:string-value="40" calcext:value-type="string">
            <text:p>40</text:p>
          </table:table-cell>
          <table:table-cell table:formula="of:= [.B68] + 1" office:value-type="float" office:value="64" calcext:value-type="float">
            <text:p>64</text:p>
          </table:table-cell>
          <table:table-cell table:formula="of:= 13 + 13.5 *[.B69] + 2.5 * [.B69] *[.B69]" office:value-type="float" office:value="11117" calcext:value-type="float">
            <text:p>11117</text:p>
          </table:table-cell>
          <table:table-cell table:formula="of:= [.C69] / [.$B$2]" office:value-type="float" office:value="5558.5" calcext:value-type="float">
            <text:p>5558.5</text:p>
          </table:table-cell>
          <table:table-cell table:formula="of:= [.D69] / 1000" office:value-type="float" office:value="5.5585" calcext:value-type="float">
            <text:p>5.5585</text:p>
          </table:table-cell>
        </table:table-row>
        <table:table-row table:style-name="ro1">
          <table:table-cell table:formula="of:=BASE([.B70];16;2)" office:value-type="string" office:string-value="41" calcext:value-type="string">
            <text:p>41</text:p>
          </table:table-cell>
          <table:table-cell table:formula="of:= [.B69] + 1" office:value-type="float" office:value="65" calcext:value-type="float">
            <text:p>65</text:p>
          </table:table-cell>
          <table:table-cell table:formula="of:= 13 + 13.5 *[.B70] + 2.5 * [.B70] *[.B70]" office:value-type="float" office:value="11453" calcext:value-type="float">
            <text:p>11453</text:p>
          </table:table-cell>
          <table:table-cell table:formula="of:= [.C70] / [.$B$2]" office:value-type="float" office:value="5726.5" calcext:value-type="float">
            <text:p>5726.5</text:p>
          </table:table-cell>
          <table:table-cell table:formula="of:= [.D70] / 1000" office:value-type="float" office:value="5.7265" calcext:value-type="float">
            <text:p>5.7265</text:p>
          </table:table-cell>
        </table:table-row>
        <table:table-row table:style-name="ro1">
          <table:table-cell table:formula="of:=BASE([.B71];16;2)" office:value-type="string" office:string-value="42" calcext:value-type="string">
            <text:p>42</text:p>
          </table:table-cell>
          <table:table-cell table:formula="of:= [.B70] + 1" office:value-type="float" office:value="66" calcext:value-type="float">
            <text:p>66</text:p>
          </table:table-cell>
          <table:table-cell table:formula="of:= 13 + 13.5 *[.B71] + 2.5 * [.B71] *[.B71]" office:value-type="float" office:value="11794" calcext:value-type="float">
            <text:p>11794</text:p>
          </table:table-cell>
          <table:table-cell table:formula="of:= [.C71] / [.$B$2]" office:value-type="float" office:value="5897" calcext:value-type="float">
            <text:p>5897</text:p>
          </table:table-cell>
          <table:table-cell table:formula="of:= [.D71] / 1000" office:value-type="float" office:value="5.897" calcext:value-type="float">
            <text:p>5.897</text:p>
          </table:table-cell>
        </table:table-row>
        <table:table-row table:style-name="ro1">
          <table:table-cell table:formula="of:=BASE([.B72];16;2)" office:value-type="string" office:string-value="43" calcext:value-type="string">
            <text:p>43</text:p>
          </table:table-cell>
          <table:table-cell table:formula="of:= [.B71] + 1" office:value-type="float" office:value="67" calcext:value-type="float">
            <text:p>67</text:p>
          </table:table-cell>
          <table:table-cell table:formula="of:= 13 + 13.5 *[.B72] + 2.5 * [.B72] *[.B72]" office:value-type="float" office:value="12140" calcext:value-type="float">
            <text:p>12140</text:p>
          </table:table-cell>
          <table:table-cell table:formula="of:= [.C72] / [.$B$2]" office:value-type="float" office:value="6070" calcext:value-type="float">
            <text:p>6070</text:p>
          </table:table-cell>
          <table:table-cell table:formula="of:= [.D72] / 1000" office:value-type="float" office:value="6.07" calcext:value-type="float">
            <text:p>6.07</text:p>
          </table:table-cell>
        </table:table-row>
        <table:table-row table:style-name="ro1">
          <table:table-cell table:formula="of:=BASE([.B73];16;2)" office:value-type="string" office:string-value="44" calcext:value-type="string">
            <text:p>44</text:p>
          </table:table-cell>
          <table:table-cell table:formula="of:= [.B72] + 1" office:value-type="float" office:value="68" calcext:value-type="float">
            <text:p>68</text:p>
          </table:table-cell>
          <table:table-cell table:formula="of:= 13 + 13.5 *[.B73] + 2.5 * [.B73] *[.B73]" office:value-type="float" office:value="12491" calcext:value-type="float">
            <text:p>12491</text:p>
          </table:table-cell>
          <table:table-cell table:formula="of:= [.C73] / [.$B$2]" office:value-type="float" office:value="6245.5" calcext:value-type="float">
            <text:p>6245.5</text:p>
          </table:table-cell>
          <table:table-cell table:formula="of:= [.D73] / 1000" office:value-type="float" office:value="6.2455" calcext:value-type="float">
            <text:p>6.2455</text:p>
          </table:table-cell>
        </table:table-row>
        <table:table-row table:style-name="ro1">
          <table:table-cell table:formula="of:=BASE([.B74];16;2)" office:value-type="string" office:string-value="45" calcext:value-type="string">
            <text:p>45</text:p>
          </table:table-cell>
          <table:table-cell table:formula="of:= [.B73] + 1" office:value-type="float" office:value="69" calcext:value-type="float">
            <text:p>69</text:p>
          </table:table-cell>
          <table:table-cell table:formula="of:= 13 + 13.5 *[.B74] + 2.5 * [.B74] *[.B74]" office:value-type="float" office:value="12847" calcext:value-type="float">
            <text:p>12847</text:p>
          </table:table-cell>
          <table:table-cell table:formula="of:= [.C74] / [.$B$2]" office:value-type="float" office:value="6423.5" calcext:value-type="float">
            <text:p>6423.5</text:p>
          </table:table-cell>
          <table:table-cell table:formula="of:= [.D74] / 1000" office:value-type="float" office:value="6.4235" calcext:value-type="float">
            <text:p>6.4235</text:p>
          </table:table-cell>
        </table:table-row>
        <table:table-row table:style-name="ro1">
          <table:table-cell table:formula="of:=BASE([.B75];16;2)" office:value-type="string" office:string-value="46" calcext:value-type="string">
            <text:p>46</text:p>
          </table:table-cell>
          <table:table-cell table:formula="of:= [.B74] + 1" office:value-type="float" office:value="70" calcext:value-type="float">
            <text:p>70</text:p>
          </table:table-cell>
          <table:table-cell table:formula="of:= 13 + 13.5 *[.B75] + 2.5 * [.B75] *[.B75]" office:value-type="float" office:value="13208" calcext:value-type="float">
            <text:p>13208</text:p>
          </table:table-cell>
          <table:table-cell table:formula="of:= [.C75] / [.$B$2]" office:value-type="float" office:value="6604" calcext:value-type="float">
            <text:p>6604</text:p>
          </table:table-cell>
          <table:table-cell table:formula="of:= [.D75] / 1000" office:value-type="float" office:value="6.604" calcext:value-type="float">
            <text:p>6.604</text:p>
          </table:table-cell>
        </table:table-row>
        <table:table-row table:style-name="ro1">
          <table:table-cell table:formula="of:=BASE([.B76];16;2)" office:value-type="string" office:string-value="47" calcext:value-type="string">
            <text:p>47</text:p>
          </table:table-cell>
          <table:table-cell table:formula="of:= [.B75] + 1" office:value-type="float" office:value="71" calcext:value-type="float">
            <text:p>71</text:p>
          </table:table-cell>
          <table:table-cell table:formula="of:= 13 + 13.5 *[.B76] + 2.5 * [.B76] *[.B76]" office:value-type="float" office:value="13574" calcext:value-type="float">
            <text:p>13574</text:p>
          </table:table-cell>
          <table:table-cell table:formula="of:= [.C76] / [.$B$2]" office:value-type="float" office:value="6787" calcext:value-type="float">
            <text:p>6787</text:p>
          </table:table-cell>
          <table:table-cell table:formula="of:= [.D76] / 1000" office:value-type="float" office:value="6.787" calcext:value-type="float">
            <text:p>6.787</text:p>
          </table:table-cell>
        </table:table-row>
        <table:table-row table:style-name="ro1">
          <table:table-cell table:formula="of:=BASE([.B77];16;2)" office:value-type="string" office:string-value="48" calcext:value-type="string">
            <text:p>48</text:p>
          </table:table-cell>
          <table:table-cell table:formula="of:= [.B76] + 1" office:value-type="float" office:value="72" calcext:value-type="float">
            <text:p>72</text:p>
          </table:table-cell>
          <table:table-cell table:formula="of:= 13 + 13.5 *[.B77] + 2.5 * [.B77] *[.B77]" office:value-type="float" office:value="13945" calcext:value-type="float">
            <text:p>13945</text:p>
          </table:table-cell>
          <table:table-cell table:formula="of:= [.C77] / [.$B$2]" office:value-type="float" office:value="6972.5" calcext:value-type="float">
            <text:p>6972.5</text:p>
          </table:table-cell>
          <table:table-cell table:formula="of:= [.D77] / 1000" office:value-type="float" office:value="6.9725" calcext:value-type="float">
            <text:p>6.9725</text:p>
          </table:table-cell>
        </table:table-row>
        <table:table-row table:style-name="ro1">
          <table:table-cell table:formula="of:=BASE([.B78];16;2)" office:value-type="string" office:string-value="49" calcext:value-type="string">
            <text:p>49</text:p>
          </table:table-cell>
          <table:table-cell table:formula="of:= [.B77] + 1" office:value-type="float" office:value="73" calcext:value-type="float">
            <text:p>73</text:p>
          </table:table-cell>
          <table:table-cell table:formula="of:= 13 + 13.5 *[.B78] + 2.5 * [.B78] *[.B78]" office:value-type="float" office:value="14321" calcext:value-type="float">
            <text:p>14321</text:p>
          </table:table-cell>
          <table:table-cell table:formula="of:= [.C78] / [.$B$2]" office:value-type="float" office:value="7160.5" calcext:value-type="float">
            <text:p>7160.5</text:p>
          </table:table-cell>
          <table:table-cell table:formula="of:= [.D78] / 1000" office:value-type="float" office:value="7.1605" calcext:value-type="float">
            <text:p>7.1605</text:p>
          </table:table-cell>
        </table:table-row>
        <table:table-row table:style-name="ro1">
          <table:table-cell table:formula="of:=BASE([.B79];16;2)" office:value-type="string" office:string-value="4A" calcext:value-type="string">
            <text:p>4A</text:p>
          </table:table-cell>
          <table:table-cell table:formula="of:= [.B78] + 1" office:value-type="float" office:value="74" calcext:value-type="float">
            <text:p>74</text:p>
          </table:table-cell>
          <table:table-cell table:formula="of:= 13 + 13.5 *[.B79] + 2.5 * [.B79] *[.B79]" office:value-type="float" office:value="14702" calcext:value-type="float">
            <text:p>14702</text:p>
          </table:table-cell>
          <table:table-cell table:formula="of:= [.C79] / [.$B$2]" office:value-type="float" office:value="7351" calcext:value-type="float">
            <text:p>7351</text:p>
          </table:table-cell>
          <table:table-cell table:formula="of:= [.D79] / 1000" office:value-type="float" office:value="7.351" calcext:value-type="float">
            <text:p>7.351</text:p>
          </table:table-cell>
        </table:table-row>
        <table:table-row table:style-name="ro1">
          <table:table-cell table:formula="of:=BASE([.B80];16;2)" office:value-type="string" office:string-value="4B" calcext:value-type="string">
            <text:p>4B</text:p>
          </table:table-cell>
          <table:table-cell table:formula="of:= [.B79] + 1" office:value-type="float" office:value="75" calcext:value-type="float">
            <text:p>75</text:p>
          </table:table-cell>
          <table:table-cell table:formula="of:= 13 + 13.5 *[.B80] + 2.5 * [.B80] *[.B80]" office:value-type="float" office:value="15088" calcext:value-type="float">
            <text:p>15088</text:p>
          </table:table-cell>
          <table:table-cell table:formula="of:= [.C80] / [.$B$2]" office:value-type="float" office:value="7544" calcext:value-type="float">
            <text:p>7544</text:p>
          </table:table-cell>
          <table:table-cell table:formula="of:= [.D80] / 1000" office:value-type="float" office:value="7.544" calcext:value-type="float">
            <text:p>7.544</text:p>
          </table:table-cell>
        </table:table-row>
        <table:table-row table:style-name="ro1">
          <table:table-cell table:formula="of:=BASE([.B81];16;2)" office:value-type="string" office:string-value="4C" calcext:value-type="string">
            <text:p>4C</text:p>
          </table:table-cell>
          <table:table-cell table:formula="of:= [.B80] + 1" office:value-type="float" office:value="76" calcext:value-type="float">
            <text:p>76</text:p>
          </table:table-cell>
          <table:table-cell table:formula="of:= 13 + 13.5 *[.B81] + 2.5 * [.B81] *[.B81]" office:value-type="float" office:value="15479" calcext:value-type="float">
            <text:p>15479</text:p>
          </table:table-cell>
          <table:table-cell table:formula="of:= [.C81] / [.$B$2]" office:value-type="float" office:value="7739.5" calcext:value-type="float">
            <text:p>7739.5</text:p>
          </table:table-cell>
          <table:table-cell table:formula="of:= [.D81] / 1000" office:value-type="float" office:value="7.7395" calcext:value-type="float">
            <text:p>7.7395</text:p>
          </table:table-cell>
        </table:table-row>
        <table:table-row table:style-name="ro1">
          <table:table-cell table:formula="of:=BASE([.B82];16;2)" office:value-type="string" office:string-value="4D" calcext:value-type="string">
            <text:p>4D</text:p>
          </table:table-cell>
          <table:table-cell table:formula="of:= [.B81] + 1" office:value-type="float" office:value="77" calcext:value-type="float">
            <text:p>77</text:p>
          </table:table-cell>
          <table:table-cell table:formula="of:= 13 + 13.5 *[.B82] + 2.5 * [.B82] *[.B82]" office:value-type="float" office:value="15875" calcext:value-type="float">
            <text:p>15875</text:p>
          </table:table-cell>
          <table:table-cell table:formula="of:= [.C82] / [.$B$2]" office:value-type="float" office:value="7937.5" calcext:value-type="float">
            <text:p>7937.5</text:p>
          </table:table-cell>
          <table:table-cell table:formula="of:= [.D82] / 1000" office:value-type="float" office:value="7.9375" calcext:value-type="float">
            <text:p>7.9375</text:p>
          </table:table-cell>
        </table:table-row>
        <table:table-row table:style-name="ro1">
          <table:table-cell table:formula="of:=BASE([.B83];16;2)" office:value-type="string" office:string-value="4E" calcext:value-type="string">
            <text:p>4E</text:p>
          </table:table-cell>
          <table:table-cell table:formula="of:= [.B82] + 1" office:value-type="float" office:value="78" calcext:value-type="float">
            <text:p>78</text:p>
          </table:table-cell>
          <table:table-cell table:formula="of:= 13 + 13.5 *[.B83] + 2.5 * [.B83] *[.B83]" office:value-type="float" office:value="16276" calcext:value-type="float">
            <text:p>16276</text:p>
          </table:table-cell>
          <table:table-cell table:formula="of:= [.C83] / [.$B$2]" office:value-type="float" office:value="8138" calcext:value-type="float">
            <text:p>8138</text:p>
          </table:table-cell>
          <table:table-cell table:formula="of:= [.D83] / 1000" office:value-type="float" office:value="8.138" calcext:value-type="float">
            <text:p>8.138</text:p>
          </table:table-cell>
        </table:table-row>
        <table:table-row table:style-name="ro1">
          <table:table-cell table:formula="of:=BASE([.B84];16;2)" office:value-type="string" office:string-value="4F" calcext:value-type="string">
            <text:p>4F</text:p>
          </table:table-cell>
          <table:table-cell table:formula="of:= [.B83] + 1" office:value-type="float" office:value="79" calcext:value-type="float">
            <text:p>79</text:p>
          </table:table-cell>
          <table:table-cell table:formula="of:= 13 + 13.5 *[.B84] + 2.5 * [.B84] *[.B84]" office:value-type="float" office:value="16682" calcext:value-type="float">
            <text:p>16682</text:p>
          </table:table-cell>
          <table:table-cell table:formula="of:= [.C84] / [.$B$2]" office:value-type="float" office:value="8341" calcext:value-type="float">
            <text:p>8341</text:p>
          </table:table-cell>
          <table:table-cell table:formula="of:= [.D84] / 1000" office:value-type="float" office:value="8.341" calcext:value-type="float">
            <text:p>8.341</text:p>
          </table:table-cell>
        </table:table-row>
        <table:table-row table:style-name="ro1">
          <table:table-cell table:formula="of:=BASE([.B85];16;2)" office:value-type="string" office:string-value="50" calcext:value-type="string">
            <text:p>50</text:p>
          </table:table-cell>
          <table:table-cell table:formula="of:= [.B84] + 1" office:value-type="float" office:value="80" calcext:value-type="float">
            <text:p>80</text:p>
          </table:table-cell>
          <table:table-cell table:formula="of:= 13 + 13.5 *[.B85] + 2.5 * [.B85] *[.B85]" office:value-type="float" office:value="17093" calcext:value-type="float">
            <text:p>17093</text:p>
          </table:table-cell>
          <table:table-cell table:formula="of:= [.C85] / [.$B$2]" office:value-type="float" office:value="8546.5" calcext:value-type="float">
            <text:p>8546.5</text:p>
          </table:table-cell>
          <table:table-cell table:formula="of:= [.D85] / 1000" office:value-type="float" office:value="8.5465" calcext:value-type="float">
            <text:p>8.5465</text:p>
          </table:table-cell>
        </table:table-row>
        <table:table-row table:style-name="ro1">
          <table:table-cell table:formula="of:=BASE([.B86];16;2)" office:value-type="string" office:string-value="51" calcext:value-type="string">
            <text:p>51</text:p>
          </table:table-cell>
          <table:table-cell table:formula="of:= [.B85] + 1" office:value-type="float" office:value="81" calcext:value-type="float">
            <text:p>81</text:p>
          </table:table-cell>
          <table:table-cell table:formula="of:= 13 + 13.5 *[.B86] + 2.5 * [.B86] *[.B86]" office:value-type="float" office:value="17509" calcext:value-type="float">
            <text:p>17509</text:p>
          </table:table-cell>
          <table:table-cell table:formula="of:= [.C86] / [.$B$2]" office:value-type="float" office:value="8754.5" calcext:value-type="float">
            <text:p>8754.5</text:p>
          </table:table-cell>
          <table:table-cell table:formula="of:= [.D86] / 1000" office:value-type="float" office:value="8.7545" calcext:value-type="float">
            <text:p>8.7545</text:p>
          </table:table-cell>
        </table:table-row>
        <table:table-row table:style-name="ro1">
          <table:table-cell table:formula="of:=BASE([.B87];16;2)" office:value-type="string" office:string-value="52" calcext:value-type="string">
            <text:p>52</text:p>
          </table:table-cell>
          <table:table-cell table:formula="of:= [.B86] + 1" office:value-type="float" office:value="82" calcext:value-type="float">
            <text:p>82</text:p>
          </table:table-cell>
          <table:table-cell table:formula="of:= 13 + 13.5 *[.B87] + 2.5 * [.B87] *[.B87]" office:value-type="float" office:value="17930" calcext:value-type="float">
            <text:p>17930</text:p>
          </table:table-cell>
          <table:table-cell table:formula="of:= [.C87] / [.$B$2]" office:value-type="float" office:value="8965" calcext:value-type="float">
            <text:p>8965</text:p>
          </table:table-cell>
          <table:table-cell table:formula="of:= [.D87] / 1000" office:value-type="float" office:value="8.965" calcext:value-type="float">
            <text:p>8.965</text:p>
          </table:table-cell>
        </table:table-row>
        <table:table-row table:style-name="ro1">
          <table:table-cell table:formula="of:=BASE([.B88];16;2)" office:value-type="string" office:string-value="53" calcext:value-type="string">
            <text:p>53</text:p>
          </table:table-cell>
          <table:table-cell table:formula="of:= [.B87] + 1" office:value-type="float" office:value="83" calcext:value-type="float">
            <text:p>83</text:p>
          </table:table-cell>
          <table:table-cell table:formula="of:= 13 + 13.5 *[.B88] + 2.5 * [.B88] *[.B88]" office:value-type="float" office:value="18356" calcext:value-type="float">
            <text:p>18356</text:p>
          </table:table-cell>
          <table:table-cell table:formula="of:= [.C88] / [.$B$2]" office:value-type="float" office:value="9178" calcext:value-type="float">
            <text:p>9178</text:p>
          </table:table-cell>
          <table:table-cell table:formula="of:= [.D88] / 1000" office:value-type="float" office:value="9.178" calcext:value-type="float">
            <text:p>9.178</text:p>
          </table:table-cell>
        </table:table-row>
        <table:table-row table:style-name="ro1">
          <table:table-cell table:formula="of:=BASE([.B89];16;2)" office:value-type="string" office:string-value="54" calcext:value-type="string">
            <text:p>54</text:p>
          </table:table-cell>
          <table:table-cell table:formula="of:= [.B88] + 1" office:value-type="float" office:value="84" calcext:value-type="float">
            <text:p>84</text:p>
          </table:table-cell>
          <table:table-cell table:formula="of:= 13 + 13.5 *[.B89] + 2.5 * [.B89] *[.B89]" office:value-type="float" office:value="18787" calcext:value-type="float">
            <text:p>18787</text:p>
          </table:table-cell>
          <table:table-cell table:formula="of:= [.C89] / [.$B$2]" office:value-type="float" office:value="9393.5" calcext:value-type="float">
            <text:p>9393.5</text:p>
          </table:table-cell>
          <table:table-cell table:formula="of:= [.D89] / 1000" office:value-type="float" office:value="9.3935" calcext:value-type="float">
            <text:p>9.3935</text:p>
          </table:table-cell>
        </table:table-row>
        <table:table-row table:style-name="ro1">
          <table:table-cell table:formula="of:=BASE([.B90];16;2)" office:value-type="string" office:string-value="55" calcext:value-type="string">
            <text:p>55</text:p>
          </table:table-cell>
          <table:table-cell table:formula="of:= [.B89] + 1" office:value-type="float" office:value="85" calcext:value-type="float">
            <text:p>85</text:p>
          </table:table-cell>
          <table:table-cell table:formula="of:= 13 + 13.5 *[.B90] + 2.5 * [.B90] *[.B90]" office:value-type="float" office:value="19223" calcext:value-type="float">
            <text:p>19223</text:p>
          </table:table-cell>
          <table:table-cell table:formula="of:= [.C90] / [.$B$2]" office:value-type="float" office:value="9611.5" calcext:value-type="float">
            <text:p>9611.5</text:p>
          </table:table-cell>
          <table:table-cell table:formula="of:= [.D90] / 1000" office:value-type="float" office:value="9.6115" calcext:value-type="float">
            <text:p>9.6115</text:p>
          </table:table-cell>
        </table:table-row>
        <table:table-row table:style-name="ro1">
          <table:table-cell table:formula="of:=BASE([.B91];16;2)" office:value-type="string" office:string-value="56" calcext:value-type="string">
            <text:p>56</text:p>
          </table:table-cell>
          <table:table-cell table:formula="of:= [.B90] + 1" office:value-type="float" office:value="86" calcext:value-type="float">
            <text:p>86</text:p>
          </table:table-cell>
          <table:table-cell table:formula="of:= 13 + 13.5 *[.B91] + 2.5 * [.B91] *[.B91]" office:value-type="float" office:value="19664" calcext:value-type="float">
            <text:p>19664</text:p>
          </table:table-cell>
          <table:table-cell table:formula="of:= [.C91] / [.$B$2]" office:value-type="float" office:value="9832" calcext:value-type="float">
            <text:p>9832</text:p>
          </table:table-cell>
          <table:table-cell table:formula="of:= [.D91] / 1000" office:value-type="float" office:value="9.832" calcext:value-type="float">
            <text:p>9.832</text:p>
          </table:table-cell>
        </table:table-row>
        <table:table-row table:style-name="ro1">
          <table:table-cell table:formula="of:=BASE([.B92];16;2)" office:value-type="string" office:string-value="57" calcext:value-type="string">
            <text:p>57</text:p>
          </table:table-cell>
          <table:table-cell table:formula="of:= [.B91] + 1" office:value-type="float" office:value="87" calcext:value-type="float">
            <text:p>87</text:p>
          </table:table-cell>
          <table:table-cell table:formula="of:= 13 + 13.5 *[.B92] + 2.5 * [.B92] *[.B92]" office:value-type="float" office:value="20110" calcext:value-type="float">
            <text:p>20110</text:p>
          </table:table-cell>
          <table:table-cell table:formula="of:= [.C92] / [.$B$2]" office:value-type="float" office:value="10055" calcext:value-type="float">
            <text:p>10055</text:p>
          </table:table-cell>
          <table:table-cell table:formula="of:= [.D92] / 1000" office:value-type="float" office:value="10.055" calcext:value-type="float">
            <text:p>10.055</text:p>
          </table:table-cell>
        </table:table-row>
        <table:table-row table:style-name="ro1">
          <table:table-cell table:formula="of:=BASE([.B93];16;2)" office:value-type="string" office:string-value="58" calcext:value-type="string">
            <text:p>58</text:p>
          </table:table-cell>
          <table:table-cell table:formula="of:= [.B92] + 1" office:value-type="float" office:value="88" calcext:value-type="float">
            <text:p>88</text:p>
          </table:table-cell>
          <table:table-cell table:formula="of:= 13 + 13.5 *[.B93] + 2.5 * [.B93] *[.B93]" office:value-type="float" office:value="20561" calcext:value-type="float">
            <text:p>20561</text:p>
          </table:table-cell>
          <table:table-cell table:formula="of:= [.C93] / [.$B$2]" office:value-type="float" office:value="10280.5" calcext:value-type="float">
            <text:p>10280.5</text:p>
          </table:table-cell>
          <table:table-cell table:formula="of:= [.D93] / 1000" office:value-type="float" office:value="10.2805" calcext:value-type="float">
            <text:p>10.2805</text:p>
          </table:table-cell>
        </table:table-row>
        <table:table-row table:style-name="ro1">
          <table:table-cell table:formula="of:=BASE([.B94];16;2)" office:value-type="string" office:string-value="59" calcext:value-type="string">
            <text:p>59</text:p>
          </table:table-cell>
          <table:table-cell table:formula="of:= [.B93] + 1" office:value-type="float" office:value="89" calcext:value-type="float">
            <text:p>89</text:p>
          </table:table-cell>
          <table:table-cell table:formula="of:= 13 + 13.5 *[.B94] + 2.5 * [.B94] *[.B94]" office:value-type="float" office:value="21017" calcext:value-type="float">
            <text:p>21017</text:p>
          </table:table-cell>
          <table:table-cell table:formula="of:= [.C94] / [.$B$2]" office:value-type="float" office:value="10508.5" calcext:value-type="float">
            <text:p>10508.5</text:p>
          </table:table-cell>
          <table:table-cell table:formula="of:= [.D94] / 1000" office:value-type="float" office:value="10.5085" calcext:value-type="float">
            <text:p>10.5085</text:p>
          </table:table-cell>
        </table:table-row>
        <table:table-row table:style-name="ro1">
          <table:table-cell table:formula="of:=BASE([.B95];16;2)" office:value-type="string" office:string-value="5A" calcext:value-type="string">
            <text:p>5A</text:p>
          </table:table-cell>
          <table:table-cell table:formula="of:= [.B94] + 1" office:value-type="float" office:value="90" calcext:value-type="float">
            <text:p>90</text:p>
          </table:table-cell>
          <table:table-cell table:formula="of:= 13 + 13.5 *[.B95] + 2.5 * [.B95] *[.B95]" office:value-type="float" office:value="21478" calcext:value-type="float">
            <text:p>21478</text:p>
          </table:table-cell>
          <table:table-cell table:formula="of:= [.C95] / [.$B$2]" office:value-type="float" office:value="10739" calcext:value-type="float">
            <text:p>10739</text:p>
          </table:table-cell>
          <table:table-cell table:formula="of:= [.D95] / 1000" office:value-type="float" office:value="10.739" calcext:value-type="float">
            <text:p>10.739</text:p>
          </table:table-cell>
        </table:table-row>
        <table:table-row table:style-name="ro1">
          <table:table-cell table:formula="of:=BASE([.B96];16;2)" office:value-type="string" office:string-value="5B" calcext:value-type="string">
            <text:p>5B</text:p>
          </table:table-cell>
          <table:table-cell table:formula="of:= [.B95] + 1" office:value-type="float" office:value="91" calcext:value-type="float">
            <text:p>91</text:p>
          </table:table-cell>
          <table:table-cell table:formula="of:= 13 + 13.5 *[.B96] + 2.5 * [.B96] *[.B96]" office:value-type="float" office:value="21944" calcext:value-type="float">
            <text:p>21944</text:p>
          </table:table-cell>
          <table:table-cell table:formula="of:= [.C96] / [.$B$2]" office:value-type="float" office:value="10972" calcext:value-type="float">
            <text:p>10972</text:p>
          </table:table-cell>
          <table:table-cell table:formula="of:= [.D96] / 1000" office:value-type="float" office:value="10.972" calcext:value-type="float">
            <text:p>10.972</text:p>
          </table:table-cell>
        </table:table-row>
        <table:table-row table:style-name="ro1">
          <table:table-cell table:formula="of:=BASE([.B97];16;2)" office:value-type="string" office:string-value="5C" calcext:value-type="string">
            <text:p>5C</text:p>
          </table:table-cell>
          <table:table-cell table:formula="of:= [.B96] + 1" office:value-type="float" office:value="92" calcext:value-type="float">
            <text:p>92</text:p>
          </table:table-cell>
          <table:table-cell table:formula="of:= 13 + 13.5 *[.B97] + 2.5 * [.B97] *[.B97]" office:value-type="float" office:value="22415" calcext:value-type="float">
            <text:p>22415</text:p>
          </table:table-cell>
          <table:table-cell table:formula="of:= [.C97] / [.$B$2]" office:value-type="float" office:value="11207.5" calcext:value-type="float">
            <text:p>11207.5</text:p>
          </table:table-cell>
          <table:table-cell table:formula="of:= [.D97] / 1000" office:value-type="float" office:value="11.2075" calcext:value-type="float">
            <text:p>11.2075</text:p>
          </table:table-cell>
        </table:table-row>
        <table:table-row table:style-name="ro1">
          <table:table-cell table:formula="of:=BASE([.B98];16;2)" office:value-type="string" office:string-value="5D" calcext:value-type="string">
            <text:p>5D</text:p>
          </table:table-cell>
          <table:table-cell table:formula="of:= [.B97] + 1" office:value-type="float" office:value="93" calcext:value-type="float">
            <text:p>93</text:p>
          </table:table-cell>
          <table:table-cell table:formula="of:= 13 + 13.5 *[.B98] + 2.5 * [.B98] *[.B98]" office:value-type="float" office:value="22891" calcext:value-type="float">
            <text:p>22891</text:p>
          </table:table-cell>
          <table:table-cell table:formula="of:= [.C98] / [.$B$2]" office:value-type="float" office:value="11445.5" calcext:value-type="float">
            <text:p>11445.5</text:p>
          </table:table-cell>
          <table:table-cell table:formula="of:= [.D98] / 1000" office:value-type="float" office:value="11.4455" calcext:value-type="float">
            <text:p>11.4455</text:p>
          </table:table-cell>
        </table:table-row>
        <table:table-row table:style-name="ro1">
          <table:table-cell table:formula="of:=BASE([.B99];16;2)" office:value-type="string" office:string-value="5E" calcext:value-type="string">
            <text:p>5E</text:p>
          </table:table-cell>
          <table:table-cell table:formula="of:= [.B98] + 1" office:value-type="float" office:value="94" calcext:value-type="float">
            <text:p>94</text:p>
          </table:table-cell>
          <table:table-cell table:formula="of:= 13 + 13.5 *[.B99] + 2.5 * [.B99] *[.B99]" office:value-type="float" office:value="23372" calcext:value-type="float">
            <text:p>23372</text:p>
          </table:table-cell>
          <table:table-cell table:formula="of:= [.C99] / [.$B$2]" office:value-type="float" office:value="11686" calcext:value-type="float">
            <text:p>11686</text:p>
          </table:table-cell>
          <table:table-cell table:formula="of:= [.D99] / 1000" office:value-type="float" office:value="11.686" calcext:value-type="float">
            <text:p>11.686</text:p>
          </table:table-cell>
        </table:table-row>
        <table:table-row table:style-name="ro1">
          <table:table-cell table:formula="of:=BASE([.B100];16;2)" office:value-type="string" office:string-value="5F" calcext:value-type="string">
            <text:p>5F</text:p>
          </table:table-cell>
          <table:table-cell table:formula="of:= [.B99] + 1" office:value-type="float" office:value="95" calcext:value-type="float">
            <text:p>95</text:p>
          </table:table-cell>
          <table:table-cell table:formula="of:= 13 + 13.5 *[.B100] + 2.5 * [.B100] *[.B100]" office:value-type="float" office:value="23858" calcext:value-type="float">
            <text:p>23858</text:p>
          </table:table-cell>
          <table:table-cell table:formula="of:= [.C100] / [.$B$2]" office:value-type="float" office:value="11929" calcext:value-type="float">
            <text:p>11929</text:p>
          </table:table-cell>
          <table:table-cell table:formula="of:= [.D100] / 1000" office:value-type="float" office:value="11.929" calcext:value-type="float">
            <text:p>11.929</text:p>
          </table:table-cell>
        </table:table-row>
        <table:table-row table:style-name="ro1">
          <table:table-cell table:formula="of:=BASE([.B101];16;2)" office:value-type="string" office:string-value="60" calcext:value-type="string">
            <text:p>60</text:p>
          </table:table-cell>
          <table:table-cell table:formula="of:= [.B100] + 1" office:value-type="float" office:value="96" calcext:value-type="float">
            <text:p>96</text:p>
          </table:table-cell>
          <table:table-cell table:formula="of:= 13 + 13.5 *[.B101] + 2.5 * [.B101] *[.B101]" office:value-type="float" office:value="24349" calcext:value-type="float">
            <text:p>24349</text:p>
          </table:table-cell>
          <table:table-cell table:formula="of:= [.C101] / [.$B$2]" office:value-type="float" office:value="12174.5" calcext:value-type="float">
            <text:p>12174.5</text:p>
          </table:table-cell>
          <table:table-cell table:formula="of:= [.D101] / 1000" office:value-type="float" office:value="12.1745" calcext:value-type="float">
            <text:p>12.1745</text:p>
          </table:table-cell>
        </table:table-row>
        <table:table-row table:style-name="ro1">
          <table:table-cell table:formula="of:=BASE([.B102];16;2)" office:value-type="string" office:string-value="61" calcext:value-type="string">
            <text:p>61</text:p>
          </table:table-cell>
          <table:table-cell table:formula="of:= [.B101] + 1" office:value-type="float" office:value="97" calcext:value-type="float">
            <text:p>97</text:p>
          </table:table-cell>
          <table:table-cell table:formula="of:= 13 + 13.5 *[.B102] + 2.5 * [.B102] *[.B102]" office:value-type="float" office:value="24845" calcext:value-type="float">
            <text:p>24845</text:p>
          </table:table-cell>
          <table:table-cell table:formula="of:= [.C102] / [.$B$2]" office:value-type="float" office:value="12422.5" calcext:value-type="float">
            <text:p>12422.5</text:p>
          </table:table-cell>
          <table:table-cell table:formula="of:= [.D102] / 1000" office:value-type="float" office:value="12.4225" calcext:value-type="float">
            <text:p>12.4225</text:p>
          </table:table-cell>
        </table:table-row>
        <table:table-row table:style-name="ro1">
          <table:table-cell table:formula="of:=BASE([.B103];16;2)" office:value-type="string" office:string-value="62" calcext:value-type="string">
            <text:p>62</text:p>
          </table:table-cell>
          <table:table-cell table:formula="of:= [.B102] + 1" office:value-type="float" office:value="98" calcext:value-type="float">
            <text:p>98</text:p>
          </table:table-cell>
          <table:table-cell table:formula="of:= 13 + 13.5 *[.B103] + 2.5 * [.B103] *[.B103]" office:value-type="float" office:value="25346" calcext:value-type="float">
            <text:p>25346</text:p>
          </table:table-cell>
          <table:table-cell table:formula="of:= [.C103] / [.$B$2]" office:value-type="float" office:value="12673" calcext:value-type="float">
            <text:p>12673</text:p>
          </table:table-cell>
          <table:table-cell table:formula="of:= [.D103] / 1000" office:value-type="float" office:value="12.673" calcext:value-type="float">
            <text:p>12.673</text:p>
          </table:table-cell>
        </table:table-row>
        <table:table-row table:style-name="ro1">
          <table:table-cell table:formula="of:=BASE([.B104];16;2)" office:value-type="string" office:string-value="63" calcext:value-type="string">
            <text:p>63</text:p>
          </table:table-cell>
          <table:table-cell table:formula="of:= [.B103] + 1" office:value-type="float" office:value="99" calcext:value-type="float">
            <text:p>99</text:p>
          </table:table-cell>
          <table:table-cell table:formula="of:= 13 + 13.5 *[.B104] + 2.5 * [.B104] *[.B104]" office:value-type="float" office:value="25852" calcext:value-type="float">
            <text:p>25852</text:p>
          </table:table-cell>
          <table:table-cell table:formula="of:= [.C104] / [.$B$2]" office:value-type="float" office:value="12926" calcext:value-type="float">
            <text:p>12926</text:p>
          </table:table-cell>
          <table:table-cell table:formula="of:= [.D104] / 1000" office:value-type="float" office:value="12.926" calcext:value-type="float">
            <text:p>12.926</text:p>
          </table:table-cell>
        </table:table-row>
        <table:table-row table:style-name="ro1">
          <table:table-cell table:formula="of:=BASE([.B105];16;2)" office:value-type="string" office:string-value="64" calcext:value-type="string">
            <text:p>64</text:p>
          </table:table-cell>
          <table:table-cell table:formula="of:= [.B104] + 1" office:value-type="float" office:value="100" calcext:value-type="float">
            <text:p>100</text:p>
          </table:table-cell>
          <table:table-cell table:formula="of:= 13 + 13.5 *[.B105] + 2.5 * [.B105] *[.B105]" office:value-type="float" office:value="26363" calcext:value-type="float">
            <text:p>26363</text:p>
          </table:table-cell>
          <table:table-cell table:formula="of:= [.C105] / [.$B$2]" office:value-type="float" office:value="13181.5" calcext:value-type="float">
            <text:p>13181.5</text:p>
          </table:table-cell>
          <table:table-cell table:formula="of:= [.D105] / 1000" office:value-type="float" office:value="13.1815" calcext:value-type="float">
            <text:p>13.1815</text:p>
          </table:table-cell>
        </table:table-row>
        <table:table-row table:style-name="ro1">
          <table:table-cell table:formula="of:=BASE([.B106];16;2)" office:value-type="string" office:string-value="65" calcext:value-type="string">
            <text:p>65</text:p>
          </table:table-cell>
          <table:table-cell table:formula="of:= [.B105] + 1" office:value-type="float" office:value="101" calcext:value-type="float">
            <text:p>101</text:p>
          </table:table-cell>
          <table:table-cell table:formula="of:= 13 + 13.5 *[.B106] + 2.5 * [.B106] *[.B106]" office:value-type="float" office:value="26879" calcext:value-type="float">
            <text:p>26879</text:p>
          </table:table-cell>
          <table:table-cell table:formula="of:= [.C106] / [.$B$2]" office:value-type="float" office:value="13439.5" calcext:value-type="float">
            <text:p>13439.5</text:p>
          </table:table-cell>
          <table:table-cell table:formula="of:= [.D106] / 1000" office:value-type="float" office:value="13.4395" calcext:value-type="float">
            <text:p>13.4395</text:p>
          </table:table-cell>
        </table:table-row>
        <table:table-row table:style-name="ro1">
          <table:table-cell table:formula="of:=BASE([.B107];16;2)" office:value-type="string" office:string-value="66" calcext:value-type="string">
            <text:p>66</text:p>
          </table:table-cell>
          <table:table-cell table:formula="of:= [.B106] + 1" office:value-type="float" office:value="102" calcext:value-type="float">
            <text:p>102</text:p>
          </table:table-cell>
          <table:table-cell table:formula="of:= 13 + 13.5 *[.B107] + 2.5 * [.B107] *[.B107]" office:value-type="float" office:value="27400" calcext:value-type="float">
            <text:p>27400</text:p>
          </table:table-cell>
          <table:table-cell table:formula="of:= [.C107] / [.$B$2]" office:value-type="float" office:value="13700" calcext:value-type="float">
            <text:p>13700</text:p>
          </table:table-cell>
          <table:table-cell table:formula="of:= [.D107] / 1000" office:value-type="float" office:value="13.7" calcext:value-type="float">
            <text:p>13.7</text:p>
          </table:table-cell>
        </table:table-row>
        <table:table-row table:style-name="ro1">
          <table:table-cell table:formula="of:=BASE([.B108];16;2)" office:value-type="string" office:string-value="67" calcext:value-type="string">
            <text:p>67</text:p>
          </table:table-cell>
          <table:table-cell table:formula="of:= [.B107] + 1" office:value-type="float" office:value="103" calcext:value-type="float">
            <text:p>103</text:p>
          </table:table-cell>
          <table:table-cell table:formula="of:= 13 + 13.5 *[.B108] + 2.5 * [.B108] *[.B108]" office:value-type="float" office:value="27926" calcext:value-type="float">
            <text:p>27926</text:p>
          </table:table-cell>
          <table:table-cell table:formula="of:= [.C108] / [.$B$2]" office:value-type="float" office:value="13963" calcext:value-type="float">
            <text:p>13963</text:p>
          </table:table-cell>
          <table:table-cell table:formula="of:= [.D108] / 1000" office:value-type="float" office:value="13.963" calcext:value-type="float">
            <text:p>13.963</text:p>
          </table:table-cell>
        </table:table-row>
        <table:table-row table:style-name="ro1">
          <table:table-cell table:formula="of:=BASE([.B109];16;2)" office:value-type="string" office:string-value="68" calcext:value-type="string">
            <text:p>68</text:p>
          </table:table-cell>
          <table:table-cell table:formula="of:= [.B108] + 1" office:value-type="float" office:value="104" calcext:value-type="float">
            <text:p>104</text:p>
          </table:table-cell>
          <table:table-cell table:formula="of:= 13 + 13.5 *[.B109] + 2.5 * [.B109] *[.B109]" office:value-type="float" office:value="28457" calcext:value-type="float">
            <text:p>28457</text:p>
          </table:table-cell>
          <table:table-cell table:formula="of:= [.C109] / [.$B$2]" office:value-type="float" office:value="14228.5" calcext:value-type="float">
            <text:p>14228.5</text:p>
          </table:table-cell>
          <table:table-cell table:formula="of:= [.D109] / 1000" office:value-type="float" office:value="14.2285" calcext:value-type="float">
            <text:p>14.2285</text:p>
          </table:table-cell>
        </table:table-row>
        <table:table-row table:style-name="ro1">
          <table:table-cell table:formula="of:=BASE([.B110];16;2)" office:value-type="string" office:string-value="69" calcext:value-type="string">
            <text:p>69</text:p>
          </table:table-cell>
          <table:table-cell table:formula="of:= [.B109] + 1" office:value-type="float" office:value="105" calcext:value-type="float">
            <text:p>105</text:p>
          </table:table-cell>
          <table:table-cell table:formula="of:= 13 + 13.5 *[.B110] + 2.5 * [.B110] *[.B110]" office:value-type="float" office:value="28993" calcext:value-type="float">
            <text:p>28993</text:p>
          </table:table-cell>
          <table:table-cell table:formula="of:= [.C110] / [.$B$2]" office:value-type="float" office:value="14496.5" calcext:value-type="float">
            <text:p>14496.5</text:p>
          </table:table-cell>
          <table:table-cell table:formula="of:= [.D110] / 1000" office:value-type="float" office:value="14.4965" calcext:value-type="float">
            <text:p>14.4965</text:p>
          </table:table-cell>
        </table:table-row>
        <table:table-row table:style-name="ro1">
          <table:table-cell table:formula="of:=BASE([.B111];16;2)" office:value-type="string" office:string-value="6A" calcext:value-type="string">
            <text:p>6A</text:p>
          </table:table-cell>
          <table:table-cell table:formula="of:= [.B110] + 1" office:value-type="float" office:value="106" calcext:value-type="float">
            <text:p>106</text:p>
          </table:table-cell>
          <table:table-cell table:formula="of:= 13 + 13.5 *[.B111] + 2.5 * [.B111] *[.B111]" office:value-type="float" office:value="29534" calcext:value-type="float">
            <text:p>29534</text:p>
          </table:table-cell>
          <table:table-cell table:formula="of:= [.C111] / [.$B$2]" office:value-type="float" office:value="14767" calcext:value-type="float">
            <text:p>14767</text:p>
          </table:table-cell>
          <table:table-cell table:formula="of:= [.D111] / 1000" office:value-type="float" office:value="14.767" calcext:value-type="float">
            <text:p>14.767</text:p>
          </table:table-cell>
        </table:table-row>
        <table:table-row table:style-name="ro1">
          <table:table-cell table:formula="of:=BASE([.B112];16;2)" office:value-type="string" office:string-value="6B" calcext:value-type="string">
            <text:p>6B</text:p>
          </table:table-cell>
          <table:table-cell table:formula="of:= [.B111] + 1" office:value-type="float" office:value="107" calcext:value-type="float">
            <text:p>107</text:p>
          </table:table-cell>
          <table:table-cell table:formula="of:= 13 + 13.5 *[.B112] + 2.5 * [.B112] *[.B112]" office:value-type="float" office:value="30080" calcext:value-type="float">
            <text:p>30080</text:p>
          </table:table-cell>
          <table:table-cell table:formula="of:= [.C112] / [.$B$2]" office:value-type="float" office:value="15040" calcext:value-type="float">
            <text:p>15040</text:p>
          </table:table-cell>
          <table:table-cell table:formula="of:= [.D112] / 1000" office:value-type="float" office:value="15.04" calcext:value-type="float">
            <text:p>15.04</text:p>
          </table:table-cell>
        </table:table-row>
        <table:table-row table:style-name="ro1">
          <table:table-cell table:formula="of:=BASE([.B113];16;2)" office:value-type="string" office:string-value="6C" calcext:value-type="string">
            <text:p>6C</text:p>
          </table:table-cell>
          <table:table-cell table:formula="of:= [.B112] + 1" office:value-type="float" office:value="108" calcext:value-type="float">
            <text:p>108</text:p>
          </table:table-cell>
          <table:table-cell table:formula="of:= 13 + 13.5 *[.B113] + 2.5 * [.B113] *[.B113]" office:value-type="float" office:value="30631" calcext:value-type="float">
            <text:p>30631</text:p>
          </table:table-cell>
          <table:table-cell table:formula="of:= [.C113] / [.$B$2]" office:value-type="float" office:value="15315.5" calcext:value-type="float">
            <text:p>15315.5</text:p>
          </table:table-cell>
          <table:table-cell table:formula="of:= [.D113] / 1000" office:value-type="float" office:value="15.3155" calcext:value-type="float">
            <text:p>15.3155</text:p>
          </table:table-cell>
        </table:table-row>
        <table:table-row table:style-name="ro1">
          <table:table-cell table:formula="of:=BASE([.B114];16;2)" office:value-type="string" office:string-value="6D" calcext:value-type="string">
            <text:p>6D</text:p>
          </table:table-cell>
          <table:table-cell table:formula="of:= [.B113] + 1" office:value-type="float" office:value="109" calcext:value-type="float">
            <text:p>109</text:p>
          </table:table-cell>
          <table:table-cell table:formula="of:= 13 + 13.5 *[.B114] + 2.5 * [.B114] *[.B114]" office:value-type="float" office:value="31187" calcext:value-type="float">
            <text:p>31187</text:p>
          </table:table-cell>
          <table:table-cell table:formula="of:= [.C114] / [.$B$2]" office:value-type="float" office:value="15593.5" calcext:value-type="float">
            <text:p>15593.5</text:p>
          </table:table-cell>
          <table:table-cell table:formula="of:= [.D114] / 1000" office:value-type="float" office:value="15.5935" calcext:value-type="float">
            <text:p>15.5935</text:p>
          </table:table-cell>
        </table:table-row>
        <table:table-row table:style-name="ro1">
          <table:table-cell table:formula="of:=BASE([.B115];16;2)" office:value-type="string" office:string-value="6E" calcext:value-type="string">
            <text:p>6E</text:p>
          </table:table-cell>
          <table:table-cell table:formula="of:= [.B114] + 1" office:value-type="float" office:value="110" calcext:value-type="float">
            <text:p>110</text:p>
          </table:table-cell>
          <table:table-cell table:formula="of:= 13 + 13.5 *[.B115] + 2.5 * [.B115] *[.B115]" office:value-type="float" office:value="31748" calcext:value-type="float">
            <text:p>31748</text:p>
          </table:table-cell>
          <table:table-cell table:formula="of:= [.C115] / [.$B$2]" office:value-type="float" office:value="15874" calcext:value-type="float">
            <text:p>15874</text:p>
          </table:table-cell>
          <table:table-cell table:formula="of:= [.D115] / 1000" office:value-type="float" office:value="15.874" calcext:value-type="float">
            <text:p>15.874</text:p>
          </table:table-cell>
        </table:table-row>
        <table:table-row table:style-name="ro1">
          <table:table-cell table:formula="of:=BASE([.B116];16;2)" office:value-type="string" office:string-value="6F" calcext:value-type="string">
            <text:p>6F</text:p>
          </table:table-cell>
          <table:table-cell table:formula="of:= [.B115] + 1" office:value-type="float" office:value="111" calcext:value-type="float">
            <text:p>111</text:p>
          </table:table-cell>
          <table:table-cell table:formula="of:= 13 + 13.5 *[.B116] + 2.5 * [.B116] *[.B116]" office:value-type="float" office:value="32314" calcext:value-type="float">
            <text:p>32314</text:p>
          </table:table-cell>
          <table:table-cell table:formula="of:= [.C116] / [.$B$2]" office:value-type="float" office:value="16157" calcext:value-type="float">
            <text:p>16157</text:p>
          </table:table-cell>
          <table:table-cell table:formula="of:= [.D116] / 1000" office:value-type="float" office:value="16.157" calcext:value-type="float">
            <text:p>16.157</text:p>
          </table:table-cell>
        </table:table-row>
        <table:table-row table:style-name="ro1">
          <table:table-cell table:formula="of:=BASE([.B117];16;2)" office:value-type="string" office:string-value="70" calcext:value-type="string">
            <text:p>70</text:p>
          </table:table-cell>
          <table:table-cell table:formula="of:= [.B116] + 1" office:value-type="float" office:value="112" calcext:value-type="float">
            <text:p>112</text:p>
          </table:table-cell>
          <table:table-cell table:formula="of:= 13 + 13.5 *[.B117] + 2.5 * [.B117] *[.B117]" office:value-type="float" office:value="32885" calcext:value-type="float">
            <text:p>32885</text:p>
          </table:table-cell>
          <table:table-cell table:formula="of:= [.C117] / [.$B$2]" office:value-type="float" office:value="16442.5" calcext:value-type="float">
            <text:p>16442.5</text:p>
          </table:table-cell>
          <table:table-cell table:formula="of:= [.D117] / 1000" office:value-type="float" office:value="16.4425" calcext:value-type="float">
            <text:p>16.4425</text:p>
          </table:table-cell>
        </table:table-row>
        <table:table-row table:style-name="ro1">
          <table:table-cell table:formula="of:=BASE([.B118];16;2)" office:value-type="string" office:string-value="71" calcext:value-type="string">
            <text:p>71</text:p>
          </table:table-cell>
          <table:table-cell table:formula="of:= [.B117] + 1" office:value-type="float" office:value="113" calcext:value-type="float">
            <text:p>113</text:p>
          </table:table-cell>
          <table:table-cell table:formula="of:= 13 + 13.5 *[.B118] + 2.5 * [.B118] *[.B118]" office:value-type="float" office:value="33461" calcext:value-type="float">
            <text:p>33461</text:p>
          </table:table-cell>
          <table:table-cell table:formula="of:= [.C118] / [.$B$2]" office:value-type="float" office:value="16730.5" calcext:value-type="float">
            <text:p>16730.5</text:p>
          </table:table-cell>
          <table:table-cell table:formula="of:= [.D118] / 1000" office:value-type="float" office:value="16.7305" calcext:value-type="float">
            <text:p>16.7305</text:p>
          </table:table-cell>
        </table:table-row>
        <table:table-row table:style-name="ro1">
          <table:table-cell table:formula="of:=BASE([.B119];16;2)" office:value-type="string" office:string-value="72" calcext:value-type="string">
            <text:p>72</text:p>
          </table:table-cell>
          <table:table-cell table:formula="of:= [.B118] + 1" office:value-type="float" office:value="114" calcext:value-type="float">
            <text:p>114</text:p>
          </table:table-cell>
          <table:table-cell table:formula="of:= 13 + 13.5 *[.B119] + 2.5 * [.B119] *[.B119]" office:value-type="float" office:value="34042" calcext:value-type="float">
            <text:p>34042</text:p>
          </table:table-cell>
          <table:table-cell table:formula="of:= [.C119] / [.$B$2]" office:value-type="float" office:value="17021" calcext:value-type="float">
            <text:p>17021</text:p>
          </table:table-cell>
          <table:table-cell table:formula="of:= [.D119] / 1000" office:value-type="float" office:value="17.021" calcext:value-type="float">
            <text:p>17.021</text:p>
          </table:table-cell>
        </table:table-row>
        <table:table-row table:style-name="ro1">
          <table:table-cell table:formula="of:=BASE([.B120];16;2)" office:value-type="string" office:string-value="73" calcext:value-type="string">
            <text:p>73</text:p>
          </table:table-cell>
          <table:table-cell table:formula="of:= [.B119] + 1" office:value-type="float" office:value="115" calcext:value-type="float">
            <text:p>115</text:p>
          </table:table-cell>
          <table:table-cell table:formula="of:= 13 + 13.5 *[.B120] + 2.5 * [.B120] *[.B120]" office:value-type="float" office:value="34628" calcext:value-type="float">
            <text:p>34628</text:p>
          </table:table-cell>
          <table:table-cell table:formula="of:= [.C120] / [.$B$2]" office:value-type="float" office:value="17314" calcext:value-type="float">
            <text:p>17314</text:p>
          </table:table-cell>
          <table:table-cell table:formula="of:= [.D120] / 1000" office:value-type="float" office:value="17.314" calcext:value-type="float">
            <text:p>17.314</text:p>
          </table:table-cell>
        </table:table-row>
        <table:table-row table:style-name="ro1">
          <table:table-cell table:formula="of:=BASE([.B121];16;2)" office:value-type="string" office:string-value="74" calcext:value-type="string">
            <text:p>74</text:p>
          </table:table-cell>
          <table:table-cell table:formula="of:= [.B120] + 1" office:value-type="float" office:value="116" calcext:value-type="float">
            <text:p>116</text:p>
          </table:table-cell>
          <table:table-cell table:formula="of:= 13 + 13.5 *[.B121] + 2.5 * [.B121] *[.B121]" office:value-type="float" office:value="35219" calcext:value-type="float">
            <text:p>35219</text:p>
          </table:table-cell>
          <table:table-cell table:formula="of:= [.C121] / [.$B$2]" office:value-type="float" office:value="17609.5" calcext:value-type="float">
            <text:p>17609.5</text:p>
          </table:table-cell>
          <table:table-cell table:formula="of:= [.D121] / 1000" office:value-type="float" office:value="17.6095" calcext:value-type="float">
            <text:p>17.6095</text:p>
          </table:table-cell>
        </table:table-row>
        <table:table-row table:style-name="ro1">
          <table:table-cell table:formula="of:=BASE([.B122];16;2)" office:value-type="string" office:string-value="75" calcext:value-type="string">
            <text:p>75</text:p>
          </table:table-cell>
          <table:table-cell table:formula="of:= [.B121] + 1" office:value-type="float" office:value="117" calcext:value-type="float">
            <text:p>117</text:p>
          </table:table-cell>
          <table:table-cell table:formula="of:= 13 + 13.5 *[.B122] + 2.5 * [.B122] *[.B122]" office:value-type="float" office:value="35815" calcext:value-type="float">
            <text:p>35815</text:p>
          </table:table-cell>
          <table:table-cell table:formula="of:= [.C122] / [.$B$2]" office:value-type="float" office:value="17907.5" calcext:value-type="float">
            <text:p>17907.5</text:p>
          </table:table-cell>
          <table:table-cell table:formula="of:= [.D122] / 1000" office:value-type="float" office:value="17.9075" calcext:value-type="float">
            <text:p>17.9075</text:p>
          </table:table-cell>
        </table:table-row>
        <table:table-row table:style-name="ro1">
          <table:table-cell table:formula="of:=BASE([.B123];16;2)" office:value-type="string" office:string-value="76" calcext:value-type="string">
            <text:p>76</text:p>
          </table:table-cell>
          <table:table-cell table:formula="of:= [.B122] + 1" office:value-type="float" office:value="118" calcext:value-type="float">
            <text:p>118</text:p>
          </table:table-cell>
          <table:table-cell table:formula="of:= 13 + 13.5 *[.B123] + 2.5 * [.B123] *[.B123]" office:value-type="float" office:value="36416" calcext:value-type="float">
            <text:p>36416</text:p>
          </table:table-cell>
          <table:table-cell table:formula="of:= [.C123] / [.$B$2]" office:value-type="float" office:value="18208" calcext:value-type="float">
            <text:p>18208</text:p>
          </table:table-cell>
          <table:table-cell table:formula="of:= [.D123] / 1000" office:value-type="float" office:value="18.208" calcext:value-type="float">
            <text:p>18.208</text:p>
          </table:table-cell>
        </table:table-row>
        <table:table-row table:style-name="ro1">
          <table:table-cell table:formula="of:=BASE([.B124];16;2)" office:value-type="string" office:string-value="77" calcext:value-type="string">
            <text:p>77</text:p>
          </table:table-cell>
          <table:table-cell table:formula="of:= [.B123] + 1" office:value-type="float" office:value="119" calcext:value-type="float">
            <text:p>119</text:p>
          </table:table-cell>
          <table:table-cell table:formula="of:= 13 + 13.5 *[.B124] + 2.5 * [.B124] *[.B124]" office:value-type="float" office:value="37022" calcext:value-type="float">
            <text:p>37022</text:p>
          </table:table-cell>
          <table:table-cell table:formula="of:= [.C124] / [.$B$2]" office:value-type="float" office:value="18511" calcext:value-type="float">
            <text:p>18511</text:p>
          </table:table-cell>
          <table:table-cell table:formula="of:= [.D124] / 1000" office:value-type="float" office:value="18.511" calcext:value-type="float">
            <text:p>18.511</text:p>
          </table:table-cell>
        </table:table-row>
        <table:table-row table:style-name="ro1">
          <table:table-cell table:formula="of:=BASE([.B125];16;2)" office:value-type="string" office:string-value="78" calcext:value-type="string">
            <text:p>78</text:p>
          </table:table-cell>
          <table:table-cell table:formula="of:= [.B124] + 1" office:value-type="float" office:value="120" calcext:value-type="float">
            <text:p>120</text:p>
          </table:table-cell>
          <table:table-cell table:formula="of:= 13 + 13.5 *[.B125] + 2.5 * [.B125] *[.B125]" office:value-type="float" office:value="37633" calcext:value-type="float">
            <text:p>37633</text:p>
          </table:table-cell>
          <table:table-cell table:formula="of:= [.C125] / [.$B$2]" office:value-type="float" office:value="18816.5" calcext:value-type="float">
            <text:p>18816.5</text:p>
          </table:table-cell>
          <table:table-cell table:formula="of:= [.D125] / 1000" office:value-type="float" office:value="18.8165" calcext:value-type="float">
            <text:p>18.8165</text:p>
          </table:table-cell>
        </table:table-row>
        <table:table-row table:style-name="ro1">
          <table:table-cell table:formula="of:=BASE([.B126];16;2)" office:value-type="string" office:string-value="79" calcext:value-type="string">
            <text:p>79</text:p>
          </table:table-cell>
          <table:table-cell table:formula="of:= [.B125] + 1" office:value-type="float" office:value="121" calcext:value-type="float">
            <text:p>121</text:p>
          </table:table-cell>
          <table:table-cell table:formula="of:= 13 + 13.5 *[.B126] + 2.5 * [.B126] *[.B126]" office:value-type="float" office:value="38249" calcext:value-type="float">
            <text:p>38249</text:p>
          </table:table-cell>
          <table:table-cell table:formula="of:= [.C126] / [.$B$2]" office:value-type="float" office:value="19124.5" calcext:value-type="float">
            <text:p>19124.5</text:p>
          </table:table-cell>
          <table:table-cell table:formula="of:= [.D126] / 1000" office:value-type="float" office:value="19.1245" calcext:value-type="float">
            <text:p>19.1245</text:p>
          </table:table-cell>
        </table:table-row>
        <table:table-row table:style-name="ro1">
          <table:table-cell table:formula="of:=BASE([.B127];16;2)" office:value-type="string" office:string-value="7A" calcext:value-type="string">
            <text:p>7A</text:p>
          </table:table-cell>
          <table:table-cell table:formula="of:= [.B126] + 1" office:value-type="float" office:value="122" calcext:value-type="float">
            <text:p>122</text:p>
          </table:table-cell>
          <table:table-cell table:formula="of:= 13 + 13.5 *[.B127] + 2.5 * [.B127] *[.B127]" office:value-type="float" office:value="38870" calcext:value-type="float">
            <text:p>38870</text:p>
          </table:table-cell>
          <table:table-cell table:formula="of:= [.C127] / [.$B$2]" office:value-type="float" office:value="19435" calcext:value-type="float">
            <text:p>19435</text:p>
          </table:table-cell>
          <table:table-cell table:formula="of:= [.D127] / 1000" office:value-type="float" office:value="19.435" calcext:value-type="float">
            <text:p>19.435</text:p>
          </table:table-cell>
        </table:table-row>
        <table:table-row table:style-name="ro1">
          <table:table-cell table:formula="of:=BASE([.B128];16;2)" office:value-type="string" office:string-value="7B" calcext:value-type="string">
            <text:p>7B</text:p>
          </table:table-cell>
          <table:table-cell table:formula="of:= [.B127] + 1" office:value-type="float" office:value="123" calcext:value-type="float">
            <text:p>123</text:p>
          </table:table-cell>
          <table:table-cell table:formula="of:= 13 + 13.5 *[.B128] + 2.5 * [.B128] *[.B128]" office:value-type="float" office:value="39496" calcext:value-type="float">
            <text:p>39496</text:p>
          </table:table-cell>
          <table:table-cell table:formula="of:= [.C128] / [.$B$2]" office:value-type="float" office:value="19748" calcext:value-type="float">
            <text:p>19748</text:p>
          </table:table-cell>
          <table:table-cell table:formula="of:= [.D128] / 1000" office:value-type="float" office:value="19.748" calcext:value-type="float">
            <text:p>19.748</text:p>
          </table:table-cell>
        </table:table-row>
        <table:table-row table:style-name="ro1">
          <table:table-cell table:formula="of:=BASE([.B129];16;2)" office:value-type="string" office:string-value="7C" calcext:value-type="string">
            <text:p>7C</text:p>
          </table:table-cell>
          <table:table-cell table:formula="of:= [.B128] + 1" office:value-type="float" office:value="124" calcext:value-type="float">
            <text:p>124</text:p>
          </table:table-cell>
          <table:table-cell table:formula="of:= 13 + 13.5 *[.B129] + 2.5 * [.B129] *[.B129]" office:value-type="float" office:value="40127" calcext:value-type="float">
            <text:p>40127</text:p>
          </table:table-cell>
          <table:table-cell table:formula="of:= [.C129] / [.$B$2]" office:value-type="float" office:value="20063.5" calcext:value-type="float">
            <text:p>20063.5</text:p>
          </table:table-cell>
          <table:table-cell table:formula="of:= [.D129] / 1000" office:value-type="float" office:value="20.0635" calcext:value-type="float">
            <text:p>20.0635</text:p>
          </table:table-cell>
        </table:table-row>
        <table:table-row table:style-name="ro1">
          <table:table-cell table:formula="of:=BASE([.B130];16;2)" office:value-type="string" office:string-value="7D" calcext:value-type="string">
            <text:p>7D</text:p>
          </table:table-cell>
          <table:table-cell table:formula="of:= [.B129] + 1" office:value-type="float" office:value="125" calcext:value-type="float">
            <text:p>125</text:p>
          </table:table-cell>
          <table:table-cell table:formula="of:= 13 + 13.5 *[.B130] + 2.5 * [.B130] *[.B130]" office:value-type="float" office:value="40763" calcext:value-type="float">
            <text:p>40763</text:p>
          </table:table-cell>
          <table:table-cell table:formula="of:= [.C130] / [.$B$2]" office:value-type="float" office:value="20381.5" calcext:value-type="float">
            <text:p>20381.5</text:p>
          </table:table-cell>
          <table:table-cell table:formula="of:= [.D130] / 1000" office:value-type="float" office:value="20.3815" calcext:value-type="float">
            <text:p>20.3815</text:p>
          </table:table-cell>
        </table:table-row>
        <table:table-row table:style-name="ro1">
          <table:table-cell table:formula="of:=BASE([.B131];16;2)" office:value-type="string" office:string-value="7E" calcext:value-type="string">
            <text:p>7E</text:p>
          </table:table-cell>
          <table:table-cell table:formula="of:= [.B130] + 1" office:value-type="float" office:value="126" calcext:value-type="float">
            <text:p>126</text:p>
          </table:table-cell>
          <table:table-cell table:formula="of:= 13 + 13.5 *[.B131] + 2.5 * [.B131] *[.B131]" office:value-type="float" office:value="41404" calcext:value-type="float">
            <text:p>41404</text:p>
          </table:table-cell>
          <table:table-cell table:formula="of:= [.C131] / [.$B$2]" office:value-type="float" office:value="20702" calcext:value-type="float">
            <text:p>20702</text:p>
          </table:table-cell>
          <table:table-cell table:formula="of:= [.D131] / 1000" office:value-type="float" office:value="20.702" calcext:value-type="float">
            <text:p>20.702</text:p>
          </table:table-cell>
        </table:table-row>
        <table:table-row table:style-name="ro1">
          <table:table-cell table:formula="of:=BASE([.B132];16;2)" office:value-type="string" office:string-value="7F" calcext:value-type="string">
            <text:p>7F</text:p>
          </table:table-cell>
          <table:table-cell table:formula="of:= [.B131] + 1" office:value-type="float" office:value="127" calcext:value-type="float">
            <text:p>127</text:p>
          </table:table-cell>
          <table:table-cell table:formula="of:= 13 + 13.5 *[.B132] + 2.5 * [.B132] *[.B132]" office:value-type="float" office:value="42050" calcext:value-type="float">
            <text:p>42050</text:p>
          </table:table-cell>
          <table:table-cell table:formula="of:= [.C132] / [.$B$2]" office:value-type="float" office:value="21025" calcext:value-type="float">
            <text:p>21025</text:p>
          </table:table-cell>
          <table:table-cell table:formula="of:= [.D132] / 1000" office:value-type="float" office:value="21.025" calcext:value-type="float">
            <text:p>21.025</text:p>
          </table:table-cell>
        </table:table-row>
        <table:table-row table:style-name="ro1">
          <table:table-cell table:formula="of:=BASE([.B133];16;2)" office:value-type="string" office:string-value="80" calcext:value-type="string">
            <text:p>80</text:p>
          </table:table-cell>
          <table:table-cell table:formula="of:= [.B132] + 1" office:value-type="float" office:value="128" calcext:value-type="float">
            <text:p>128</text:p>
          </table:table-cell>
          <table:table-cell table:formula="of:= 13 + 13.5 *[.B133] + 2.5 * [.B133] *[.B133]" office:value-type="float" office:value="42701" calcext:value-type="float">
            <text:p>42701</text:p>
          </table:table-cell>
          <table:table-cell table:formula="of:= [.C133] / [.$B$2]" office:value-type="float" office:value="21350.5" calcext:value-type="float">
            <text:p>21350.5</text:p>
          </table:table-cell>
          <table:table-cell table:formula="of:= [.D133] / 1000" office:value-type="float" office:value="21.3505" calcext:value-type="float">
            <text:p>21.3505</text:p>
          </table:table-cell>
        </table:table-row>
        <table:table-row table:style-name="ro1">
          <table:table-cell table:formula="of:=BASE([.B134];16;2)" office:value-type="string" office:string-value="81" calcext:value-type="string">
            <text:p>81</text:p>
          </table:table-cell>
          <table:table-cell table:formula="of:= [.B133] + 1" office:value-type="float" office:value="129" calcext:value-type="float">
            <text:p>129</text:p>
          </table:table-cell>
          <table:table-cell table:formula="of:= 13 + 13.5 *[.B134] + 2.5 * [.B134] *[.B134]" office:value-type="float" office:value="43357" calcext:value-type="float">
            <text:p>43357</text:p>
          </table:table-cell>
          <table:table-cell table:formula="of:= [.C134] / [.$B$2]" office:value-type="float" office:value="21678.5" calcext:value-type="float">
            <text:p>21678.5</text:p>
          </table:table-cell>
          <table:table-cell table:formula="of:= [.D134] / 1000" office:value-type="float" office:value="21.6785" calcext:value-type="float">
            <text:p>21.6785</text:p>
          </table:table-cell>
        </table:table-row>
        <table:table-row table:style-name="ro1">
          <table:table-cell table:formula="of:=BASE([.B135];16;2)" office:value-type="string" office:string-value="82" calcext:value-type="string">
            <text:p>82</text:p>
          </table:table-cell>
          <table:table-cell table:formula="of:= [.B134] + 1" office:value-type="float" office:value="130" calcext:value-type="float">
            <text:p>130</text:p>
          </table:table-cell>
          <table:table-cell table:formula="of:= 13 + 13.5 *[.B135] + 2.5 * [.B135] *[.B135]" office:value-type="float" office:value="44018" calcext:value-type="float">
            <text:p>44018</text:p>
          </table:table-cell>
          <table:table-cell table:formula="of:= [.C135] / [.$B$2]" office:value-type="float" office:value="22009" calcext:value-type="float">
            <text:p>22009</text:p>
          </table:table-cell>
          <table:table-cell table:formula="of:= [.D135] / 1000" office:value-type="float" office:value="22.009" calcext:value-type="float">
            <text:p>22.009</text:p>
          </table:table-cell>
        </table:table-row>
        <table:table-row table:style-name="ro1">
          <table:table-cell table:formula="of:=BASE([.B136];16;2)" office:value-type="string" office:string-value="83" calcext:value-type="string">
            <text:p>83</text:p>
          </table:table-cell>
          <table:table-cell table:formula="of:= [.B135] + 1" office:value-type="float" office:value="131" calcext:value-type="float">
            <text:p>131</text:p>
          </table:table-cell>
          <table:table-cell table:formula="of:= 13 + 13.5 *[.B136] + 2.5 * [.B136] *[.B136]" office:value-type="float" office:value="44684" calcext:value-type="float">
            <text:p>44684</text:p>
          </table:table-cell>
          <table:table-cell table:formula="of:= [.C136] / [.$B$2]" office:value-type="float" office:value="22342" calcext:value-type="float">
            <text:p>22342</text:p>
          </table:table-cell>
          <table:table-cell table:formula="of:= [.D136] / 1000" office:value-type="float" office:value="22.342" calcext:value-type="float">
            <text:p>22.342</text:p>
          </table:table-cell>
        </table:table-row>
        <table:table-row table:style-name="ro1">
          <table:table-cell table:formula="of:=BASE([.B137];16;2)" office:value-type="string" office:string-value="84" calcext:value-type="string">
            <text:p>84</text:p>
          </table:table-cell>
          <table:table-cell table:formula="of:= [.B136] + 1" office:value-type="float" office:value="132" calcext:value-type="float">
            <text:p>132</text:p>
          </table:table-cell>
          <table:table-cell table:formula="of:= 13 + 13.5 *[.B137] + 2.5 * [.B137] *[.B137]" office:value-type="float" office:value="45355" calcext:value-type="float">
            <text:p>45355</text:p>
          </table:table-cell>
          <table:table-cell table:formula="of:= [.C137] / [.$B$2]" office:value-type="float" office:value="22677.5" calcext:value-type="float">
            <text:p>22677.5</text:p>
          </table:table-cell>
          <table:table-cell table:formula="of:= [.D137] / 1000" office:value-type="float" office:value="22.6775" calcext:value-type="float">
            <text:p>22.6775</text:p>
          </table:table-cell>
        </table:table-row>
        <table:table-row table:style-name="ro1">
          <table:table-cell table:formula="of:=BASE([.B138];16;2)" office:value-type="string" office:string-value="85" calcext:value-type="string">
            <text:p>85</text:p>
          </table:table-cell>
          <table:table-cell table:formula="of:= [.B137] + 1" office:value-type="float" office:value="133" calcext:value-type="float">
            <text:p>133</text:p>
          </table:table-cell>
          <table:table-cell table:formula="of:= 13 + 13.5 *[.B138] + 2.5 * [.B138] *[.B138]" office:value-type="float" office:value="46031" calcext:value-type="float">
            <text:p>46031</text:p>
          </table:table-cell>
          <table:table-cell table:formula="of:= [.C138] / [.$B$2]" office:value-type="float" office:value="23015.5" calcext:value-type="float">
            <text:p>23015.5</text:p>
          </table:table-cell>
          <table:table-cell table:formula="of:= [.D138] / 1000" office:value-type="float" office:value="23.0155" calcext:value-type="float">
            <text:p>23.0155</text:p>
          </table:table-cell>
        </table:table-row>
        <table:table-row table:style-name="ro1">
          <table:table-cell table:formula="of:=BASE([.B139];16;2)" office:value-type="string" office:string-value="86" calcext:value-type="string">
            <text:p>86</text:p>
          </table:table-cell>
          <table:table-cell table:formula="of:= [.B138] + 1" office:value-type="float" office:value="134" calcext:value-type="float">
            <text:p>134</text:p>
          </table:table-cell>
          <table:table-cell table:formula="of:= 13 + 13.5 *[.B139] + 2.5 * [.B139] *[.B139]" office:value-type="float" office:value="46712" calcext:value-type="float">
            <text:p>46712</text:p>
          </table:table-cell>
          <table:table-cell table:formula="of:= [.C139] / [.$B$2]" office:value-type="float" office:value="23356" calcext:value-type="float">
            <text:p>23356</text:p>
          </table:table-cell>
          <table:table-cell table:formula="of:= [.D139] / 1000" office:value-type="float" office:value="23.356" calcext:value-type="float">
            <text:p>23.356</text:p>
          </table:table-cell>
        </table:table-row>
        <table:table-row table:style-name="ro1">
          <table:table-cell table:formula="of:=BASE([.B140];16;2)" office:value-type="string" office:string-value="87" calcext:value-type="string">
            <text:p>87</text:p>
          </table:table-cell>
          <table:table-cell table:formula="of:= [.B139] + 1" office:value-type="float" office:value="135" calcext:value-type="float">
            <text:p>135</text:p>
          </table:table-cell>
          <table:table-cell table:formula="of:= 13 + 13.5 *[.B140] + 2.5 * [.B140] *[.B140]" office:value-type="float" office:value="47398" calcext:value-type="float">
            <text:p>47398</text:p>
          </table:table-cell>
          <table:table-cell table:formula="of:= [.C140] / [.$B$2]" office:value-type="float" office:value="23699" calcext:value-type="float">
            <text:p>23699</text:p>
          </table:table-cell>
          <table:table-cell table:formula="of:= [.D140] / 1000" office:value-type="float" office:value="23.699" calcext:value-type="float">
            <text:p>23.699</text:p>
          </table:table-cell>
        </table:table-row>
        <table:table-row table:style-name="ro1">
          <table:table-cell table:formula="of:=BASE([.B141];16;2)" office:value-type="string" office:string-value="88" calcext:value-type="string">
            <text:p>88</text:p>
          </table:table-cell>
          <table:table-cell table:formula="of:= [.B140] + 1" office:value-type="float" office:value="136" calcext:value-type="float">
            <text:p>136</text:p>
          </table:table-cell>
          <table:table-cell table:formula="of:= 13 + 13.5 *[.B141] + 2.5 * [.B141] *[.B141]" office:value-type="float" office:value="48089" calcext:value-type="float">
            <text:p>48089</text:p>
          </table:table-cell>
          <table:table-cell table:formula="of:= [.C141] / [.$B$2]" office:value-type="float" office:value="24044.5" calcext:value-type="float">
            <text:p>24044.5</text:p>
          </table:table-cell>
          <table:table-cell table:formula="of:= [.D141] / 1000" office:value-type="float" office:value="24.0445" calcext:value-type="float">
            <text:p>24.0445</text:p>
          </table:table-cell>
        </table:table-row>
        <table:table-row table:style-name="ro1">
          <table:table-cell table:formula="of:=BASE([.B142];16;2)" office:value-type="string" office:string-value="89" calcext:value-type="string">
            <text:p>89</text:p>
          </table:table-cell>
          <table:table-cell table:formula="of:= [.B141] + 1" office:value-type="float" office:value="137" calcext:value-type="float">
            <text:p>137</text:p>
          </table:table-cell>
          <table:table-cell table:formula="of:= 13 + 13.5 *[.B142] + 2.5 * [.B142] *[.B142]" office:value-type="float" office:value="48785" calcext:value-type="float">
            <text:p>48785</text:p>
          </table:table-cell>
          <table:table-cell table:formula="of:= [.C142] / [.$B$2]" office:value-type="float" office:value="24392.5" calcext:value-type="float">
            <text:p>24392.5</text:p>
          </table:table-cell>
          <table:table-cell table:formula="of:= [.D142] / 1000" office:value-type="float" office:value="24.3925" calcext:value-type="float">
            <text:p>24.3925</text:p>
          </table:table-cell>
        </table:table-row>
        <table:table-row table:style-name="ro1">
          <table:table-cell table:formula="of:=BASE([.B143];16;2)" office:value-type="string" office:string-value="8A" calcext:value-type="string">
            <text:p>8A</text:p>
          </table:table-cell>
          <table:table-cell table:formula="of:= [.B142] + 1" office:value-type="float" office:value="138" calcext:value-type="float">
            <text:p>138</text:p>
          </table:table-cell>
          <table:table-cell table:formula="of:= 13 + 13.5 *[.B143] + 2.5 * [.B143] *[.B143]" office:value-type="float" office:value="49486" calcext:value-type="float">
            <text:p>49486</text:p>
          </table:table-cell>
          <table:table-cell table:formula="of:= [.C143] / [.$B$2]" office:value-type="float" office:value="24743" calcext:value-type="float">
            <text:p>24743</text:p>
          </table:table-cell>
          <table:table-cell table:formula="of:= [.D143] / 1000" office:value-type="float" office:value="24.743" calcext:value-type="float">
            <text:p>24.743</text:p>
          </table:table-cell>
        </table:table-row>
        <table:table-row table:style-name="ro1">
          <table:table-cell table:formula="of:=BASE([.B144];16;2)" office:value-type="string" office:string-value="8B" calcext:value-type="string">
            <text:p>8B</text:p>
          </table:table-cell>
          <table:table-cell table:formula="of:= [.B143] + 1" office:value-type="float" office:value="139" calcext:value-type="float">
            <text:p>139</text:p>
          </table:table-cell>
          <table:table-cell table:formula="of:= 13 + 13.5 *[.B144] + 2.5 * [.B144] *[.B144]" office:value-type="float" office:value="50192" calcext:value-type="float">
            <text:p>50192</text:p>
          </table:table-cell>
          <table:table-cell table:formula="of:= [.C144] / [.$B$2]" office:value-type="float" office:value="25096" calcext:value-type="float">
            <text:p>25096</text:p>
          </table:table-cell>
          <table:table-cell table:formula="of:= [.D144] / 1000" office:value-type="float" office:value="25.096" calcext:value-type="float">
            <text:p>25.096</text:p>
          </table:table-cell>
        </table:table-row>
        <table:table-row table:style-name="ro1">
          <table:table-cell table:formula="of:=BASE([.B145];16;2)" office:value-type="string" office:string-value="8C" calcext:value-type="string">
            <text:p>8C</text:p>
          </table:table-cell>
          <table:table-cell table:formula="of:= [.B144] + 1" office:value-type="float" office:value="140" calcext:value-type="float">
            <text:p>140</text:p>
          </table:table-cell>
          <table:table-cell table:formula="of:= 13 + 13.5 *[.B145] + 2.5 * [.B145] *[.B145]" office:value-type="float" office:value="50903" calcext:value-type="float">
            <text:p>50903</text:p>
          </table:table-cell>
          <table:table-cell table:formula="of:= [.C145] / [.$B$2]" office:value-type="float" office:value="25451.5" calcext:value-type="float">
            <text:p>25451.5</text:p>
          </table:table-cell>
          <table:table-cell table:formula="of:= [.D145] / 1000" office:value-type="float" office:value="25.4515" calcext:value-type="float">
            <text:p>25.4515</text:p>
          </table:table-cell>
        </table:table-row>
        <table:table-row table:style-name="ro1">
          <table:table-cell table:formula="of:=BASE([.B146];16;2)" office:value-type="string" office:string-value="8D" calcext:value-type="string">
            <text:p>8D</text:p>
          </table:table-cell>
          <table:table-cell table:formula="of:= [.B145] + 1" office:value-type="float" office:value="141" calcext:value-type="float">
            <text:p>141</text:p>
          </table:table-cell>
          <table:table-cell table:formula="of:= 13 + 13.5 *[.B146] + 2.5 * [.B146] *[.B146]" office:value-type="float" office:value="51619" calcext:value-type="float">
            <text:p>51619</text:p>
          </table:table-cell>
          <table:table-cell table:formula="of:= [.C146] / [.$B$2]" office:value-type="float" office:value="25809.5" calcext:value-type="float">
            <text:p>25809.5</text:p>
          </table:table-cell>
          <table:table-cell table:formula="of:= [.D146] / 1000" office:value-type="float" office:value="25.8095" calcext:value-type="float">
            <text:p>25.8095</text:p>
          </table:table-cell>
        </table:table-row>
        <table:table-row table:style-name="ro1">
          <table:table-cell table:formula="of:=BASE([.B147];16;2)" office:value-type="string" office:string-value="8E" calcext:value-type="string">
            <text:p>8E</text:p>
          </table:table-cell>
          <table:table-cell table:formula="of:= [.B146] + 1" office:value-type="float" office:value="142" calcext:value-type="float">
            <text:p>142</text:p>
          </table:table-cell>
          <table:table-cell table:formula="of:= 13 + 13.5 *[.B147] + 2.5 * [.B147] *[.B147]" office:value-type="float" office:value="52340" calcext:value-type="float">
            <text:p>52340</text:p>
          </table:table-cell>
          <table:table-cell table:formula="of:= [.C147] / [.$B$2]" office:value-type="float" office:value="26170" calcext:value-type="float">
            <text:p>26170</text:p>
          </table:table-cell>
          <table:table-cell table:formula="of:= [.D147] / 1000" office:value-type="float" office:value="26.17" calcext:value-type="float">
            <text:p>26.17</text:p>
          </table:table-cell>
        </table:table-row>
        <table:table-row table:style-name="ro1">
          <table:table-cell table:formula="of:=BASE([.B148];16;2)" office:value-type="string" office:string-value="8F" calcext:value-type="string">
            <text:p>8F</text:p>
          </table:table-cell>
          <table:table-cell table:formula="of:= [.B147] + 1" office:value-type="float" office:value="143" calcext:value-type="float">
            <text:p>143</text:p>
          </table:table-cell>
          <table:table-cell table:formula="of:= 13 + 13.5 *[.B148] + 2.5 * [.B148] *[.B148]" office:value-type="float" office:value="53066" calcext:value-type="float">
            <text:p>53066</text:p>
          </table:table-cell>
          <table:table-cell table:formula="of:= [.C148] / [.$B$2]" office:value-type="float" office:value="26533" calcext:value-type="float">
            <text:p>26533</text:p>
          </table:table-cell>
          <table:table-cell table:formula="of:= [.D148] / 1000" office:value-type="float" office:value="26.533" calcext:value-type="float">
            <text:p>26.533</text:p>
          </table:table-cell>
        </table:table-row>
        <table:table-row table:style-name="ro1">
          <table:table-cell table:formula="of:=BASE([.B149];16;2)" office:value-type="string" office:string-value="90" calcext:value-type="string">
            <text:p>90</text:p>
          </table:table-cell>
          <table:table-cell table:formula="of:= [.B148] + 1" office:value-type="float" office:value="144" calcext:value-type="float">
            <text:p>144</text:p>
          </table:table-cell>
          <table:table-cell table:formula="of:= 13 + 13.5 *[.B149] + 2.5 * [.B149] *[.B149]" office:value-type="float" office:value="53797" calcext:value-type="float">
            <text:p>53797</text:p>
          </table:table-cell>
          <table:table-cell table:formula="of:= [.C149] / [.$B$2]" office:value-type="float" office:value="26898.5" calcext:value-type="float">
            <text:p>26898.5</text:p>
          </table:table-cell>
          <table:table-cell table:formula="of:= [.D149] / 1000" office:value-type="float" office:value="26.8985" calcext:value-type="float">
            <text:p>26.8985</text:p>
          </table:table-cell>
        </table:table-row>
        <table:table-row table:style-name="ro1">
          <table:table-cell table:formula="of:=BASE([.B150];16;2)" office:value-type="string" office:string-value="91" calcext:value-type="string">
            <text:p>91</text:p>
          </table:table-cell>
          <table:table-cell table:formula="of:= [.B149] + 1" office:value-type="float" office:value="145" calcext:value-type="float">
            <text:p>145</text:p>
          </table:table-cell>
          <table:table-cell table:formula="of:= 13 + 13.5 *[.B150] + 2.5 * [.B150] *[.B150]" office:value-type="float" office:value="54533" calcext:value-type="float">
            <text:p>54533</text:p>
          </table:table-cell>
          <table:table-cell table:formula="of:= [.C150] / [.$B$2]" office:value-type="float" office:value="27266.5" calcext:value-type="float">
            <text:p>27266.5</text:p>
          </table:table-cell>
          <table:table-cell table:formula="of:= [.D150] / 1000" office:value-type="float" office:value="27.2665" calcext:value-type="float">
            <text:p>27.2665</text:p>
          </table:table-cell>
        </table:table-row>
        <table:table-row table:style-name="ro1">
          <table:table-cell table:formula="of:=BASE([.B151];16;2)" office:value-type="string" office:string-value="92" calcext:value-type="string">
            <text:p>92</text:p>
          </table:table-cell>
          <table:table-cell table:formula="of:= [.B150] + 1" office:value-type="float" office:value="146" calcext:value-type="float">
            <text:p>146</text:p>
          </table:table-cell>
          <table:table-cell table:formula="of:= 13 + 13.5 *[.B151] + 2.5 * [.B151] *[.B151]" office:value-type="float" office:value="55274" calcext:value-type="float">
            <text:p>55274</text:p>
          </table:table-cell>
          <table:table-cell table:formula="of:= [.C151] / [.$B$2]" office:value-type="float" office:value="27637" calcext:value-type="float">
            <text:p>27637</text:p>
          </table:table-cell>
          <table:table-cell table:formula="of:= [.D151] / 1000" office:value-type="float" office:value="27.637" calcext:value-type="float">
            <text:p>27.637</text:p>
          </table:table-cell>
        </table:table-row>
        <table:table-row table:style-name="ro1">
          <table:table-cell table:formula="of:=BASE([.B152];16;2)" office:value-type="string" office:string-value="93" calcext:value-type="string">
            <text:p>93</text:p>
          </table:table-cell>
          <table:table-cell table:formula="of:= [.B151] + 1" office:value-type="float" office:value="147" calcext:value-type="float">
            <text:p>147</text:p>
          </table:table-cell>
          <table:table-cell table:formula="of:= 13 + 13.5 *[.B152] + 2.5 * [.B152] *[.B152]" office:value-type="float" office:value="56020" calcext:value-type="float">
            <text:p>56020</text:p>
          </table:table-cell>
          <table:table-cell table:formula="of:= [.C152] / [.$B$2]" office:value-type="float" office:value="28010" calcext:value-type="float">
            <text:p>28010</text:p>
          </table:table-cell>
          <table:table-cell table:formula="of:= [.D152] / 1000" office:value-type="float" office:value="28.01" calcext:value-type="float">
            <text:p>28.01</text:p>
          </table:table-cell>
        </table:table-row>
        <table:table-row table:style-name="ro1">
          <table:table-cell table:formula="of:=BASE([.B153];16;2)" office:value-type="string" office:string-value="94" calcext:value-type="string">
            <text:p>94</text:p>
          </table:table-cell>
          <table:table-cell table:formula="of:= [.B152] + 1" office:value-type="float" office:value="148" calcext:value-type="float">
            <text:p>148</text:p>
          </table:table-cell>
          <table:table-cell table:formula="of:= 13 + 13.5 *[.B153] + 2.5 * [.B153] *[.B153]" office:value-type="float" office:value="56771" calcext:value-type="float">
            <text:p>56771</text:p>
          </table:table-cell>
          <table:table-cell table:formula="of:= [.C153] / [.$B$2]" office:value-type="float" office:value="28385.5" calcext:value-type="float">
            <text:p>28385.5</text:p>
          </table:table-cell>
          <table:table-cell table:formula="of:= [.D153] / 1000" office:value-type="float" office:value="28.3855" calcext:value-type="float">
            <text:p>28.3855</text:p>
          </table:table-cell>
        </table:table-row>
        <table:table-row table:style-name="ro1">
          <table:table-cell table:formula="of:=BASE([.B154];16;2)" office:value-type="string" office:string-value="95" calcext:value-type="string">
            <text:p>95</text:p>
          </table:table-cell>
          <table:table-cell table:formula="of:= [.B153] + 1" office:value-type="float" office:value="149" calcext:value-type="float">
            <text:p>149</text:p>
          </table:table-cell>
          <table:table-cell table:formula="of:= 13 + 13.5 *[.B154] + 2.5 * [.B154] *[.B154]" office:value-type="float" office:value="57527" calcext:value-type="float">
            <text:p>57527</text:p>
          </table:table-cell>
          <table:table-cell table:formula="of:= [.C154] / [.$B$2]" office:value-type="float" office:value="28763.5" calcext:value-type="float">
            <text:p>28763.5</text:p>
          </table:table-cell>
          <table:table-cell table:formula="of:= [.D154] / 1000" office:value-type="float" office:value="28.7635" calcext:value-type="float">
            <text:p>28.7635</text:p>
          </table:table-cell>
        </table:table-row>
        <table:table-row table:style-name="ro1">
          <table:table-cell table:formula="of:=BASE([.B155];16;2)" office:value-type="string" office:string-value="96" calcext:value-type="string">
            <text:p>96</text:p>
          </table:table-cell>
          <table:table-cell table:formula="of:= [.B154] + 1" office:value-type="float" office:value="150" calcext:value-type="float">
            <text:p>150</text:p>
          </table:table-cell>
          <table:table-cell table:formula="of:= 13 + 13.5 *[.B155] + 2.5 * [.B155] *[.B155]" office:value-type="float" office:value="58288" calcext:value-type="float">
            <text:p>58288</text:p>
          </table:table-cell>
          <table:table-cell table:formula="of:= [.C155] / [.$B$2]" office:value-type="float" office:value="29144" calcext:value-type="float">
            <text:p>29144</text:p>
          </table:table-cell>
          <table:table-cell table:formula="of:= [.D155] / 1000" office:value-type="float" office:value="29.144" calcext:value-type="float">
            <text:p>29.144</text:p>
          </table:table-cell>
        </table:table-row>
        <table:table-row table:style-name="ro1">
          <table:table-cell table:formula="of:=BASE([.B156];16;2)" office:value-type="string" office:string-value="97" calcext:value-type="string">
            <text:p>97</text:p>
          </table:table-cell>
          <table:table-cell table:formula="of:= [.B155] + 1" office:value-type="float" office:value="151" calcext:value-type="float">
            <text:p>151</text:p>
          </table:table-cell>
          <table:table-cell table:formula="of:= 13 + 13.5 *[.B156] + 2.5 * [.B156] *[.B156]" office:value-type="float" office:value="59054" calcext:value-type="float">
            <text:p>59054</text:p>
          </table:table-cell>
          <table:table-cell table:formula="of:= [.C156] / [.$B$2]" office:value-type="float" office:value="29527" calcext:value-type="float">
            <text:p>29527</text:p>
          </table:table-cell>
          <table:table-cell table:formula="of:= [.D156] / 1000" office:value-type="float" office:value="29.527" calcext:value-type="float">
            <text:p>29.527</text:p>
          </table:table-cell>
        </table:table-row>
        <table:table-row table:style-name="ro1">
          <table:table-cell table:formula="of:=BASE([.B157];16;2)" office:value-type="string" office:string-value="98" calcext:value-type="string">
            <text:p>98</text:p>
          </table:table-cell>
          <table:table-cell table:formula="of:= [.B156] + 1" office:value-type="float" office:value="152" calcext:value-type="float">
            <text:p>152</text:p>
          </table:table-cell>
          <table:table-cell table:formula="of:= 13 + 13.5 *[.B157] + 2.5 * [.B157] *[.B157]" office:value-type="float" office:value="59825" calcext:value-type="float">
            <text:p>59825</text:p>
          </table:table-cell>
          <table:table-cell table:formula="of:= [.C157] / [.$B$2]" office:value-type="float" office:value="29912.5" calcext:value-type="float">
            <text:p>29912.5</text:p>
          </table:table-cell>
          <table:table-cell table:formula="of:= [.D157] / 1000" office:value-type="float" office:value="29.9125" calcext:value-type="float">
            <text:p>29.9125</text:p>
          </table:table-cell>
        </table:table-row>
        <table:table-row table:style-name="ro1">
          <table:table-cell table:formula="of:=BASE([.B158];16;2)" office:value-type="string" office:string-value="99" calcext:value-type="string">
            <text:p>99</text:p>
          </table:table-cell>
          <table:table-cell table:formula="of:= [.B157] + 1" office:value-type="float" office:value="153" calcext:value-type="float">
            <text:p>153</text:p>
          </table:table-cell>
          <table:table-cell table:formula="of:= 13 + 13.5 *[.B158] + 2.5 * [.B158] *[.B158]" office:value-type="float" office:value="60601" calcext:value-type="float">
            <text:p>60601</text:p>
          </table:table-cell>
          <table:table-cell table:formula="of:= [.C158] / [.$B$2]" office:value-type="float" office:value="30300.5" calcext:value-type="float">
            <text:p>30300.5</text:p>
          </table:table-cell>
          <table:table-cell table:formula="of:= [.D158] / 1000" office:value-type="float" office:value="30.3005" calcext:value-type="float">
            <text:p>30.3005</text:p>
          </table:table-cell>
        </table:table-row>
        <table:table-row table:style-name="ro1">
          <table:table-cell table:formula="of:=BASE([.B159];16;2)" office:value-type="string" office:string-value="9A" calcext:value-type="string">
            <text:p>9A</text:p>
          </table:table-cell>
          <table:table-cell table:formula="of:= [.B158] + 1" office:value-type="float" office:value="154" calcext:value-type="float">
            <text:p>154</text:p>
          </table:table-cell>
          <table:table-cell table:formula="of:= 13 + 13.5 *[.B159] + 2.5 * [.B159] *[.B159]" office:value-type="float" office:value="61382" calcext:value-type="float">
            <text:p>61382</text:p>
          </table:table-cell>
          <table:table-cell table:formula="of:= [.C159] / [.$B$2]" office:value-type="float" office:value="30691" calcext:value-type="float">
            <text:p>30691</text:p>
          </table:table-cell>
          <table:table-cell table:formula="of:= [.D159] / 1000" office:value-type="float" office:value="30.691" calcext:value-type="float">
            <text:p>30.691</text:p>
          </table:table-cell>
        </table:table-row>
        <table:table-row table:style-name="ro1">
          <table:table-cell table:formula="of:=BASE([.B160];16;2)" office:value-type="string" office:string-value="9B" calcext:value-type="string">
            <text:p>9B</text:p>
          </table:table-cell>
          <table:table-cell table:formula="of:= [.B159] + 1" office:value-type="float" office:value="155" calcext:value-type="float">
            <text:p>155</text:p>
          </table:table-cell>
          <table:table-cell table:formula="of:= 13 + 13.5 *[.B160] + 2.5 * [.B160] *[.B160]" office:value-type="float" office:value="62168" calcext:value-type="float">
            <text:p>62168</text:p>
          </table:table-cell>
          <table:table-cell table:formula="of:= [.C160] / [.$B$2]" office:value-type="float" office:value="31084" calcext:value-type="float">
            <text:p>31084</text:p>
          </table:table-cell>
          <table:table-cell table:formula="of:= [.D160] / 1000" office:value-type="float" office:value="31.084" calcext:value-type="float">
            <text:p>31.084</text:p>
          </table:table-cell>
        </table:table-row>
        <table:table-row table:style-name="ro1">
          <table:table-cell table:formula="of:=BASE([.B161];16;2)" office:value-type="string" office:string-value="9C" calcext:value-type="string">
            <text:p>9C</text:p>
          </table:table-cell>
          <table:table-cell table:formula="of:= [.B160] + 1" office:value-type="float" office:value="156" calcext:value-type="float">
            <text:p>156</text:p>
          </table:table-cell>
          <table:table-cell table:formula="of:= 13 + 13.5 *[.B161] + 2.5 * [.B161] *[.B161]" office:value-type="float" office:value="62959" calcext:value-type="float">
            <text:p>62959</text:p>
          </table:table-cell>
          <table:table-cell table:formula="of:= [.C161] / [.$B$2]" office:value-type="float" office:value="31479.5" calcext:value-type="float">
            <text:p>31479.5</text:p>
          </table:table-cell>
          <table:table-cell table:formula="of:= [.D161] / 1000" office:value-type="float" office:value="31.4795" calcext:value-type="float">
            <text:p>31.4795</text:p>
          </table:table-cell>
        </table:table-row>
        <table:table-row table:style-name="ro1">
          <table:table-cell table:formula="of:=BASE([.B162];16;2)" office:value-type="string" office:string-value="9D" calcext:value-type="string">
            <text:p>9D</text:p>
          </table:table-cell>
          <table:table-cell table:formula="of:= [.B161] + 1" office:value-type="float" office:value="157" calcext:value-type="float">
            <text:p>157</text:p>
          </table:table-cell>
          <table:table-cell table:formula="of:= 13 + 13.5 *[.B162] + 2.5 * [.B162] *[.B162]" office:value-type="float" office:value="63755" calcext:value-type="float">
            <text:p>63755</text:p>
          </table:table-cell>
          <table:table-cell table:formula="of:= [.C162] / [.$B$2]" office:value-type="float" office:value="31877.5" calcext:value-type="float">
            <text:p>31877.5</text:p>
          </table:table-cell>
          <table:table-cell table:formula="of:= [.D162] / 1000" office:value-type="float" office:value="31.8775" calcext:value-type="float">
            <text:p>31.8775</text:p>
          </table:table-cell>
        </table:table-row>
        <table:table-row table:style-name="ro1">
          <table:table-cell table:formula="of:=BASE([.B163];16;2)" office:value-type="string" office:string-value="9E" calcext:value-type="string">
            <text:p>9E</text:p>
          </table:table-cell>
          <table:table-cell table:formula="of:= [.B162] + 1" office:value-type="float" office:value="158" calcext:value-type="float">
            <text:p>158</text:p>
          </table:table-cell>
          <table:table-cell table:formula="of:= 13 + 13.5 *[.B163] + 2.5 * [.B163] *[.B163]" office:value-type="float" office:value="64556" calcext:value-type="float">
            <text:p>64556</text:p>
          </table:table-cell>
          <table:table-cell table:formula="of:= [.C163] / [.$B$2]" office:value-type="float" office:value="32278" calcext:value-type="float">
            <text:p>32278</text:p>
          </table:table-cell>
          <table:table-cell table:formula="of:= [.D163] / 1000" office:value-type="float" office:value="32.278" calcext:value-type="float">
            <text:p>32.278</text:p>
          </table:table-cell>
        </table:table-row>
        <table:table-row table:style-name="ro1">
          <table:table-cell table:formula="of:=BASE([.B164];16;2)" office:value-type="string" office:string-value="9F" calcext:value-type="string">
            <text:p>9F</text:p>
          </table:table-cell>
          <table:table-cell table:formula="of:= [.B163] + 1" office:value-type="float" office:value="159" calcext:value-type="float">
            <text:p>159</text:p>
          </table:table-cell>
          <table:table-cell table:formula="of:= 13 + 13.5 *[.B164] + 2.5 * [.B164] *[.B164]" office:value-type="float" office:value="65362" calcext:value-type="float">
            <text:p>65362</text:p>
          </table:table-cell>
          <table:table-cell table:formula="of:= [.C164] / [.$B$2]" office:value-type="float" office:value="32681" calcext:value-type="float">
            <text:p>32681</text:p>
          </table:table-cell>
          <table:table-cell table:formula="of:= [.D164] / 1000" office:value-type="float" office:value="32.681" calcext:value-type="float">
            <text:p>32.681</text:p>
          </table:table-cell>
        </table:table-row>
        <table:table-row table:style-name="ro1">
          <table:table-cell table:formula="of:=BASE([.B165];16;2)" office:value-type="string" office:string-value="A0" calcext:value-type="string">
            <text:p>A0</text:p>
          </table:table-cell>
          <table:table-cell table:formula="of:= [.B164] + 1" office:value-type="float" office:value="160" calcext:value-type="float">
            <text:p>160</text:p>
          </table:table-cell>
          <table:table-cell table:formula="of:= 13 + 13.5 *[.B165] + 2.5 * [.B165] *[.B165]" office:value-type="float" office:value="66173" calcext:value-type="float">
            <text:p>66173</text:p>
          </table:table-cell>
          <table:table-cell table:formula="of:= [.C165] / [.$B$2]" office:value-type="float" office:value="33086.5" calcext:value-type="float">
            <text:p>33086.5</text:p>
          </table:table-cell>
          <table:table-cell table:formula="of:= [.D165] / 1000" office:value-type="float" office:value="33.0865" calcext:value-type="float">
            <text:p>33.0865</text:p>
          </table:table-cell>
        </table:table-row>
        <table:table-row table:style-name="ro1">
          <table:table-cell table:formula="of:=BASE([.B166];16;2)" office:value-type="string" office:string-value="A1" calcext:value-type="string">
            <text:p>A1</text:p>
          </table:table-cell>
          <table:table-cell table:formula="of:= [.B165] + 1" office:value-type="float" office:value="161" calcext:value-type="float">
            <text:p>161</text:p>
          </table:table-cell>
          <table:table-cell table:formula="of:= 13 + 13.5 *[.B166] + 2.5 * [.B166] *[.B166]" office:value-type="float" office:value="66989" calcext:value-type="float">
            <text:p>66989</text:p>
          </table:table-cell>
          <table:table-cell table:formula="of:= [.C166] / [.$B$2]" office:value-type="float" office:value="33494.5" calcext:value-type="float">
            <text:p>33494.5</text:p>
          </table:table-cell>
          <table:table-cell table:formula="of:= [.D166] / 1000" office:value-type="float" office:value="33.4945" calcext:value-type="float">
            <text:p>33.4945</text:p>
          </table:table-cell>
        </table:table-row>
        <table:table-row table:style-name="ro1">
          <table:table-cell table:formula="of:=BASE([.B167];16;2)" office:value-type="string" office:string-value="A2" calcext:value-type="string">
            <text:p>A2</text:p>
          </table:table-cell>
          <table:table-cell table:formula="of:= [.B166] + 1" office:value-type="float" office:value="162" calcext:value-type="float">
            <text:p>162</text:p>
          </table:table-cell>
          <table:table-cell table:formula="of:= 13 + 13.5 *[.B167] + 2.5 * [.B167] *[.B167]" office:value-type="float" office:value="67810" calcext:value-type="float">
            <text:p>67810</text:p>
          </table:table-cell>
          <table:table-cell table:formula="of:= [.C167] / [.$B$2]" office:value-type="float" office:value="33905" calcext:value-type="float">
            <text:p>33905</text:p>
          </table:table-cell>
          <table:table-cell table:formula="of:= [.D167] / 1000" office:value-type="float" office:value="33.905" calcext:value-type="float">
            <text:p>33.905</text:p>
          </table:table-cell>
        </table:table-row>
        <table:table-row table:style-name="ro1">
          <table:table-cell table:formula="of:=BASE([.B168];16;2)" office:value-type="string" office:string-value="A3" calcext:value-type="string">
            <text:p>A3</text:p>
          </table:table-cell>
          <table:table-cell table:formula="of:= [.B167] + 1" office:value-type="float" office:value="163" calcext:value-type="float">
            <text:p>163</text:p>
          </table:table-cell>
          <table:table-cell table:formula="of:= 13 + 13.5 *[.B168] + 2.5 * [.B168] *[.B168]" office:value-type="float" office:value="68636" calcext:value-type="float">
            <text:p>68636</text:p>
          </table:table-cell>
          <table:table-cell table:formula="of:= [.C168] / [.$B$2]" office:value-type="float" office:value="34318" calcext:value-type="float">
            <text:p>34318</text:p>
          </table:table-cell>
          <table:table-cell table:formula="of:= [.D168] / 1000" office:value-type="float" office:value="34.318" calcext:value-type="float">
            <text:p>34.318</text:p>
          </table:table-cell>
        </table:table-row>
        <table:table-row table:style-name="ro1">
          <table:table-cell table:formula="of:=BASE([.B169];16;2)" office:value-type="string" office:string-value="A4" calcext:value-type="string">
            <text:p>A4</text:p>
          </table:table-cell>
          <table:table-cell table:formula="of:= [.B168] + 1" office:value-type="float" office:value="164" calcext:value-type="float">
            <text:p>164</text:p>
          </table:table-cell>
          <table:table-cell table:formula="of:= 13 + 13.5 *[.B169] + 2.5 * [.B169] *[.B169]" office:value-type="float" office:value="69467" calcext:value-type="float">
            <text:p>69467</text:p>
          </table:table-cell>
          <table:table-cell table:formula="of:= [.C169] / [.$B$2]" office:value-type="float" office:value="34733.5" calcext:value-type="float">
            <text:p>34733.5</text:p>
          </table:table-cell>
          <table:table-cell table:formula="of:= [.D169] / 1000" office:value-type="float" office:value="34.7335" calcext:value-type="float">
            <text:p>34.7335</text:p>
          </table:table-cell>
        </table:table-row>
        <table:table-row table:style-name="ro1">
          <table:table-cell table:formula="of:=BASE([.B170];16;2)" office:value-type="string" office:string-value="A5" calcext:value-type="string">
            <text:p>A5</text:p>
          </table:table-cell>
          <table:table-cell table:formula="of:= [.B169] + 1" office:value-type="float" office:value="165" calcext:value-type="float">
            <text:p>165</text:p>
          </table:table-cell>
          <table:table-cell table:formula="of:= 13 + 13.5 *[.B170] + 2.5 * [.B170] *[.B170]" office:value-type="float" office:value="70303" calcext:value-type="float">
            <text:p>70303</text:p>
          </table:table-cell>
          <table:table-cell table:formula="of:= [.C170] / [.$B$2]" office:value-type="float" office:value="35151.5" calcext:value-type="float">
            <text:p>35151.5</text:p>
          </table:table-cell>
          <table:table-cell table:formula="of:= [.D170] / 1000" office:value-type="float" office:value="35.1515" calcext:value-type="float">
            <text:p>35.1515</text:p>
          </table:table-cell>
        </table:table-row>
        <table:table-row table:style-name="ro1">
          <table:table-cell table:formula="of:=BASE([.B171];16;2)" office:value-type="string" office:string-value="A6" calcext:value-type="string">
            <text:p>A6</text:p>
          </table:table-cell>
          <table:table-cell table:formula="of:= [.B170] + 1" office:value-type="float" office:value="166" calcext:value-type="float">
            <text:p>166</text:p>
          </table:table-cell>
          <table:table-cell table:formula="of:= 13 + 13.5 *[.B171] + 2.5 * [.B171] *[.B171]" office:value-type="float" office:value="71144" calcext:value-type="float">
            <text:p>71144</text:p>
          </table:table-cell>
          <table:table-cell table:formula="of:= [.C171] / [.$B$2]" office:value-type="float" office:value="35572" calcext:value-type="float">
            <text:p>35572</text:p>
          </table:table-cell>
          <table:table-cell table:formula="of:= [.D171] / 1000" office:value-type="float" office:value="35.572" calcext:value-type="float">
            <text:p>35.572</text:p>
          </table:table-cell>
        </table:table-row>
        <table:table-row table:style-name="ro1">
          <table:table-cell table:formula="of:=BASE([.B172];16;2)" office:value-type="string" office:string-value="A7" calcext:value-type="string">
            <text:p>A7</text:p>
          </table:table-cell>
          <table:table-cell table:formula="of:= [.B171] + 1" office:value-type="float" office:value="167" calcext:value-type="float">
            <text:p>167</text:p>
          </table:table-cell>
          <table:table-cell table:formula="of:= 13 + 13.5 *[.B172] + 2.5 * [.B172] *[.B172]" office:value-type="float" office:value="71990" calcext:value-type="float">
            <text:p>71990</text:p>
          </table:table-cell>
          <table:table-cell table:formula="of:= [.C172] / [.$B$2]" office:value-type="float" office:value="35995" calcext:value-type="float">
            <text:p>35995</text:p>
          </table:table-cell>
          <table:table-cell table:formula="of:= [.D172] / 1000" office:value-type="float" office:value="35.995" calcext:value-type="float">
            <text:p>35.995</text:p>
          </table:table-cell>
        </table:table-row>
        <table:table-row table:style-name="ro1">
          <table:table-cell table:formula="of:=BASE([.B173];16;2)" office:value-type="string" office:string-value="A8" calcext:value-type="string">
            <text:p>A8</text:p>
          </table:table-cell>
          <table:table-cell table:formula="of:= [.B172] + 1" office:value-type="float" office:value="168" calcext:value-type="float">
            <text:p>168</text:p>
          </table:table-cell>
          <table:table-cell table:formula="of:= 13 + 13.5 *[.B173] + 2.5 * [.B173] *[.B173]" office:value-type="float" office:value="72841" calcext:value-type="float">
            <text:p>72841</text:p>
          </table:table-cell>
          <table:table-cell table:formula="of:= [.C173] / [.$B$2]" office:value-type="float" office:value="36420.5" calcext:value-type="float">
            <text:p>36420.5</text:p>
          </table:table-cell>
          <table:table-cell table:formula="of:= [.D173] / 1000" office:value-type="float" office:value="36.4205" calcext:value-type="float">
            <text:p>36.4205</text:p>
          </table:table-cell>
        </table:table-row>
        <table:table-row table:style-name="ro1">
          <table:table-cell table:formula="of:=BASE([.B174];16;2)" office:value-type="string" office:string-value="A9" calcext:value-type="string">
            <text:p>A9</text:p>
          </table:table-cell>
          <table:table-cell table:formula="of:= [.B173] + 1" office:value-type="float" office:value="169" calcext:value-type="float">
            <text:p>169</text:p>
          </table:table-cell>
          <table:table-cell table:formula="of:= 13 + 13.5 *[.B174] + 2.5 * [.B174] *[.B174]" office:value-type="float" office:value="73697" calcext:value-type="float">
            <text:p>73697</text:p>
          </table:table-cell>
          <table:table-cell table:formula="of:= [.C174] / [.$B$2]" office:value-type="float" office:value="36848.5" calcext:value-type="float">
            <text:p>36848.5</text:p>
          </table:table-cell>
          <table:table-cell table:formula="of:= [.D174] / 1000" office:value-type="float" office:value="36.8485" calcext:value-type="float">
            <text:p>36.8485</text:p>
          </table:table-cell>
        </table:table-row>
        <table:table-row table:style-name="ro1">
          <table:table-cell table:formula="of:=BASE([.B175];16;2)" office:value-type="string" office:string-value="AA" calcext:value-type="string">
            <text:p>AA</text:p>
          </table:table-cell>
          <table:table-cell table:formula="of:= [.B174] + 1" office:value-type="float" office:value="170" calcext:value-type="float">
            <text:p>170</text:p>
          </table:table-cell>
          <table:table-cell table:formula="of:= 13 + 13.5 *[.B175] + 2.5 * [.B175] *[.B175]" office:value-type="float" office:value="74558" calcext:value-type="float">
            <text:p>74558</text:p>
          </table:table-cell>
          <table:table-cell table:formula="of:= [.C175] / [.$B$2]" office:value-type="float" office:value="37279" calcext:value-type="float">
            <text:p>37279</text:p>
          </table:table-cell>
          <table:table-cell table:formula="of:= [.D175] / 1000" office:value-type="float" office:value="37.279" calcext:value-type="float">
            <text:p>37.279</text:p>
          </table:table-cell>
        </table:table-row>
        <table:table-row table:style-name="ro1">
          <table:table-cell table:formula="of:=BASE([.B176];16;2)" office:value-type="string" office:string-value="AB" calcext:value-type="string">
            <text:p>AB</text:p>
          </table:table-cell>
          <table:table-cell table:formula="of:= [.B175] + 1" office:value-type="float" office:value="171" calcext:value-type="float">
            <text:p>171</text:p>
          </table:table-cell>
          <table:table-cell table:formula="of:= 13 + 13.5 *[.B176] + 2.5 * [.B176] *[.B176]" office:value-type="float" office:value="75424" calcext:value-type="float">
            <text:p>75424</text:p>
          </table:table-cell>
          <table:table-cell table:formula="of:= [.C176] / [.$B$2]" office:value-type="float" office:value="37712" calcext:value-type="float">
            <text:p>37712</text:p>
          </table:table-cell>
          <table:table-cell table:formula="of:= [.D176] / 1000" office:value-type="float" office:value="37.712" calcext:value-type="float">
            <text:p>37.712</text:p>
          </table:table-cell>
        </table:table-row>
        <table:table-row table:style-name="ro1">
          <table:table-cell table:formula="of:=BASE([.B177];16;2)" office:value-type="string" office:string-value="AC" calcext:value-type="string">
            <text:p>AC</text:p>
          </table:table-cell>
          <table:table-cell table:formula="of:= [.B176] + 1" office:value-type="float" office:value="172" calcext:value-type="float">
            <text:p>172</text:p>
          </table:table-cell>
          <table:table-cell table:formula="of:= 13 + 13.5 *[.B177] + 2.5 * [.B177] *[.B177]" office:value-type="float" office:value="76295" calcext:value-type="float">
            <text:p>76295</text:p>
          </table:table-cell>
          <table:table-cell table:formula="of:= [.C177] / [.$B$2]" office:value-type="float" office:value="38147.5" calcext:value-type="float">
            <text:p>38147.5</text:p>
          </table:table-cell>
          <table:table-cell table:formula="of:= [.D177] / 1000" office:value-type="float" office:value="38.1475" calcext:value-type="float">
            <text:p>38.1475</text:p>
          </table:table-cell>
        </table:table-row>
        <table:table-row table:style-name="ro1">
          <table:table-cell table:formula="of:=BASE([.B178];16;2)" office:value-type="string" office:string-value="AD" calcext:value-type="string">
            <text:p>AD</text:p>
          </table:table-cell>
          <table:table-cell table:formula="of:= [.B177] + 1" office:value-type="float" office:value="173" calcext:value-type="float">
            <text:p>173</text:p>
          </table:table-cell>
          <table:table-cell table:formula="of:= 13 + 13.5 *[.B178] + 2.5 * [.B178] *[.B178]" office:value-type="float" office:value="77171" calcext:value-type="float">
            <text:p>77171</text:p>
          </table:table-cell>
          <table:table-cell table:formula="of:= [.C178] / [.$B$2]" office:value-type="float" office:value="38585.5" calcext:value-type="float">
            <text:p>38585.5</text:p>
          </table:table-cell>
          <table:table-cell table:formula="of:= [.D178] / 1000" office:value-type="float" office:value="38.5855" calcext:value-type="float">
            <text:p>38.5855</text:p>
          </table:table-cell>
        </table:table-row>
        <table:table-row table:style-name="ro1">
          <table:table-cell table:formula="of:=BASE([.B179];16;2)" office:value-type="string" office:string-value="AE" calcext:value-type="string">
            <text:p>AE</text:p>
          </table:table-cell>
          <table:table-cell table:formula="of:= [.B178] + 1" office:value-type="float" office:value="174" calcext:value-type="float">
            <text:p>174</text:p>
          </table:table-cell>
          <table:table-cell table:formula="of:= 13 + 13.5 *[.B179] + 2.5 * [.B179] *[.B179]" office:value-type="float" office:value="78052" calcext:value-type="float">
            <text:p>78052</text:p>
          </table:table-cell>
          <table:table-cell table:formula="of:= [.C179] / [.$B$2]" office:value-type="float" office:value="39026" calcext:value-type="float">
            <text:p>39026</text:p>
          </table:table-cell>
          <table:table-cell table:formula="of:= [.D179] / 1000" office:value-type="float" office:value="39.026" calcext:value-type="float">
            <text:p>39.026</text:p>
          </table:table-cell>
        </table:table-row>
        <table:table-row table:style-name="ro1">
          <table:table-cell table:formula="of:=BASE([.B180];16;2)" office:value-type="string" office:string-value="AF" calcext:value-type="string">
            <text:p>AF</text:p>
          </table:table-cell>
          <table:table-cell table:formula="of:= [.B179] + 1" office:value-type="float" office:value="175" calcext:value-type="float">
            <text:p>175</text:p>
          </table:table-cell>
          <table:table-cell table:formula="of:= 13 + 13.5 *[.B180] + 2.5 * [.B180] *[.B180]" office:value-type="float" office:value="78938" calcext:value-type="float">
            <text:p>78938</text:p>
          </table:table-cell>
          <table:table-cell table:formula="of:= [.C180] / [.$B$2]" office:value-type="float" office:value="39469" calcext:value-type="float">
            <text:p>39469</text:p>
          </table:table-cell>
          <table:table-cell table:formula="of:= [.D180] / 1000" office:value-type="float" office:value="39.469" calcext:value-type="float">
            <text:p>39.469</text:p>
          </table:table-cell>
        </table:table-row>
        <table:table-row table:style-name="ro1">
          <table:table-cell table:formula="of:=BASE([.B181];16;2)" office:value-type="string" office:string-value="B0" calcext:value-type="string">
            <text:p>B0</text:p>
          </table:table-cell>
          <table:table-cell table:formula="of:= [.B180] + 1" office:value-type="float" office:value="176" calcext:value-type="float">
            <text:p>176</text:p>
          </table:table-cell>
          <table:table-cell table:formula="of:= 13 + 13.5 *[.B181] + 2.5 * [.B181] *[.B181]" office:value-type="float" office:value="79829" calcext:value-type="float">
            <text:p>79829</text:p>
          </table:table-cell>
          <table:table-cell table:formula="of:= [.C181] / [.$B$2]" office:value-type="float" office:value="39914.5" calcext:value-type="float">
            <text:p>39914.5</text:p>
          </table:table-cell>
          <table:table-cell table:formula="of:= [.D181] / 1000" office:value-type="float" office:value="39.9145" calcext:value-type="float">
            <text:p>39.9145</text:p>
          </table:table-cell>
        </table:table-row>
        <table:table-row table:style-name="ro1">
          <table:table-cell table:formula="of:=BASE([.B182];16;2)" office:value-type="string" office:string-value="B1" calcext:value-type="string">
            <text:p>B1</text:p>
          </table:table-cell>
          <table:table-cell table:formula="of:= [.B181] + 1" office:value-type="float" office:value="177" calcext:value-type="float">
            <text:p>177</text:p>
          </table:table-cell>
          <table:table-cell table:formula="of:= 13 + 13.5 *[.B182] + 2.5 * [.B182] *[.B182]" office:value-type="float" office:value="80725" calcext:value-type="float">
            <text:p>80725</text:p>
          </table:table-cell>
          <table:table-cell table:formula="of:= [.C182] / [.$B$2]" office:value-type="float" office:value="40362.5" calcext:value-type="float">
            <text:p>40362.5</text:p>
          </table:table-cell>
          <table:table-cell table:formula="of:= [.D182] / 1000" office:value-type="float" office:value="40.3625" calcext:value-type="float">
            <text:p>40.3625</text:p>
          </table:table-cell>
        </table:table-row>
        <table:table-row table:style-name="ro1">
          <table:table-cell table:formula="of:=BASE([.B183];16;2)" office:value-type="string" office:string-value="B2" calcext:value-type="string">
            <text:p>B2</text:p>
          </table:table-cell>
          <table:table-cell table:formula="of:= [.B182] + 1" office:value-type="float" office:value="178" calcext:value-type="float">
            <text:p>178</text:p>
          </table:table-cell>
          <table:table-cell table:formula="of:= 13 + 13.5 *[.B183] + 2.5 * [.B183] *[.B183]" office:value-type="float" office:value="81626" calcext:value-type="float">
            <text:p>81626</text:p>
          </table:table-cell>
          <table:table-cell table:formula="of:= [.C183] / [.$B$2]" office:value-type="float" office:value="40813" calcext:value-type="float">
            <text:p>40813</text:p>
          </table:table-cell>
          <table:table-cell table:formula="of:= [.D183] / 1000" office:value-type="float" office:value="40.813" calcext:value-type="float">
            <text:p>40.813</text:p>
          </table:table-cell>
        </table:table-row>
        <table:table-row table:style-name="ro1">
          <table:table-cell table:formula="of:=BASE([.B184];16;2)" office:value-type="string" office:string-value="B3" calcext:value-type="string">
            <text:p>B3</text:p>
          </table:table-cell>
          <table:table-cell table:formula="of:= [.B183] + 1" office:value-type="float" office:value="179" calcext:value-type="float">
            <text:p>179</text:p>
          </table:table-cell>
          <table:table-cell table:formula="of:= 13 + 13.5 *[.B184] + 2.5 * [.B184] *[.B184]" office:value-type="float" office:value="82532" calcext:value-type="float">
            <text:p>82532</text:p>
          </table:table-cell>
          <table:table-cell table:formula="of:= [.C184] / [.$B$2]" office:value-type="float" office:value="41266" calcext:value-type="float">
            <text:p>41266</text:p>
          </table:table-cell>
          <table:table-cell table:formula="of:= [.D184] / 1000" office:value-type="float" office:value="41.266" calcext:value-type="float">
            <text:p>41.266</text:p>
          </table:table-cell>
        </table:table-row>
        <table:table-row table:style-name="ro1">
          <table:table-cell table:formula="of:=BASE([.B185];16;2)" office:value-type="string" office:string-value="B4" calcext:value-type="string">
            <text:p>B4</text:p>
          </table:table-cell>
          <table:table-cell table:formula="of:= [.B184] + 1" office:value-type="float" office:value="180" calcext:value-type="float">
            <text:p>180</text:p>
          </table:table-cell>
          <table:table-cell table:formula="of:= 13 + 13.5 *[.B185] + 2.5 * [.B185] *[.B185]" office:value-type="float" office:value="83443" calcext:value-type="float">
            <text:p>83443</text:p>
          </table:table-cell>
          <table:table-cell table:formula="of:= [.C185] / [.$B$2]" office:value-type="float" office:value="41721.5" calcext:value-type="float">
            <text:p>41721.5</text:p>
          </table:table-cell>
          <table:table-cell table:formula="of:= [.D185] / 1000" office:value-type="float" office:value="41.7215" calcext:value-type="float">
            <text:p>41.7215</text:p>
          </table:table-cell>
        </table:table-row>
        <table:table-row table:style-name="ro1">
          <table:table-cell table:formula="of:=BASE([.B186];16;2)" office:value-type="string" office:string-value="B5" calcext:value-type="string">
            <text:p>B5</text:p>
          </table:table-cell>
          <table:table-cell table:formula="of:= [.B185] + 1" office:value-type="float" office:value="181" calcext:value-type="float">
            <text:p>181</text:p>
          </table:table-cell>
          <table:table-cell table:formula="of:= 13 + 13.5 *[.B186] + 2.5 * [.B186] *[.B186]" office:value-type="float" office:value="84359" calcext:value-type="float">
            <text:p>84359</text:p>
          </table:table-cell>
          <table:table-cell table:formula="of:= [.C186] / [.$B$2]" office:value-type="float" office:value="42179.5" calcext:value-type="float">
            <text:p>42179.5</text:p>
          </table:table-cell>
          <table:table-cell table:formula="of:= [.D186] / 1000" office:value-type="float" office:value="42.1795" calcext:value-type="float">
            <text:p>42.1795</text:p>
          </table:table-cell>
        </table:table-row>
        <table:table-row table:style-name="ro1">
          <table:table-cell table:formula="of:=BASE([.B187];16;2)" office:value-type="string" office:string-value="B6" calcext:value-type="string">
            <text:p>B6</text:p>
          </table:table-cell>
          <table:table-cell table:formula="of:= [.B186] + 1" office:value-type="float" office:value="182" calcext:value-type="float">
            <text:p>182</text:p>
          </table:table-cell>
          <table:table-cell table:formula="of:= 13 + 13.5 *[.B187] + 2.5 * [.B187] *[.B187]" office:value-type="float" office:value="85280" calcext:value-type="float">
            <text:p>85280</text:p>
          </table:table-cell>
          <table:table-cell table:formula="of:= [.C187] / [.$B$2]" office:value-type="float" office:value="42640" calcext:value-type="float">
            <text:p>42640</text:p>
          </table:table-cell>
          <table:table-cell table:formula="of:= [.D187] / 1000" office:value-type="float" office:value="42.64" calcext:value-type="float">
            <text:p>42.64</text:p>
          </table:table-cell>
        </table:table-row>
        <table:table-row table:style-name="ro1">
          <table:table-cell table:formula="of:=BASE([.B188];16;2)" office:value-type="string" office:string-value="B7" calcext:value-type="string">
            <text:p>B7</text:p>
          </table:table-cell>
          <table:table-cell table:formula="of:= [.B187] + 1" office:value-type="float" office:value="183" calcext:value-type="float">
            <text:p>183</text:p>
          </table:table-cell>
          <table:table-cell table:formula="of:= 13 + 13.5 *[.B188] + 2.5 * [.B188] *[.B188]" office:value-type="float" office:value="86206" calcext:value-type="float">
            <text:p>86206</text:p>
          </table:table-cell>
          <table:table-cell table:formula="of:= [.C188] / [.$B$2]" office:value-type="float" office:value="43103" calcext:value-type="float">
            <text:p>43103</text:p>
          </table:table-cell>
          <table:table-cell table:formula="of:= [.D188] / 1000" office:value-type="float" office:value="43.103" calcext:value-type="float">
            <text:p>43.103</text:p>
          </table:table-cell>
        </table:table-row>
        <table:table-row table:style-name="ro1">
          <table:table-cell table:formula="of:=BASE([.B189];16;2)" office:value-type="string" office:string-value="B8" calcext:value-type="string">
            <text:p>B8</text:p>
          </table:table-cell>
          <table:table-cell table:formula="of:= [.B188] + 1" office:value-type="float" office:value="184" calcext:value-type="float">
            <text:p>184</text:p>
          </table:table-cell>
          <table:table-cell table:formula="of:= 13 + 13.5 *[.B189] + 2.5 * [.B189] *[.B189]" office:value-type="float" office:value="87137" calcext:value-type="float">
            <text:p>87137</text:p>
          </table:table-cell>
          <table:table-cell table:formula="of:= [.C189] / [.$B$2]" office:value-type="float" office:value="43568.5" calcext:value-type="float">
            <text:p>43568.5</text:p>
          </table:table-cell>
          <table:table-cell table:formula="of:= [.D189] / 1000" office:value-type="float" office:value="43.5685" calcext:value-type="float">
            <text:p>43.5685</text:p>
          </table:table-cell>
        </table:table-row>
        <table:table-row table:style-name="ro1">
          <table:table-cell table:formula="of:=BASE([.B190];16;2)" office:value-type="string" office:string-value="B9" calcext:value-type="string">
            <text:p>B9</text:p>
          </table:table-cell>
          <table:table-cell table:formula="of:= [.B189] + 1" office:value-type="float" office:value="185" calcext:value-type="float">
            <text:p>185</text:p>
          </table:table-cell>
          <table:table-cell table:formula="of:= 13 + 13.5 *[.B190] + 2.5 * [.B190] *[.B190]" office:value-type="float" office:value="88073" calcext:value-type="float">
            <text:p>88073</text:p>
          </table:table-cell>
          <table:table-cell table:formula="of:= [.C190] / [.$B$2]" office:value-type="float" office:value="44036.5" calcext:value-type="float">
            <text:p>44036.5</text:p>
          </table:table-cell>
          <table:table-cell table:formula="of:= [.D190] / 1000" office:value-type="float" office:value="44.0365" calcext:value-type="float">
            <text:p>44.0365</text:p>
          </table:table-cell>
        </table:table-row>
        <table:table-row table:style-name="ro1">
          <table:table-cell table:formula="of:=BASE([.B191];16;2)" office:value-type="string" office:string-value="BA" calcext:value-type="string">
            <text:p>BA</text:p>
          </table:table-cell>
          <table:table-cell table:formula="of:= [.B190] + 1" office:value-type="float" office:value="186" calcext:value-type="float">
            <text:p>186</text:p>
          </table:table-cell>
          <table:table-cell table:formula="of:= 13 + 13.5 *[.B191] + 2.5 * [.B191] *[.B191]" office:value-type="float" office:value="89014" calcext:value-type="float">
            <text:p>89014</text:p>
          </table:table-cell>
          <table:table-cell table:formula="of:= [.C191] / [.$B$2]" office:value-type="float" office:value="44507" calcext:value-type="float">
            <text:p>44507</text:p>
          </table:table-cell>
          <table:table-cell table:formula="of:= [.D191] / 1000" office:value-type="float" office:value="44.507" calcext:value-type="float">
            <text:p>44.507</text:p>
          </table:table-cell>
        </table:table-row>
        <table:table-row table:style-name="ro1">
          <table:table-cell table:formula="of:=BASE([.B192];16;2)" office:value-type="string" office:string-value="BB" calcext:value-type="string">
            <text:p>BB</text:p>
          </table:table-cell>
          <table:table-cell table:formula="of:= [.B191] + 1" office:value-type="float" office:value="187" calcext:value-type="float">
            <text:p>187</text:p>
          </table:table-cell>
          <table:table-cell table:formula="of:= 13 + 13.5 *[.B192] + 2.5 * [.B192] *[.B192]" office:value-type="float" office:value="89960" calcext:value-type="float">
            <text:p>89960</text:p>
          </table:table-cell>
          <table:table-cell table:formula="of:= [.C192] / [.$B$2]" office:value-type="float" office:value="44980" calcext:value-type="float">
            <text:p>44980</text:p>
          </table:table-cell>
          <table:table-cell table:formula="of:= [.D192] / 1000" office:value-type="float" office:value="44.98" calcext:value-type="float">
            <text:p>44.98</text:p>
          </table:table-cell>
        </table:table-row>
        <table:table-row table:style-name="ro1">
          <table:table-cell table:formula="of:=BASE([.B193];16;2)" office:value-type="string" office:string-value="BC" calcext:value-type="string">
            <text:p>BC</text:p>
          </table:table-cell>
          <table:table-cell table:formula="of:= [.B192] + 1" office:value-type="float" office:value="188" calcext:value-type="float">
            <text:p>188</text:p>
          </table:table-cell>
          <table:table-cell table:formula="of:= 13 + 13.5 *[.B193] + 2.5 * [.B193] *[.B193]" office:value-type="float" office:value="90911" calcext:value-type="float">
            <text:p>90911</text:p>
          </table:table-cell>
          <table:table-cell table:formula="of:= [.C193] / [.$B$2]" office:value-type="float" office:value="45455.5" calcext:value-type="float">
            <text:p>45455.5</text:p>
          </table:table-cell>
          <table:table-cell table:formula="of:= [.D193] / 1000" office:value-type="float" office:value="45.4555" calcext:value-type="float">
            <text:p>45.4555</text:p>
          </table:table-cell>
        </table:table-row>
        <table:table-row table:style-name="ro1">
          <table:table-cell table:formula="of:=BASE([.B194];16;2)" office:value-type="string" office:string-value="BD" calcext:value-type="string">
            <text:p>BD</text:p>
          </table:table-cell>
          <table:table-cell table:formula="of:= [.B193] + 1" office:value-type="float" office:value="189" calcext:value-type="float">
            <text:p>189</text:p>
          </table:table-cell>
          <table:table-cell table:formula="of:= 13 + 13.5 *[.B194] + 2.5 * [.B194] *[.B194]" office:value-type="float" office:value="91867" calcext:value-type="float">
            <text:p>91867</text:p>
          </table:table-cell>
          <table:table-cell table:formula="of:= [.C194] / [.$B$2]" office:value-type="float" office:value="45933.5" calcext:value-type="float">
            <text:p>45933.5</text:p>
          </table:table-cell>
          <table:table-cell table:formula="of:= [.D194] / 1000" office:value-type="float" office:value="45.9335" calcext:value-type="float">
            <text:p>45.9335</text:p>
          </table:table-cell>
        </table:table-row>
        <table:table-row table:style-name="ro1">
          <table:table-cell table:formula="of:=BASE([.B195];16;2)" office:value-type="string" office:string-value="BE" calcext:value-type="string">
            <text:p>BE</text:p>
          </table:table-cell>
          <table:table-cell table:formula="of:= [.B194] + 1" office:value-type="float" office:value="190" calcext:value-type="float">
            <text:p>190</text:p>
          </table:table-cell>
          <table:table-cell table:formula="of:= 13 + 13.5 *[.B195] + 2.5 * [.B195] *[.B195]" office:value-type="float" office:value="92828" calcext:value-type="float">
            <text:p>92828</text:p>
          </table:table-cell>
          <table:table-cell table:formula="of:= [.C195] / [.$B$2]" office:value-type="float" office:value="46414" calcext:value-type="float">
            <text:p>46414</text:p>
          </table:table-cell>
          <table:table-cell table:formula="of:= [.D195] / 1000" office:value-type="float" office:value="46.414" calcext:value-type="float">
            <text:p>46.414</text:p>
          </table:table-cell>
        </table:table-row>
        <table:table-row table:style-name="ro1">
          <table:table-cell table:formula="of:=BASE([.B196];16;2)" office:value-type="string" office:string-value="BF" calcext:value-type="string">
            <text:p>BF</text:p>
          </table:table-cell>
          <table:table-cell table:formula="of:= [.B195] + 1" office:value-type="float" office:value="191" calcext:value-type="float">
            <text:p>191</text:p>
          </table:table-cell>
          <table:table-cell table:formula="of:= 13 + 13.5 *[.B196] + 2.5 * [.B196] *[.B196]" office:value-type="float" office:value="93794" calcext:value-type="float">
            <text:p>93794</text:p>
          </table:table-cell>
          <table:table-cell table:formula="of:= [.C196] / [.$B$2]" office:value-type="float" office:value="46897" calcext:value-type="float">
            <text:p>46897</text:p>
          </table:table-cell>
          <table:table-cell table:formula="of:= [.D196] / 1000" office:value-type="float" office:value="46.897" calcext:value-type="float">
            <text:p>46.897</text:p>
          </table:table-cell>
        </table:table-row>
        <table:table-row table:style-name="ro1">
          <table:table-cell table:formula="of:=BASE([.B197];16;2)" office:value-type="string" office:string-value="C0" calcext:value-type="string">
            <text:p>C0</text:p>
          </table:table-cell>
          <table:table-cell table:formula="of:= [.B196] + 1" office:value-type="float" office:value="192" calcext:value-type="float">
            <text:p>192</text:p>
          </table:table-cell>
          <table:table-cell table:formula="of:= 13 + 13.5 *[.B197] + 2.5 * [.B197] *[.B197]" office:value-type="float" office:value="94765" calcext:value-type="float">
            <text:p>94765</text:p>
          </table:table-cell>
          <table:table-cell table:formula="of:= [.C197] / [.$B$2]" office:value-type="float" office:value="47382.5" calcext:value-type="float">
            <text:p>47382.5</text:p>
          </table:table-cell>
          <table:table-cell table:formula="of:= [.D197] / 1000" office:value-type="float" office:value="47.3825" calcext:value-type="float">
            <text:p>47.3825</text:p>
          </table:table-cell>
        </table:table-row>
        <table:table-row table:style-name="ro1">
          <table:table-cell table:formula="of:=BASE([.B198];16;2)" office:value-type="string" office:string-value="C1" calcext:value-type="string">
            <text:p>C1</text:p>
          </table:table-cell>
          <table:table-cell table:formula="of:= [.B197] + 1" office:value-type="float" office:value="193" calcext:value-type="float">
            <text:p>193</text:p>
          </table:table-cell>
          <table:table-cell table:formula="of:= 13 + 13.5 *[.B198] + 2.5 * [.B198] *[.B198]" office:value-type="float" office:value="95741" calcext:value-type="float">
            <text:p>95741</text:p>
          </table:table-cell>
          <table:table-cell table:formula="of:= [.C198] / [.$B$2]" office:value-type="float" office:value="47870.5" calcext:value-type="float">
            <text:p>47870.5</text:p>
          </table:table-cell>
          <table:table-cell table:formula="of:= [.D198] / 1000" office:value-type="float" office:value="47.8705" calcext:value-type="float">
            <text:p>47.8705</text:p>
          </table:table-cell>
        </table:table-row>
        <table:table-row table:style-name="ro1">
          <table:table-cell table:formula="of:=BASE([.B199];16;2)" office:value-type="string" office:string-value="C2" calcext:value-type="string">
            <text:p>C2</text:p>
          </table:table-cell>
          <table:table-cell table:formula="of:= [.B198] + 1" office:value-type="float" office:value="194" calcext:value-type="float">
            <text:p>194</text:p>
          </table:table-cell>
          <table:table-cell table:formula="of:= 13 + 13.5 *[.B199] + 2.5 * [.B199] *[.B199]" office:value-type="float" office:value="96722" calcext:value-type="float">
            <text:p>96722</text:p>
          </table:table-cell>
          <table:table-cell table:formula="of:= [.C199] / [.$B$2]" office:value-type="float" office:value="48361" calcext:value-type="float">
            <text:p>48361</text:p>
          </table:table-cell>
          <table:table-cell table:formula="of:= [.D199] / 1000" office:value-type="float" office:value="48.361" calcext:value-type="float">
            <text:p>48.361</text:p>
          </table:table-cell>
        </table:table-row>
        <table:table-row table:style-name="ro1">
          <table:table-cell table:formula="of:=BASE([.B200];16;2)" office:value-type="string" office:string-value="C3" calcext:value-type="string">
            <text:p>C3</text:p>
          </table:table-cell>
          <table:table-cell table:formula="of:= [.B199] + 1" office:value-type="float" office:value="195" calcext:value-type="float">
            <text:p>195</text:p>
          </table:table-cell>
          <table:table-cell table:formula="of:= 13 + 13.5 *[.B200] + 2.5 * [.B200] *[.B200]" office:value-type="float" office:value="97708" calcext:value-type="float">
            <text:p>97708</text:p>
          </table:table-cell>
          <table:table-cell table:formula="of:= [.C200] / [.$B$2]" office:value-type="float" office:value="48854" calcext:value-type="float">
            <text:p>48854</text:p>
          </table:table-cell>
          <table:table-cell table:formula="of:= [.D200] / 1000" office:value-type="float" office:value="48.854" calcext:value-type="float">
            <text:p>48.854</text:p>
          </table:table-cell>
        </table:table-row>
        <table:table-row table:style-name="ro1">
          <table:table-cell table:formula="of:=BASE([.B201];16;2)" office:value-type="string" office:string-value="C4" calcext:value-type="string">
            <text:p>C4</text:p>
          </table:table-cell>
          <table:table-cell table:formula="of:= [.B200] + 1" office:value-type="float" office:value="196" calcext:value-type="float">
            <text:p>196</text:p>
          </table:table-cell>
          <table:table-cell table:formula="of:= 13 + 13.5 *[.B201] + 2.5 * [.B201] *[.B201]" office:value-type="float" office:value="98699" calcext:value-type="float">
            <text:p>98699</text:p>
          </table:table-cell>
          <table:table-cell table:formula="of:= [.C201] / [.$B$2]" office:value-type="float" office:value="49349.5" calcext:value-type="float">
            <text:p>49349.5</text:p>
          </table:table-cell>
          <table:table-cell table:formula="of:= [.D201] / 1000" office:value-type="float" office:value="49.3495" calcext:value-type="float">
            <text:p>49.3495</text:p>
          </table:table-cell>
        </table:table-row>
        <table:table-row table:style-name="ro1">
          <table:table-cell table:formula="of:=BASE([.B202];16;2)" office:value-type="string" office:string-value="C5" calcext:value-type="string">
            <text:p>C5</text:p>
          </table:table-cell>
          <table:table-cell table:formula="of:= [.B201] + 1" office:value-type="float" office:value="197" calcext:value-type="float">
            <text:p>197</text:p>
          </table:table-cell>
          <table:table-cell table:formula="of:= 13 + 13.5 *[.B202] + 2.5 * [.B202] *[.B202]" office:value-type="float" office:value="99695" calcext:value-type="float">
            <text:p>99695</text:p>
          </table:table-cell>
          <table:table-cell table:formula="of:= [.C202] / [.$B$2]" office:value-type="float" office:value="49847.5" calcext:value-type="float">
            <text:p>49847.5</text:p>
          </table:table-cell>
          <table:table-cell table:formula="of:= [.D202] / 1000" office:value-type="float" office:value="49.8475" calcext:value-type="float">
            <text:p>49.8475</text:p>
          </table:table-cell>
        </table:table-row>
        <table:table-row table:style-name="ro1">
          <table:table-cell table:formula="of:=BASE([.B203];16;2)" office:value-type="string" office:string-value="C6" calcext:value-type="string">
            <text:p>C6</text:p>
          </table:table-cell>
          <table:table-cell table:formula="of:= [.B202] + 1" office:value-type="float" office:value="198" calcext:value-type="float">
            <text:p>198</text:p>
          </table:table-cell>
          <table:table-cell table:formula="of:= 13 + 13.5 *[.B203] + 2.5 * [.B203] *[.B203]" office:value-type="float" office:value="100696" calcext:value-type="float">
            <text:p>100696</text:p>
          </table:table-cell>
          <table:table-cell table:formula="of:= [.C203] / [.$B$2]" office:value-type="float" office:value="50348" calcext:value-type="float">
            <text:p>50348</text:p>
          </table:table-cell>
          <table:table-cell table:formula="of:= [.D203] / 1000" office:value-type="float" office:value="50.348" calcext:value-type="float">
            <text:p>50.348</text:p>
          </table:table-cell>
        </table:table-row>
        <table:table-row table:style-name="ro1">
          <table:table-cell table:formula="of:=BASE([.B204];16;2)" office:value-type="string" office:string-value="C7" calcext:value-type="string">
            <text:p>C7</text:p>
          </table:table-cell>
          <table:table-cell table:formula="of:= [.B203] + 1" office:value-type="float" office:value="199" calcext:value-type="float">
            <text:p>199</text:p>
          </table:table-cell>
          <table:table-cell table:formula="of:= 13 + 13.5 *[.B204] + 2.5 * [.B204] *[.B204]" office:value-type="float" office:value="101702" calcext:value-type="float">
            <text:p>101702</text:p>
          </table:table-cell>
          <table:table-cell table:formula="of:= [.C204] / [.$B$2]" office:value-type="float" office:value="50851" calcext:value-type="float">
            <text:p>50851</text:p>
          </table:table-cell>
          <table:table-cell table:formula="of:= [.D204] / 1000" office:value-type="float" office:value="50.851" calcext:value-type="float">
            <text:p>50.851</text:p>
          </table:table-cell>
        </table:table-row>
        <table:table-row table:style-name="ro1">
          <table:table-cell table:formula="of:=BASE([.B205];16;2)" office:value-type="string" office:string-value="C8" calcext:value-type="string">
            <text:p>C8</text:p>
          </table:table-cell>
          <table:table-cell table:formula="of:= [.B204] + 1" office:value-type="float" office:value="200" calcext:value-type="float">
            <text:p>200</text:p>
          </table:table-cell>
          <table:table-cell table:formula="of:= 13 + 13.5 *[.B205] + 2.5 * [.B205] *[.B205]" office:value-type="float" office:value="102713" calcext:value-type="float">
            <text:p>102713</text:p>
          </table:table-cell>
          <table:table-cell table:formula="of:= [.C205] / [.$B$2]" office:value-type="float" office:value="51356.5" calcext:value-type="float">
            <text:p>51356.5</text:p>
          </table:table-cell>
          <table:table-cell table:formula="of:= [.D205] / 1000" office:value-type="float" office:value="51.3565" calcext:value-type="float">
            <text:p>51.3565</text:p>
          </table:table-cell>
        </table:table-row>
        <table:table-row table:style-name="ro1">
          <table:table-cell table:formula="of:=BASE([.B206];16;2)" office:value-type="string" office:string-value="C9" calcext:value-type="string">
            <text:p>C9</text:p>
          </table:table-cell>
          <table:table-cell table:formula="of:= [.B205] + 1" office:value-type="float" office:value="201" calcext:value-type="float">
            <text:p>201</text:p>
          </table:table-cell>
          <table:table-cell table:formula="of:= 13 + 13.5 *[.B206] + 2.5 * [.B206] *[.B206]" office:value-type="float" office:value="103729" calcext:value-type="float">
            <text:p>103729</text:p>
          </table:table-cell>
          <table:table-cell table:formula="of:= [.C206] / [.$B$2]" office:value-type="float" office:value="51864.5" calcext:value-type="float">
            <text:p>51864.5</text:p>
          </table:table-cell>
          <table:table-cell table:formula="of:= [.D206] / 1000" office:value-type="float" office:value="51.8645" calcext:value-type="float">
            <text:p>51.8645</text:p>
          </table:table-cell>
        </table:table-row>
        <table:table-row table:style-name="ro1">
          <table:table-cell table:formula="of:=BASE([.B207];16;2)" office:value-type="string" office:string-value="CA" calcext:value-type="string">
            <text:p>CA</text:p>
          </table:table-cell>
          <table:table-cell table:formula="of:= [.B206] + 1" office:value-type="float" office:value="202" calcext:value-type="float">
            <text:p>202</text:p>
          </table:table-cell>
          <table:table-cell table:formula="of:= 13 + 13.5 *[.B207] + 2.5 * [.B207] *[.B207]" office:value-type="float" office:value="104750" calcext:value-type="float">
            <text:p>104750</text:p>
          </table:table-cell>
          <table:table-cell table:formula="of:= [.C207] / [.$B$2]" office:value-type="float" office:value="52375" calcext:value-type="float">
            <text:p>52375</text:p>
          </table:table-cell>
          <table:table-cell table:formula="of:= [.D207] / 1000" office:value-type="float" office:value="52.375" calcext:value-type="float">
            <text:p>52.375</text:p>
          </table:table-cell>
        </table:table-row>
        <table:table-row table:style-name="ro1">
          <table:table-cell table:formula="of:=BASE([.B208];16;2)" office:value-type="string" office:string-value="CB" calcext:value-type="string">
            <text:p>CB</text:p>
          </table:table-cell>
          <table:table-cell table:formula="of:= [.B207] + 1" office:value-type="float" office:value="203" calcext:value-type="float">
            <text:p>203</text:p>
          </table:table-cell>
          <table:table-cell table:formula="of:= 13 + 13.5 *[.B208] + 2.5 * [.B208] *[.B208]" office:value-type="float" office:value="105776" calcext:value-type="float">
            <text:p>105776</text:p>
          </table:table-cell>
          <table:table-cell table:formula="of:= [.C208] / [.$B$2]" office:value-type="float" office:value="52888" calcext:value-type="float">
            <text:p>52888</text:p>
          </table:table-cell>
          <table:table-cell table:formula="of:= [.D208] / 1000" office:value-type="float" office:value="52.888" calcext:value-type="float">
            <text:p>52.888</text:p>
          </table:table-cell>
        </table:table-row>
        <table:table-row table:style-name="ro1">
          <table:table-cell table:formula="of:=BASE([.B209];16;2)" office:value-type="string" office:string-value="CC" calcext:value-type="string">
            <text:p>CC</text:p>
          </table:table-cell>
          <table:table-cell table:formula="of:= [.B208] + 1" office:value-type="float" office:value="204" calcext:value-type="float">
            <text:p>204</text:p>
          </table:table-cell>
          <table:table-cell table:formula="of:= 13 + 13.5 *[.B209] + 2.5 * [.B209] *[.B209]" office:value-type="float" office:value="106807" calcext:value-type="float">
            <text:p>106807</text:p>
          </table:table-cell>
          <table:table-cell table:formula="of:= [.C209] / [.$B$2]" office:value-type="float" office:value="53403.5" calcext:value-type="float">
            <text:p>53403.5</text:p>
          </table:table-cell>
          <table:table-cell table:formula="of:= [.D209] / 1000" office:value-type="float" office:value="53.4035" calcext:value-type="float">
            <text:p>53.4035</text:p>
          </table:table-cell>
        </table:table-row>
        <table:table-row table:style-name="ro1">
          <table:table-cell table:formula="of:=BASE([.B210];16;2)" office:value-type="string" office:string-value="CD" calcext:value-type="string">
            <text:p>CD</text:p>
          </table:table-cell>
          <table:table-cell table:formula="of:= [.B209] + 1" office:value-type="float" office:value="205" calcext:value-type="float">
            <text:p>205</text:p>
          </table:table-cell>
          <table:table-cell table:formula="of:= 13 + 13.5 *[.B210] + 2.5 * [.B210] *[.B210]" office:value-type="float" office:value="107843" calcext:value-type="float">
            <text:p>107843</text:p>
          </table:table-cell>
          <table:table-cell table:formula="of:= [.C210] / [.$B$2]" office:value-type="float" office:value="53921.5" calcext:value-type="float">
            <text:p>53921.5</text:p>
          </table:table-cell>
          <table:table-cell table:formula="of:= [.D210] / 1000" office:value-type="float" office:value="53.9215" calcext:value-type="float">
            <text:p>53.9215</text:p>
          </table:table-cell>
        </table:table-row>
        <table:table-row table:style-name="ro1">
          <table:table-cell table:formula="of:=BASE([.B211];16;2)" office:value-type="string" office:string-value="CE" calcext:value-type="string">
            <text:p>CE</text:p>
          </table:table-cell>
          <table:table-cell table:formula="of:= [.B210] + 1" office:value-type="float" office:value="206" calcext:value-type="float">
            <text:p>206</text:p>
          </table:table-cell>
          <table:table-cell table:formula="of:= 13 + 13.5 *[.B211] + 2.5 * [.B211] *[.B211]" office:value-type="float" office:value="108884" calcext:value-type="float">
            <text:p>108884</text:p>
          </table:table-cell>
          <table:table-cell table:formula="of:= [.C211] / [.$B$2]" office:value-type="float" office:value="54442" calcext:value-type="float">
            <text:p>54442</text:p>
          </table:table-cell>
          <table:table-cell table:formula="of:= [.D211] / 1000" office:value-type="float" office:value="54.442" calcext:value-type="float">
            <text:p>54.442</text:p>
          </table:table-cell>
        </table:table-row>
        <table:table-row table:style-name="ro1">
          <table:table-cell table:formula="of:=BASE([.B212];16;2)" office:value-type="string" office:string-value="CF" calcext:value-type="string">
            <text:p>CF</text:p>
          </table:table-cell>
          <table:table-cell table:formula="of:= [.B211] + 1" office:value-type="float" office:value="207" calcext:value-type="float">
            <text:p>207</text:p>
          </table:table-cell>
          <table:table-cell table:formula="of:= 13 + 13.5 *[.B212] + 2.5 * [.B212] *[.B212]" office:value-type="float" office:value="109930" calcext:value-type="float">
            <text:p>109930</text:p>
          </table:table-cell>
          <table:table-cell table:formula="of:= [.C212] / [.$B$2]" office:value-type="float" office:value="54965" calcext:value-type="float">
            <text:p>54965</text:p>
          </table:table-cell>
          <table:table-cell table:formula="of:= [.D212] / 1000" office:value-type="float" office:value="54.965" calcext:value-type="float">
            <text:p>54.965</text:p>
          </table:table-cell>
        </table:table-row>
        <table:table-row table:style-name="ro1">
          <table:table-cell table:formula="of:=BASE([.B213];16;2)" office:value-type="string" office:string-value="D0" calcext:value-type="string">
            <text:p>D0</text:p>
          </table:table-cell>
          <table:table-cell table:formula="of:= [.B212] + 1" office:value-type="float" office:value="208" calcext:value-type="float">
            <text:p>208</text:p>
          </table:table-cell>
          <table:table-cell table:formula="of:= 13 + 13.5 *[.B213] + 2.5 * [.B213] *[.B213]" office:value-type="float" office:value="110981" calcext:value-type="float">
            <text:p>110981</text:p>
          </table:table-cell>
          <table:table-cell table:formula="of:= [.C213] / [.$B$2]" office:value-type="float" office:value="55490.5" calcext:value-type="float">
            <text:p>55490.5</text:p>
          </table:table-cell>
          <table:table-cell table:formula="of:= [.D213] / 1000" office:value-type="float" office:value="55.4905" calcext:value-type="float">
            <text:p>55.4905</text:p>
          </table:table-cell>
        </table:table-row>
        <table:table-row table:style-name="ro1">
          <table:table-cell table:formula="of:=BASE([.B214];16;2)" office:value-type="string" office:string-value="D1" calcext:value-type="string">
            <text:p>D1</text:p>
          </table:table-cell>
          <table:table-cell table:formula="of:= [.B213] + 1" office:value-type="float" office:value="209" calcext:value-type="float">
            <text:p>209</text:p>
          </table:table-cell>
          <table:table-cell table:formula="of:= 13 + 13.5 *[.B214] + 2.5 * [.B214] *[.B214]" office:value-type="float" office:value="112037" calcext:value-type="float">
            <text:p>112037</text:p>
          </table:table-cell>
          <table:table-cell table:formula="of:= [.C214] / [.$B$2]" office:value-type="float" office:value="56018.5" calcext:value-type="float">
            <text:p>56018.5</text:p>
          </table:table-cell>
          <table:table-cell table:formula="of:= [.D214] / 1000" office:value-type="float" office:value="56.0185" calcext:value-type="float">
            <text:p>56.0185</text:p>
          </table:table-cell>
        </table:table-row>
        <table:table-row table:style-name="ro1">
          <table:table-cell table:formula="of:=BASE([.B215];16;2)" office:value-type="string" office:string-value="D2" calcext:value-type="string">
            <text:p>D2</text:p>
          </table:table-cell>
          <table:table-cell table:formula="of:= [.B214] + 1" office:value-type="float" office:value="210" calcext:value-type="float">
            <text:p>210</text:p>
          </table:table-cell>
          <table:table-cell table:formula="of:= 13 + 13.5 *[.B215] + 2.5 * [.B215] *[.B215]" office:value-type="float" office:value="113098" calcext:value-type="float">
            <text:p>113098</text:p>
          </table:table-cell>
          <table:table-cell table:formula="of:= [.C215] / [.$B$2]" office:value-type="float" office:value="56549" calcext:value-type="float">
            <text:p>56549</text:p>
          </table:table-cell>
          <table:table-cell table:formula="of:= [.D215] / 1000" office:value-type="float" office:value="56.549" calcext:value-type="float">
            <text:p>56.549</text:p>
          </table:table-cell>
        </table:table-row>
        <table:table-row table:style-name="ro1">
          <table:table-cell table:formula="of:=BASE([.B216];16;2)" office:value-type="string" office:string-value="D3" calcext:value-type="string">
            <text:p>D3</text:p>
          </table:table-cell>
          <table:table-cell table:formula="of:= [.B215] + 1" office:value-type="float" office:value="211" calcext:value-type="float">
            <text:p>211</text:p>
          </table:table-cell>
          <table:table-cell table:formula="of:= 13 + 13.5 *[.B216] + 2.5 * [.B216] *[.B216]" office:value-type="float" office:value="114164" calcext:value-type="float">
            <text:p>114164</text:p>
          </table:table-cell>
          <table:table-cell table:formula="of:= [.C216] / [.$B$2]" office:value-type="float" office:value="57082" calcext:value-type="float">
            <text:p>57082</text:p>
          </table:table-cell>
          <table:table-cell table:formula="of:= [.D216] / 1000" office:value-type="float" office:value="57.082" calcext:value-type="float">
            <text:p>57.082</text:p>
          </table:table-cell>
        </table:table-row>
        <table:table-row table:style-name="ro1">
          <table:table-cell table:formula="of:=BASE([.B217];16;2)" office:value-type="string" office:string-value="D4" calcext:value-type="string">
            <text:p>D4</text:p>
          </table:table-cell>
          <table:table-cell table:formula="of:= [.B216] + 1" office:value-type="float" office:value="212" calcext:value-type="float">
            <text:p>212</text:p>
          </table:table-cell>
          <table:table-cell table:formula="of:= 13 + 13.5 *[.B217] + 2.5 * [.B217] *[.B217]" office:value-type="float" office:value="115235" calcext:value-type="float">
            <text:p>115235</text:p>
          </table:table-cell>
          <table:table-cell table:formula="of:= [.C217] / [.$B$2]" office:value-type="float" office:value="57617.5" calcext:value-type="float">
            <text:p>57617.5</text:p>
          </table:table-cell>
          <table:table-cell table:formula="of:= [.D217] / 1000" office:value-type="float" office:value="57.6175" calcext:value-type="float">
            <text:p>57.6175</text:p>
          </table:table-cell>
        </table:table-row>
        <table:table-row table:style-name="ro1">
          <table:table-cell table:formula="of:=BASE([.B218];16;2)" office:value-type="string" office:string-value="D5" calcext:value-type="string">
            <text:p>D5</text:p>
          </table:table-cell>
          <table:table-cell table:formula="of:= [.B217] + 1" office:value-type="float" office:value="213" calcext:value-type="float">
            <text:p>213</text:p>
          </table:table-cell>
          <table:table-cell table:formula="of:= 13 + 13.5 *[.B218] + 2.5 * [.B218] *[.B218]" office:value-type="float" office:value="116311" calcext:value-type="float">
            <text:p>116311</text:p>
          </table:table-cell>
          <table:table-cell table:formula="of:= [.C218] / [.$B$2]" office:value-type="float" office:value="58155.5" calcext:value-type="float">
            <text:p>58155.5</text:p>
          </table:table-cell>
          <table:table-cell table:formula="of:= [.D218] / 1000" office:value-type="float" office:value="58.1555" calcext:value-type="float">
            <text:p>58.1555</text:p>
          </table:table-cell>
        </table:table-row>
        <table:table-row table:style-name="ro1">
          <table:table-cell table:formula="of:=BASE([.B219];16;2)" office:value-type="string" office:string-value="D6" calcext:value-type="string">
            <text:p>D6</text:p>
          </table:table-cell>
          <table:table-cell table:formula="of:= [.B218] + 1" office:value-type="float" office:value="214" calcext:value-type="float">
            <text:p>214</text:p>
          </table:table-cell>
          <table:table-cell table:formula="of:= 13 + 13.5 *[.B219] + 2.5 * [.B219] *[.B219]" office:value-type="float" office:value="117392" calcext:value-type="float">
            <text:p>117392</text:p>
          </table:table-cell>
          <table:table-cell table:formula="of:= [.C219] / [.$B$2]" office:value-type="float" office:value="58696" calcext:value-type="float">
            <text:p>58696</text:p>
          </table:table-cell>
          <table:table-cell table:formula="of:= [.D219] / 1000" office:value-type="float" office:value="58.696" calcext:value-type="float">
            <text:p>58.696</text:p>
          </table:table-cell>
        </table:table-row>
        <table:table-row table:style-name="ro1">
          <table:table-cell table:formula="of:=BASE([.B220];16;2)" office:value-type="string" office:string-value="D7" calcext:value-type="string">
            <text:p>D7</text:p>
          </table:table-cell>
          <table:table-cell table:formula="of:= [.B219] + 1" office:value-type="float" office:value="215" calcext:value-type="float">
            <text:p>215</text:p>
          </table:table-cell>
          <table:table-cell table:formula="of:= 13 + 13.5 *[.B220] + 2.5 * [.B220] *[.B220]" office:value-type="float" office:value="118478" calcext:value-type="float">
            <text:p>118478</text:p>
          </table:table-cell>
          <table:table-cell table:formula="of:= [.C220] / [.$B$2]" office:value-type="float" office:value="59239" calcext:value-type="float">
            <text:p>59239</text:p>
          </table:table-cell>
          <table:table-cell table:formula="of:= [.D220] / 1000" office:value-type="float" office:value="59.239" calcext:value-type="float">
            <text:p>59.239</text:p>
          </table:table-cell>
        </table:table-row>
        <table:table-row table:style-name="ro1">
          <table:table-cell table:formula="of:=BASE([.B221];16;2)" office:value-type="string" office:string-value="D8" calcext:value-type="string">
            <text:p>D8</text:p>
          </table:table-cell>
          <table:table-cell table:formula="of:= [.B220] + 1" office:value-type="float" office:value="216" calcext:value-type="float">
            <text:p>216</text:p>
          </table:table-cell>
          <table:table-cell table:formula="of:= 13 + 13.5 *[.B221] + 2.5 * [.B221] *[.B221]" office:value-type="float" office:value="119569" calcext:value-type="float">
            <text:p>119569</text:p>
          </table:table-cell>
          <table:table-cell table:formula="of:= [.C221] / [.$B$2]" office:value-type="float" office:value="59784.5" calcext:value-type="float">
            <text:p>59784.5</text:p>
          </table:table-cell>
          <table:table-cell table:formula="of:= [.D221] / 1000" office:value-type="float" office:value="59.7845" calcext:value-type="float">
            <text:p>59.7845</text:p>
          </table:table-cell>
        </table:table-row>
        <table:table-row table:style-name="ro1">
          <table:table-cell table:formula="of:=BASE([.B222];16;2)" office:value-type="string" office:string-value="D9" calcext:value-type="string">
            <text:p>D9</text:p>
          </table:table-cell>
          <table:table-cell table:formula="of:= [.B221] + 1" office:value-type="float" office:value="217" calcext:value-type="float">
            <text:p>217</text:p>
          </table:table-cell>
          <table:table-cell table:formula="of:= 13 + 13.5 *[.B222] + 2.5 * [.B222] *[.B222]" office:value-type="float" office:value="120665" calcext:value-type="float">
            <text:p>120665</text:p>
          </table:table-cell>
          <table:table-cell table:formula="of:= [.C222] / [.$B$2]" office:value-type="float" office:value="60332.5" calcext:value-type="float">
            <text:p>60332.5</text:p>
          </table:table-cell>
          <table:table-cell table:formula="of:= [.D222] / 1000" office:value-type="float" office:value="60.3325" calcext:value-type="float">
            <text:p>60.3325</text:p>
          </table:table-cell>
        </table:table-row>
        <table:table-row table:style-name="ro1">
          <table:table-cell table:formula="of:=BASE([.B223];16;2)" office:value-type="string" office:string-value="DA" calcext:value-type="string">
            <text:p>DA</text:p>
          </table:table-cell>
          <table:table-cell table:formula="of:= [.B222] + 1" office:value-type="float" office:value="218" calcext:value-type="float">
            <text:p>218</text:p>
          </table:table-cell>
          <table:table-cell table:formula="of:= 13 + 13.5 *[.B223] + 2.5 * [.B223] *[.B223]" office:value-type="float" office:value="121766" calcext:value-type="float">
            <text:p>121766</text:p>
          </table:table-cell>
          <table:table-cell table:formula="of:= [.C223] / [.$B$2]" office:value-type="float" office:value="60883" calcext:value-type="float">
            <text:p>60883</text:p>
          </table:table-cell>
          <table:table-cell table:formula="of:= [.D223] / 1000" office:value-type="float" office:value="60.883" calcext:value-type="float">
            <text:p>60.883</text:p>
          </table:table-cell>
        </table:table-row>
        <table:table-row table:style-name="ro1">
          <table:table-cell table:formula="of:=BASE([.B224];16;2)" office:value-type="string" office:string-value="DB" calcext:value-type="string">
            <text:p>DB</text:p>
          </table:table-cell>
          <table:table-cell table:formula="of:= [.B223] + 1" office:value-type="float" office:value="219" calcext:value-type="float">
            <text:p>219</text:p>
          </table:table-cell>
          <table:table-cell table:formula="of:= 13 + 13.5 *[.B224] + 2.5 * [.B224] *[.B224]" office:value-type="float" office:value="122872" calcext:value-type="float">
            <text:p>122872</text:p>
          </table:table-cell>
          <table:table-cell table:formula="of:= [.C224] / [.$B$2]" office:value-type="float" office:value="61436" calcext:value-type="float">
            <text:p>61436</text:p>
          </table:table-cell>
          <table:table-cell table:formula="of:= [.D224] / 1000" office:value-type="float" office:value="61.436" calcext:value-type="float">
            <text:p>61.436</text:p>
          </table:table-cell>
        </table:table-row>
        <table:table-row table:style-name="ro1">
          <table:table-cell table:formula="of:=BASE([.B225];16;2)" office:value-type="string" office:string-value="DC" calcext:value-type="string">
            <text:p>DC</text:p>
          </table:table-cell>
          <table:table-cell table:formula="of:= [.B224] + 1" office:value-type="float" office:value="220" calcext:value-type="float">
            <text:p>220</text:p>
          </table:table-cell>
          <table:table-cell table:formula="of:= 13 + 13.5 *[.B225] + 2.5 * [.B225] *[.B225]" office:value-type="float" office:value="123983" calcext:value-type="float">
            <text:p>123983</text:p>
          </table:table-cell>
          <table:table-cell table:formula="of:= [.C225] / [.$B$2]" office:value-type="float" office:value="61991.5" calcext:value-type="float">
            <text:p>61991.5</text:p>
          </table:table-cell>
          <table:table-cell table:formula="of:= [.D225] / 1000" office:value-type="float" office:value="61.9915" calcext:value-type="float">
            <text:p>61.9915</text:p>
          </table:table-cell>
        </table:table-row>
        <table:table-row table:style-name="ro1">
          <table:table-cell table:formula="of:=BASE([.B226];16;2)" office:value-type="string" office:string-value="DD" calcext:value-type="string">
            <text:p>DD</text:p>
          </table:table-cell>
          <table:table-cell table:formula="of:= [.B225] + 1" office:value-type="float" office:value="221" calcext:value-type="float">
            <text:p>221</text:p>
          </table:table-cell>
          <table:table-cell table:formula="of:= 13 + 13.5 *[.B226] + 2.5 * [.B226] *[.B226]" office:value-type="float" office:value="125099" calcext:value-type="float">
            <text:p>125099</text:p>
          </table:table-cell>
          <table:table-cell table:formula="of:= [.C226] / [.$B$2]" office:value-type="float" office:value="62549.5" calcext:value-type="float">
            <text:p>62549.5</text:p>
          </table:table-cell>
          <table:table-cell table:formula="of:= [.D226] / 1000" office:value-type="float" office:value="62.5495" calcext:value-type="float">
            <text:p>62.5495</text:p>
          </table:table-cell>
        </table:table-row>
        <table:table-row table:style-name="ro1">
          <table:table-cell table:formula="of:=BASE([.B227];16;2)" office:value-type="string" office:string-value="DE" calcext:value-type="string">
            <text:p>DE</text:p>
          </table:table-cell>
          <table:table-cell table:formula="of:= [.B226] + 1" office:value-type="float" office:value="222" calcext:value-type="float">
            <text:p>222</text:p>
          </table:table-cell>
          <table:table-cell table:formula="of:= 13 + 13.5 *[.B227] + 2.5 * [.B227] *[.B227]" office:value-type="float" office:value="126220" calcext:value-type="float">
            <text:p>126220</text:p>
          </table:table-cell>
          <table:table-cell table:formula="of:= [.C227] / [.$B$2]" office:value-type="float" office:value="63110" calcext:value-type="float">
            <text:p>63110</text:p>
          </table:table-cell>
          <table:table-cell table:formula="of:= [.D227] / 1000" office:value-type="float" office:value="63.11" calcext:value-type="float">
            <text:p>63.11</text:p>
          </table:table-cell>
        </table:table-row>
        <table:table-row table:style-name="ro1">
          <table:table-cell table:formula="of:=BASE([.B228];16;2)" office:value-type="string" office:string-value="DF" calcext:value-type="string">
            <text:p>DF</text:p>
          </table:table-cell>
          <table:table-cell table:formula="of:= [.B227] + 1" office:value-type="float" office:value="223" calcext:value-type="float">
            <text:p>223</text:p>
          </table:table-cell>
          <table:table-cell table:formula="of:= 13 + 13.5 *[.B228] + 2.5 * [.B228] *[.B228]" office:value-type="float" office:value="127346" calcext:value-type="float">
            <text:p>127346</text:p>
          </table:table-cell>
          <table:table-cell table:formula="of:= [.C228] / [.$B$2]" office:value-type="float" office:value="63673" calcext:value-type="float">
            <text:p>63673</text:p>
          </table:table-cell>
          <table:table-cell table:formula="of:= [.D228] / 1000" office:value-type="float" office:value="63.673" calcext:value-type="float">
            <text:p>63.673</text:p>
          </table:table-cell>
        </table:table-row>
        <table:table-row table:style-name="ro1">
          <table:table-cell table:formula="of:=BASE([.B229];16;2)" office:value-type="string" office:string-value="E0" calcext:value-type="string">
            <text:p>E0</text:p>
          </table:table-cell>
          <table:table-cell table:formula="of:= [.B228] + 1" office:value-type="float" office:value="224" calcext:value-type="float">
            <text:p>224</text:p>
          </table:table-cell>
          <table:table-cell table:formula="of:= 13 + 13.5 *[.B229] + 2.5 * [.B229] *[.B229]" office:value-type="float" office:value="128477" calcext:value-type="float">
            <text:p>128477</text:p>
          </table:table-cell>
          <table:table-cell table:formula="of:= [.C229] / [.$B$2]" office:value-type="float" office:value="64238.5" calcext:value-type="float">
            <text:p>64238.5</text:p>
          </table:table-cell>
          <table:table-cell table:formula="of:= [.D229] / 1000" office:value-type="float" office:value="64.2385" calcext:value-type="float">
            <text:p>64.2385</text:p>
          </table:table-cell>
        </table:table-row>
        <table:table-row table:style-name="ro1">
          <table:table-cell table:formula="of:=BASE([.B230];16;2)" office:value-type="string" office:string-value="E1" calcext:value-type="string">
            <text:p>E1</text:p>
          </table:table-cell>
          <table:table-cell table:formula="of:= [.B229] + 1" office:value-type="float" office:value="225" calcext:value-type="float">
            <text:p>225</text:p>
          </table:table-cell>
          <table:table-cell table:formula="of:= 13 + 13.5 *[.B230] + 2.5 * [.B230] *[.B230]" office:value-type="float" office:value="129613" calcext:value-type="float">
            <text:p>129613</text:p>
          </table:table-cell>
          <table:table-cell table:formula="of:= [.C230] / [.$B$2]" office:value-type="float" office:value="64806.5" calcext:value-type="float">
            <text:p>64806.5</text:p>
          </table:table-cell>
          <table:table-cell table:formula="of:= [.D230] / 1000" office:value-type="float" office:value="64.8065" calcext:value-type="float">
            <text:p>64.8065</text:p>
          </table:table-cell>
        </table:table-row>
        <table:table-row table:style-name="ro1">
          <table:table-cell table:formula="of:=BASE([.B231];16;2)" office:value-type="string" office:string-value="E2" calcext:value-type="string">
            <text:p>E2</text:p>
          </table:table-cell>
          <table:table-cell table:formula="of:= [.B230] + 1" office:value-type="float" office:value="226" calcext:value-type="float">
            <text:p>226</text:p>
          </table:table-cell>
          <table:table-cell table:formula="of:= 13 + 13.5 *[.B231] + 2.5 * [.B231] *[.B231]" office:value-type="float" office:value="130754" calcext:value-type="float">
            <text:p>130754</text:p>
          </table:table-cell>
          <table:table-cell table:formula="of:= [.C231] / [.$B$2]" office:value-type="float" office:value="65377" calcext:value-type="float">
            <text:p>65377</text:p>
          </table:table-cell>
          <table:table-cell table:formula="of:= [.D231] / 1000" office:value-type="float" office:value="65.377" calcext:value-type="float">
            <text:p>65.377</text:p>
          </table:table-cell>
        </table:table-row>
        <table:table-row table:style-name="ro1">
          <table:table-cell table:formula="of:=BASE([.B232];16;2)" office:value-type="string" office:string-value="E3" calcext:value-type="string">
            <text:p>E3</text:p>
          </table:table-cell>
          <table:table-cell table:formula="of:= [.B231] + 1" office:value-type="float" office:value="227" calcext:value-type="float">
            <text:p>227</text:p>
          </table:table-cell>
          <table:table-cell table:formula="of:= 13 + 13.5 *[.B232] + 2.5 * [.B232] *[.B232]" office:value-type="float" office:value="131900" calcext:value-type="float">
            <text:p>131900</text:p>
          </table:table-cell>
          <table:table-cell table:formula="of:= [.C232] / [.$B$2]" office:value-type="float" office:value="65950" calcext:value-type="float">
            <text:p>65950</text:p>
          </table:table-cell>
          <table:table-cell table:formula="of:= [.D232] / 1000" office:value-type="float" office:value="65.95" calcext:value-type="float">
            <text:p>65.95</text:p>
          </table:table-cell>
        </table:table-row>
        <table:table-row table:style-name="ro1">
          <table:table-cell table:formula="of:=BASE([.B233];16;2)" office:value-type="string" office:string-value="E4" calcext:value-type="string">
            <text:p>E4</text:p>
          </table:table-cell>
          <table:table-cell table:formula="of:= [.B232] + 1" office:value-type="float" office:value="228" calcext:value-type="float">
            <text:p>228</text:p>
          </table:table-cell>
          <table:table-cell table:formula="of:= 13 + 13.5 *[.B233] + 2.5 * [.B233] *[.B233]" office:value-type="float" office:value="133051" calcext:value-type="float">
            <text:p>133051</text:p>
          </table:table-cell>
          <table:table-cell table:formula="of:= [.C233] / [.$B$2]" office:value-type="float" office:value="66525.5" calcext:value-type="float">
            <text:p>66525.5</text:p>
          </table:table-cell>
          <table:table-cell table:formula="of:= [.D233] / 1000" office:value-type="float" office:value="66.5255" calcext:value-type="float">
            <text:p>66.5255</text:p>
          </table:table-cell>
        </table:table-row>
        <table:table-row table:style-name="ro1">
          <table:table-cell table:formula="of:=BASE([.B234];16;2)" office:value-type="string" office:string-value="E5" calcext:value-type="string">
            <text:p>E5</text:p>
          </table:table-cell>
          <table:table-cell table:formula="of:= [.B233] + 1" office:value-type="float" office:value="229" calcext:value-type="float">
            <text:p>229</text:p>
          </table:table-cell>
          <table:table-cell table:formula="of:= 13 + 13.5 *[.B234] + 2.5 * [.B234] *[.B234]" office:value-type="float" office:value="134207" calcext:value-type="float">
            <text:p>134207</text:p>
          </table:table-cell>
          <table:table-cell table:formula="of:= [.C234] / [.$B$2]" office:value-type="float" office:value="67103.5" calcext:value-type="float">
            <text:p>67103.5</text:p>
          </table:table-cell>
          <table:table-cell table:formula="of:= [.D234] / 1000" office:value-type="float" office:value="67.1035" calcext:value-type="float">
            <text:p>67.1035</text:p>
          </table:table-cell>
        </table:table-row>
        <table:table-row table:style-name="ro1">
          <table:table-cell table:formula="of:=BASE([.B235];16;2)" office:value-type="string" office:string-value="E6" calcext:value-type="string">
            <text:p>E6</text:p>
          </table:table-cell>
          <table:table-cell table:formula="of:= [.B234] + 1" office:value-type="float" office:value="230" calcext:value-type="float">
            <text:p>230</text:p>
          </table:table-cell>
          <table:table-cell table:formula="of:= 13 + 13.5 *[.B235] + 2.5 * [.B235] *[.B235]" office:value-type="float" office:value="135368" calcext:value-type="float">
            <text:p>135368</text:p>
          </table:table-cell>
          <table:table-cell table:formula="of:= [.C235] / [.$B$2]" office:value-type="float" office:value="67684" calcext:value-type="float">
            <text:p>67684</text:p>
          </table:table-cell>
          <table:table-cell table:formula="of:= [.D235] / 1000" office:value-type="float" office:value="67.684" calcext:value-type="float">
            <text:p>67.684</text:p>
          </table:table-cell>
        </table:table-row>
        <table:table-row table:style-name="ro1">
          <table:table-cell table:formula="of:=BASE([.B236];16;2)" office:value-type="string" office:string-value="E7" calcext:value-type="string">
            <text:p>E7</text:p>
          </table:table-cell>
          <table:table-cell table:formula="of:= [.B235] + 1" office:value-type="float" office:value="231" calcext:value-type="float">
            <text:p>231</text:p>
          </table:table-cell>
          <table:table-cell table:formula="of:= 13 + 13.5 *[.B236] + 2.5 * [.B236] *[.B236]" office:value-type="float" office:value="136534" calcext:value-type="float">
            <text:p>136534</text:p>
          </table:table-cell>
          <table:table-cell table:formula="of:= [.C236] / [.$B$2]" office:value-type="float" office:value="68267" calcext:value-type="float">
            <text:p>68267</text:p>
          </table:table-cell>
          <table:table-cell table:formula="of:= [.D236] / 1000" office:value-type="float" office:value="68.267" calcext:value-type="float">
            <text:p>68.267</text:p>
          </table:table-cell>
        </table:table-row>
        <table:table-row table:style-name="ro1">
          <table:table-cell table:formula="of:=BASE([.B237];16;2)" office:value-type="string" office:string-value="E8" calcext:value-type="string">
            <text:p>E8</text:p>
          </table:table-cell>
          <table:table-cell table:formula="of:= [.B236] + 1" office:value-type="float" office:value="232" calcext:value-type="float">
            <text:p>232</text:p>
          </table:table-cell>
          <table:table-cell table:formula="of:= 13 + 13.5 *[.B237] + 2.5 * [.B237] *[.B237]" office:value-type="float" office:value="137705" calcext:value-type="float">
            <text:p>137705</text:p>
          </table:table-cell>
          <table:table-cell table:formula="of:= [.C237] / [.$B$2]" office:value-type="float" office:value="68852.5" calcext:value-type="float">
            <text:p>68852.5</text:p>
          </table:table-cell>
          <table:table-cell table:formula="of:= [.D237] / 1000" office:value-type="float" office:value="68.8525" calcext:value-type="float">
            <text:p>68.8525</text:p>
          </table:table-cell>
        </table:table-row>
        <table:table-row table:style-name="ro1">
          <table:table-cell table:formula="of:=BASE([.B238];16;2)" office:value-type="string" office:string-value="E9" calcext:value-type="string">
            <text:p>E9</text:p>
          </table:table-cell>
          <table:table-cell table:formula="of:= [.B237] + 1" office:value-type="float" office:value="233" calcext:value-type="float">
            <text:p>233</text:p>
          </table:table-cell>
          <table:table-cell table:formula="of:= 13 + 13.5 *[.B238] + 2.5 * [.B238] *[.B238]" office:value-type="float" office:value="138881" calcext:value-type="float">
            <text:p>138881</text:p>
          </table:table-cell>
          <table:table-cell table:formula="of:= [.C238] / [.$B$2]" office:value-type="float" office:value="69440.5" calcext:value-type="float">
            <text:p>69440.5</text:p>
          </table:table-cell>
          <table:table-cell table:formula="of:= [.D238] / 1000" office:value-type="float" office:value="69.4405" calcext:value-type="float">
            <text:p>69.4405</text:p>
          </table:table-cell>
        </table:table-row>
        <table:table-row table:style-name="ro1">
          <table:table-cell table:formula="of:=BASE([.B239];16;2)" office:value-type="string" office:string-value="EA" calcext:value-type="string">
            <text:p>EA</text:p>
          </table:table-cell>
          <table:table-cell table:formula="of:= [.B238] + 1" office:value-type="float" office:value="234" calcext:value-type="float">
            <text:p>234</text:p>
          </table:table-cell>
          <table:table-cell table:formula="of:= 13 + 13.5 *[.B239] + 2.5 * [.B239] *[.B239]" office:value-type="float" office:value="140062" calcext:value-type="float">
            <text:p>140062</text:p>
          </table:table-cell>
          <table:table-cell table:formula="of:= [.C239] / [.$B$2]" office:value-type="float" office:value="70031" calcext:value-type="float">
            <text:p>70031</text:p>
          </table:table-cell>
          <table:table-cell table:formula="of:= [.D239] / 1000" office:value-type="float" office:value="70.031" calcext:value-type="float">
            <text:p>70.031</text:p>
          </table:table-cell>
        </table:table-row>
        <table:table-row table:style-name="ro1">
          <table:table-cell table:formula="of:=BASE([.B240];16;2)" office:value-type="string" office:string-value="EB" calcext:value-type="string">
            <text:p>EB</text:p>
          </table:table-cell>
          <table:table-cell table:formula="of:= [.B239] + 1" office:value-type="float" office:value="235" calcext:value-type="float">
            <text:p>235</text:p>
          </table:table-cell>
          <table:table-cell table:formula="of:= 13 + 13.5 *[.B240] + 2.5 * [.B240] *[.B240]" office:value-type="float" office:value="141248" calcext:value-type="float">
            <text:p>141248</text:p>
          </table:table-cell>
          <table:table-cell table:formula="of:= [.C240] / [.$B$2]" office:value-type="float" office:value="70624" calcext:value-type="float">
            <text:p>70624</text:p>
          </table:table-cell>
          <table:table-cell table:formula="of:= [.D240] / 1000" office:value-type="float" office:value="70.624" calcext:value-type="float">
            <text:p>70.624</text:p>
          </table:table-cell>
        </table:table-row>
        <table:table-row table:style-name="ro1">
          <table:table-cell table:formula="of:=BASE([.B241];16;2)" office:value-type="string" office:string-value="EC" calcext:value-type="string">
            <text:p>EC</text:p>
          </table:table-cell>
          <table:table-cell table:formula="of:= [.B240] + 1" office:value-type="float" office:value="236" calcext:value-type="float">
            <text:p>236</text:p>
          </table:table-cell>
          <table:table-cell table:formula="of:= 13 + 13.5 *[.B241] + 2.5 * [.B241] *[.B241]" office:value-type="float" office:value="142439" calcext:value-type="float">
            <text:p>142439</text:p>
          </table:table-cell>
          <table:table-cell table:formula="of:= [.C241] / [.$B$2]" office:value-type="float" office:value="71219.5" calcext:value-type="float">
            <text:p>71219.5</text:p>
          </table:table-cell>
          <table:table-cell table:formula="of:= [.D241] / 1000" office:value-type="float" office:value="71.2195" calcext:value-type="float">
            <text:p>71.2195</text:p>
          </table:table-cell>
        </table:table-row>
        <table:table-row table:style-name="ro1">
          <table:table-cell table:formula="of:=BASE([.B242];16;2)" office:value-type="string" office:string-value="ED" calcext:value-type="string">
            <text:p>ED</text:p>
          </table:table-cell>
          <table:table-cell table:formula="of:= [.B241] + 1" office:value-type="float" office:value="237" calcext:value-type="float">
            <text:p>237</text:p>
          </table:table-cell>
          <table:table-cell table:formula="of:= 13 + 13.5 *[.B242] + 2.5 * [.B242] *[.B242]" office:value-type="float" office:value="143635" calcext:value-type="float">
            <text:p>143635</text:p>
          </table:table-cell>
          <table:table-cell table:formula="of:= [.C242] / [.$B$2]" office:value-type="float" office:value="71817.5" calcext:value-type="float">
            <text:p>71817.5</text:p>
          </table:table-cell>
          <table:table-cell table:formula="of:= [.D242] / 1000" office:value-type="float" office:value="71.8175" calcext:value-type="float">
            <text:p>71.8175</text:p>
          </table:table-cell>
        </table:table-row>
        <table:table-row table:style-name="ro1">
          <table:table-cell table:formula="of:=BASE([.B243];16;2)" office:value-type="string" office:string-value="EE" calcext:value-type="string">
            <text:p>EE</text:p>
          </table:table-cell>
          <table:table-cell table:formula="of:= [.B242] + 1" office:value-type="float" office:value="238" calcext:value-type="float">
            <text:p>238</text:p>
          </table:table-cell>
          <table:table-cell table:formula="of:= 13 + 13.5 *[.B243] + 2.5 * [.B243] *[.B243]" office:value-type="float" office:value="144836" calcext:value-type="float">
            <text:p>144836</text:p>
          </table:table-cell>
          <table:table-cell table:formula="of:= [.C243] / [.$B$2]" office:value-type="float" office:value="72418" calcext:value-type="float">
            <text:p>72418</text:p>
          </table:table-cell>
          <table:table-cell table:formula="of:= [.D243] / 1000" office:value-type="float" office:value="72.418" calcext:value-type="float">
            <text:p>72.418</text:p>
          </table:table-cell>
        </table:table-row>
        <table:table-row table:style-name="ro1">
          <table:table-cell table:formula="of:=BASE([.B244];16;2)" office:value-type="string" office:string-value="EF" calcext:value-type="string">
            <text:p>EF</text:p>
          </table:table-cell>
          <table:table-cell table:formula="of:= [.B243] + 1" office:value-type="float" office:value="239" calcext:value-type="float">
            <text:p>239</text:p>
          </table:table-cell>
          <table:table-cell table:formula="of:= 13 + 13.5 *[.B244] + 2.5 * [.B244] *[.B244]" office:value-type="float" office:value="146042" calcext:value-type="float">
            <text:p>146042</text:p>
          </table:table-cell>
          <table:table-cell table:formula="of:= [.C244] / [.$B$2]" office:value-type="float" office:value="73021" calcext:value-type="float">
            <text:p>73021</text:p>
          </table:table-cell>
          <table:table-cell table:formula="of:= [.D244] / 1000" office:value-type="float" office:value="73.021" calcext:value-type="float">
            <text:p>73.021</text:p>
          </table:table-cell>
        </table:table-row>
        <table:table-row table:style-name="ro1">
          <table:table-cell table:formula="of:=BASE([.B245];16;2)" office:value-type="string" office:string-value="F0" calcext:value-type="string">
            <text:p>F0</text:p>
          </table:table-cell>
          <table:table-cell table:formula="of:= [.B244] + 1" office:value-type="float" office:value="240" calcext:value-type="float">
            <text:p>240</text:p>
          </table:table-cell>
          <table:table-cell table:formula="of:= 13 + 13.5 *[.B245] + 2.5 * [.B245] *[.B245]" office:value-type="float" office:value="147253" calcext:value-type="float">
            <text:p>147253</text:p>
          </table:table-cell>
          <table:table-cell table:formula="of:= [.C245] / [.$B$2]" office:value-type="float" office:value="73626.5" calcext:value-type="float">
            <text:p>73626.5</text:p>
          </table:table-cell>
          <table:table-cell table:formula="of:= [.D245] / 1000" office:value-type="float" office:value="73.6265" calcext:value-type="float">
            <text:p>73.6265</text:p>
          </table:table-cell>
        </table:table-row>
        <table:table-row table:style-name="ro1">
          <table:table-cell table:formula="of:=BASE([.B246];16;2)" office:value-type="string" office:string-value="F1" calcext:value-type="string">
            <text:p>F1</text:p>
          </table:table-cell>
          <table:table-cell table:formula="of:= [.B245] + 1" office:value-type="float" office:value="241" calcext:value-type="float">
            <text:p>241</text:p>
          </table:table-cell>
          <table:table-cell table:formula="of:= 13 + 13.5 *[.B246] + 2.5 * [.B246] *[.B246]" office:value-type="float" office:value="148469" calcext:value-type="float">
            <text:p>148469</text:p>
          </table:table-cell>
          <table:table-cell table:formula="of:= [.C246] / [.$B$2]" office:value-type="float" office:value="74234.5" calcext:value-type="float">
            <text:p>74234.5</text:p>
          </table:table-cell>
          <table:table-cell table:formula="of:= [.D246] / 1000" office:value-type="float" office:value="74.2345" calcext:value-type="float">
            <text:p>74.2345</text:p>
          </table:table-cell>
        </table:table-row>
        <table:table-row table:style-name="ro1">
          <table:table-cell table:formula="of:=BASE([.B247];16;2)" office:value-type="string" office:string-value="F2" calcext:value-type="string">
            <text:p>F2</text:p>
          </table:table-cell>
          <table:table-cell table:formula="of:= [.B246] + 1" office:value-type="float" office:value="242" calcext:value-type="float">
            <text:p>242</text:p>
          </table:table-cell>
          <table:table-cell table:formula="of:= 13 + 13.5 *[.B247] + 2.5 * [.B247] *[.B247]" office:value-type="float" office:value="149690" calcext:value-type="float">
            <text:p>149690</text:p>
          </table:table-cell>
          <table:table-cell table:formula="of:= [.C247] / [.$B$2]" office:value-type="float" office:value="74845" calcext:value-type="float">
            <text:p>74845</text:p>
          </table:table-cell>
          <table:table-cell table:formula="of:= [.D247] / 1000" office:value-type="float" office:value="74.845" calcext:value-type="float">
            <text:p>74.845</text:p>
          </table:table-cell>
        </table:table-row>
        <table:table-row table:style-name="ro1">
          <table:table-cell table:formula="of:=BASE([.B248];16;2)" office:value-type="string" office:string-value="F3" calcext:value-type="string">
            <text:p>F3</text:p>
          </table:table-cell>
          <table:table-cell table:formula="of:= [.B247] + 1" office:value-type="float" office:value="243" calcext:value-type="float">
            <text:p>243</text:p>
          </table:table-cell>
          <table:table-cell table:formula="of:= 13 + 13.5 *[.B248] + 2.5 * [.B248] *[.B248]" office:value-type="float" office:value="150916" calcext:value-type="float">
            <text:p>150916</text:p>
          </table:table-cell>
          <table:table-cell table:formula="of:= [.C248] / [.$B$2]" office:value-type="float" office:value="75458" calcext:value-type="float">
            <text:p>75458</text:p>
          </table:table-cell>
          <table:table-cell table:formula="of:= [.D248] / 1000" office:value-type="float" office:value="75.458" calcext:value-type="float">
            <text:p>75.458</text:p>
          </table:table-cell>
        </table:table-row>
        <table:table-row table:style-name="ro1">
          <table:table-cell table:formula="of:=BASE([.B249];16;2)" office:value-type="string" office:string-value="F4" calcext:value-type="string">
            <text:p>F4</text:p>
          </table:table-cell>
          <table:table-cell table:formula="of:= [.B248] + 1" office:value-type="float" office:value="244" calcext:value-type="float">
            <text:p>244</text:p>
          </table:table-cell>
          <table:table-cell table:formula="of:= 13 + 13.5 *[.B249] + 2.5 * [.B249] *[.B249]" office:value-type="float" office:value="152147" calcext:value-type="float">
            <text:p>152147</text:p>
          </table:table-cell>
          <table:table-cell table:formula="of:= [.C249] / [.$B$2]" office:value-type="float" office:value="76073.5" calcext:value-type="float">
            <text:p>76073.5</text:p>
          </table:table-cell>
          <table:table-cell table:formula="of:= [.D249] / 1000" office:value-type="float" office:value="76.0735" calcext:value-type="float">
            <text:p>76.0735</text:p>
          </table:table-cell>
        </table:table-row>
        <table:table-row table:style-name="ro1">
          <table:table-cell table:formula="of:=BASE([.B250];16;2)" office:value-type="string" office:string-value="F5" calcext:value-type="string">
            <text:p>F5</text:p>
          </table:table-cell>
          <table:table-cell table:formula="of:= [.B249] + 1" office:value-type="float" office:value="245" calcext:value-type="float">
            <text:p>245</text:p>
          </table:table-cell>
          <table:table-cell table:formula="of:= 13 + 13.5 *[.B250] + 2.5 * [.B250] *[.B250]" office:value-type="float" office:value="153383" calcext:value-type="float">
            <text:p>153383</text:p>
          </table:table-cell>
          <table:table-cell table:formula="of:= [.C250] / [.$B$2]" office:value-type="float" office:value="76691.5" calcext:value-type="float">
            <text:p>76691.5</text:p>
          </table:table-cell>
          <table:table-cell table:formula="of:= [.D250] / 1000" office:value-type="float" office:value="76.6915" calcext:value-type="float">
            <text:p>76.6915</text:p>
          </table:table-cell>
        </table:table-row>
        <table:table-row table:style-name="ro1">
          <table:table-cell table:formula="of:=BASE([.B251];16;2)" office:value-type="string" office:string-value="F6" calcext:value-type="string">
            <text:p>F6</text:p>
          </table:table-cell>
          <table:table-cell table:formula="of:= [.B250] + 1" office:value-type="float" office:value="246" calcext:value-type="float">
            <text:p>246</text:p>
          </table:table-cell>
          <table:table-cell table:formula="of:= 13 + 13.5 *[.B251] + 2.5 * [.B251] *[.B251]" office:value-type="float" office:value="154624" calcext:value-type="float">
            <text:p>154624</text:p>
          </table:table-cell>
          <table:table-cell table:formula="of:= [.C251] / [.$B$2]" office:value-type="float" office:value="77312" calcext:value-type="float">
            <text:p>77312</text:p>
          </table:table-cell>
          <table:table-cell table:formula="of:= [.D251] / 1000" office:value-type="float" office:value="77.312" calcext:value-type="float">
            <text:p>77.312</text:p>
          </table:table-cell>
        </table:table-row>
        <table:table-row table:style-name="ro1">
          <table:table-cell table:formula="of:=BASE([.B252];16;2)" office:value-type="string" office:string-value="F7" calcext:value-type="string">
            <text:p>F7</text:p>
          </table:table-cell>
          <table:table-cell table:formula="of:= [.B251] + 1" office:value-type="float" office:value="247" calcext:value-type="float">
            <text:p>247</text:p>
          </table:table-cell>
          <table:table-cell table:formula="of:= 13 + 13.5 *[.B252] + 2.5 * [.B252] *[.B252]" office:value-type="float" office:value="155870" calcext:value-type="float">
            <text:p>155870</text:p>
          </table:table-cell>
          <table:table-cell table:formula="of:= [.C252] / [.$B$2]" office:value-type="float" office:value="77935" calcext:value-type="float">
            <text:p>77935</text:p>
          </table:table-cell>
          <table:table-cell table:formula="of:= [.D252] / 1000" office:value-type="float" office:value="77.935" calcext:value-type="float">
            <text:p>77.935</text:p>
          </table:table-cell>
        </table:table-row>
        <table:table-row table:style-name="ro1">
          <table:table-cell table:formula="of:=BASE([.B253];16;2)" office:value-type="string" office:string-value="F8" calcext:value-type="string">
            <text:p>F8</text:p>
          </table:table-cell>
          <table:table-cell table:formula="of:= [.B252] + 1" office:value-type="float" office:value="248" calcext:value-type="float">
            <text:p>248</text:p>
          </table:table-cell>
          <table:table-cell table:formula="of:= 13 + 13.5 *[.B253] + 2.5 * [.B253] *[.B253]" office:value-type="float" office:value="157121" calcext:value-type="float">
            <text:p>157121</text:p>
          </table:table-cell>
          <table:table-cell table:formula="of:= [.C253] / [.$B$2]" office:value-type="float" office:value="78560.5" calcext:value-type="float">
            <text:p>78560.5</text:p>
          </table:table-cell>
          <table:table-cell table:formula="of:= [.D253] / 1000" office:value-type="float" office:value="78.5605" calcext:value-type="float">
            <text:p>78.5605</text:p>
          </table:table-cell>
        </table:table-row>
        <table:table-row table:style-name="ro1">
          <table:table-cell table:formula="of:=BASE([.B254];16;2)" office:value-type="string" office:string-value="F9" calcext:value-type="string">
            <text:p>F9</text:p>
          </table:table-cell>
          <table:table-cell table:formula="of:= [.B253] + 1" office:value-type="float" office:value="249" calcext:value-type="float">
            <text:p>249</text:p>
          </table:table-cell>
          <table:table-cell table:formula="of:= 13 + 13.5 *[.B254] + 2.5 * [.B254] *[.B254]" office:value-type="float" office:value="158377" calcext:value-type="float">
            <text:p>158377</text:p>
          </table:table-cell>
          <table:table-cell table:formula="of:= [.C254] / [.$B$2]" office:value-type="float" office:value="79188.5" calcext:value-type="float">
            <text:p>79188.5</text:p>
          </table:table-cell>
          <table:table-cell table:formula="of:= [.D254] / 1000" office:value-type="float" office:value="79.1885" calcext:value-type="float">
            <text:p>79.1885</text:p>
          </table:table-cell>
        </table:table-row>
        <table:table-row table:style-name="ro1">
          <table:table-cell table:formula="of:=BASE([.B255];16;2)" office:value-type="string" office:string-value="FA" calcext:value-type="string">
            <text:p>FA</text:p>
          </table:table-cell>
          <table:table-cell table:formula="of:= [.B254] + 1" office:value-type="float" office:value="250" calcext:value-type="float">
            <text:p>250</text:p>
          </table:table-cell>
          <table:table-cell table:formula="of:= 13 + 13.5 *[.B255] + 2.5 * [.B255] *[.B255]" office:value-type="float" office:value="159638" calcext:value-type="float">
            <text:p>159638</text:p>
          </table:table-cell>
          <table:table-cell table:formula="of:= [.C255] / [.$B$2]" office:value-type="float" office:value="79819" calcext:value-type="float">
            <text:p>79819</text:p>
          </table:table-cell>
          <table:table-cell table:formula="of:= [.D255] / 1000" office:value-type="float" office:value="79.819" calcext:value-type="float">
            <text:p>79.819</text:p>
          </table:table-cell>
        </table:table-row>
        <table:table-row table:style-name="ro1">
          <table:table-cell table:formula="of:=BASE([.B256];16;2)" office:value-type="string" office:string-value="FB" calcext:value-type="string">
            <text:p>FB</text:p>
          </table:table-cell>
          <table:table-cell table:formula="of:= [.B255] + 1" office:value-type="float" office:value="251" calcext:value-type="float">
            <text:p>251</text:p>
          </table:table-cell>
          <table:table-cell table:formula="of:= 13 + 13.5 *[.B256] + 2.5 * [.B256] *[.B256]" office:value-type="float" office:value="160904" calcext:value-type="float">
            <text:p>160904</text:p>
          </table:table-cell>
          <table:table-cell table:formula="of:= [.C256] / [.$B$2]" office:value-type="float" office:value="80452" calcext:value-type="float">
            <text:p>80452</text:p>
          </table:table-cell>
          <table:table-cell table:formula="of:= [.D256] / 1000" office:value-type="float" office:value="80.452" calcext:value-type="float">
            <text:p>80.452</text:p>
          </table:table-cell>
        </table:table-row>
        <table:table-row table:style-name="ro1">
          <table:table-cell table:formula="of:=BASE([.B257];16;2)" office:value-type="string" office:string-value="FC" calcext:value-type="string">
            <text:p>FC</text:p>
          </table:table-cell>
          <table:table-cell table:formula="of:= [.B256] + 1" office:value-type="float" office:value="252" calcext:value-type="float">
            <text:p>252</text:p>
          </table:table-cell>
          <table:table-cell table:formula="of:= 13 + 13.5 *[.B257] + 2.5 * [.B257] *[.B257]" office:value-type="float" office:value="162175" calcext:value-type="float">
            <text:p>162175</text:p>
          </table:table-cell>
          <table:table-cell table:formula="of:= [.C257] / [.$B$2]" office:value-type="float" office:value="81087.5" calcext:value-type="float">
            <text:p>81087.5</text:p>
          </table:table-cell>
          <table:table-cell table:formula="of:= [.D257] / 1000" office:value-type="float" office:value="81.0875" calcext:value-type="float">
            <text:p>81.0875</text:p>
          </table:table-cell>
        </table:table-row>
        <table:table-row table:style-name="ro1">
          <table:table-cell table:formula="of:=BASE([.B258];16;2)" office:value-type="string" office:string-value="FD" calcext:value-type="string">
            <text:p>FD</text:p>
          </table:table-cell>
          <table:table-cell table:formula="of:= [.B257] + 1" office:value-type="float" office:value="253" calcext:value-type="float">
            <text:p>253</text:p>
          </table:table-cell>
          <table:table-cell table:formula="of:= 13 + 13.5 *[.B258] + 2.5 * [.B258] *[.B258]" office:value-type="float" office:value="163451" calcext:value-type="float">
            <text:p>163451</text:p>
          </table:table-cell>
          <table:table-cell table:formula="of:= [.C258] / [.$B$2]" office:value-type="float" office:value="81725.5" calcext:value-type="float">
            <text:p>81725.5</text:p>
          </table:table-cell>
          <table:table-cell table:formula="of:= [.D258] / 1000" office:value-type="float" office:value="81.7255" calcext:value-type="float">
            <text:p>81.7255</text:p>
          </table:table-cell>
        </table:table-row>
        <table:table-row table:style-name="ro1">
          <table:table-cell table:formula="of:=BASE([.B259];16;2)" office:value-type="string" office:string-value="FE" calcext:value-type="string">
            <text:p>FE</text:p>
          </table:table-cell>
          <table:table-cell table:formula="of:= [.B258] + 1" office:value-type="float" office:value="254" calcext:value-type="float">
            <text:p>254</text:p>
          </table:table-cell>
          <table:table-cell table:formula="of:= 13 + 13.5 *[.B259] + 2.5 * [.B259] *[.B259]" office:value-type="float" office:value="164732" calcext:value-type="float">
            <text:p>164732</text:p>
          </table:table-cell>
          <table:table-cell table:formula="of:= [.C259] / [.$B$2]" office:value-type="float" office:value="82366" calcext:value-type="float">
            <text:p>82366</text:p>
          </table:table-cell>
          <table:table-cell table:formula="of:= [.D259] / 1000" office:value-type="float" office:value="82.366" calcext:value-type="float">
            <text:p>82.366</text:p>
          </table:table-cell>
        </table:table-row>
        <table:table-row table:style-name="ro1">
          <table:table-cell table:formula="of:=BASE([.B260];16;2)" office:value-type="string" office:string-value="FF" calcext:value-type="string">
            <text:p>FF</text:p>
          </table:table-cell>
          <table:table-cell table:formula="of:= [.B259] + 1" office:value-type="float" office:value="255" calcext:value-type="float">
            <text:p>255</text:p>
          </table:table-cell>
          <table:table-cell table:formula="of:= 13 + 13.5 *[.B260] + 2.5 * [.B260] *[.B260]" office:value-type="float" office:value="166018" calcext:value-type="float">
            <text:p>166018</text:p>
          </table:table-cell>
          <table:table-cell table:formula="of:= [.C260] / [.$B$2]" office:value-type="float" office:value="83009" calcext:value-type="float">
            <text:p>83009</text:p>
          </table:table-cell>
          <table:table-cell table:formula="of:= [.D260] / 1000" office:value-type="float" office:value="83.009" calcext:value-type="float">
            <text:p>83.00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5-08T21:33:40</meta:creation-date>
    <dc:date>2023-03-15T12:26:35.213196206</dc:date>
    <meta:editing-duration>PT37M26S</meta:editing-duration>
    <meta:editing-cycles>28</meta:editing-cycles>
    <meta:generator>LibreOffice/7.3.7.2$Linux_X86_64 LibreOffice_project/30$Build-2</meta:generator>
    <meta:document-statistic meta:table-count="3" meta:cell-count="1289" meta:object-count="0"/>
  </office:meta>
</office:document-meta>
</file>